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0.6382in"/>
    </style:style>
    <style:style style:name="co8" style:family="table-column">
      <style:table-column-properties fo:break-before="auto" style:column-width="1.2626in"/>
    </style:style>
    <style:style style:name="co9" style:family="table-column">
      <style:table-column-properties fo:break-before="auto" style:column-width="1.4244in"/>
    </style:style>
    <style:style style:name="co10" style:family="table-column">
      <style:table-column-properties fo:break-before="auto" style:column-width="0.7118in"/>
    </style:style>
    <style:style style:name="co11" style:family="table-column">
      <style:table-column-properties fo:break-before="auto" style:column-width="0.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59">
      <style:table-cell-properties style:rotation-align="none"/>
    </style:style>
    <style:style style:name="ce2" style:family="table-cell" style:parent-style-name="Default" style:data-style-name="N81"/>
    <style:style style:name="ce3" style:family="table-cell" style:parent-style-name="Default" style:data-style-name="N1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haken</text:p>
          </table:table-cell>
          <table:table-cell table:number-columns-repeated="11"/>
          <table:table-cell office:value-type="string" calcext:value-type="string">
            <text:p>spectru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rop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av.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2"/>
          <table:table-cell office:value-type="string" calcext:value-type="string">
            <text:p>lambda (nm)</text:p>
          </table:table-cell>
          <table:table-cell office:value-type="string" calcext:value-type="string">
            <text:p>A (1 drop)</text:p>
          </table:table-cell>
          <table:table-cell office:value-type="string" calcext:value-type="string">
            <text:p>A (4 drops)</text:p>
          </table:table-cell>
          <table:table-cell office:value-type="string" calcext:value-type="string">
            <text:p>A (6 drops)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69562" calcext:value-type="float">
            <text:p>0.0669562</text:p>
          </table:table-cell>
          <table:table-cell office:value-type="float" office:value="0.06844593" calcext:value-type="float">
            <text:p>0.06844593</text:p>
          </table:table-cell>
          <table:table-cell office:value-type="float" office:value="0.1310264" calcext:value-type="float">
            <text:p>0.1310264</text:p>
          </table:table-cell>
          <table:table-cell table:formula="of:=AVERAGE([.D5:.F5])" office:value-type="float" office:value="0.08880951" calcext:value-type="float">
            <text:p>0.08880951</text:p>
          </table:table-cell>
          <table:table-cell table:formula="of:=STDEV([.D5:.F5])" office:value-type="float" office:value="0.036568486088739" calcext:value-type="float">
            <text:p>0.036568486088739</text:p>
          </table:table-cell>
          <table:table-cell table:number-columns-repeated="2"/>
          <table:table-cell office:value-type="float" office:value="0.0226442" calcext:value-type="float">
            <text:p>0.0226442</text:p>
          </table:table-cell>
          <table:table-cell office:value-type="float" office:value="0.02330887" calcext:value-type="float">
            <text:p>0.02330887</text:p>
          </table:table-cell>
          <table:table-cell office:value-type="float" office:value="0.02208364" calcext:value-type="float">
            <text:p>0.02208364</text:p>
          </table:table-cell>
          <table:table-cell table:formula="of:=AVERAGE([.K5:.M5])" office:value-type="float" office:value="0.0226789033333333" calcext:value-type="float">
            <text:p>0.0226789033333333</text:p>
          </table:table-cell>
          <table:table-cell table:formula="of:=STDEV([.K5:.M5])" office:value-type="float" office:value="0.000613351758156225" calcext:value-type="float">
            <text:p>0.000613351758156225</text:p>
          </table:table-cell>
          <table:table-cell table:number-columns-repeated="2"/>
          <table:table-cell office:value-type="float" office:value="365.036" calcext:value-type="float">
            <text:p>365.0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618398" calcext:value-type="float">
            <text:p>0.0618398</text:p>
          </table:table-cell>
          <table:table-cell office:value-type="float" office:value="0.07463782" calcext:value-type="float">
            <text:p>0.07463782</text:p>
          </table:table-cell>
          <table:table-cell office:value-type="float" office:value="0.0841434" calcext:value-type="float">
            <text:p>0.0841434</text:p>
          </table:table-cell>
          <table:table-cell table:formula="of:=AVERAGE([.D6:.F6])" office:value-type="float" office:value="0.07354034" calcext:value-type="float">
            <text:p>0.07354034</text:p>
          </table:table-cell>
          <table:table-cell table:formula="of:=STDEV([.D6:.F6])" office:value-type="float" office:value="0.0111922290006415" calcext:value-type="float">
            <text:p>0.0111922290006415</text:p>
          </table:table-cell>
          <table:table-cell table:number-columns-repeated="2"/>
          <table:table-cell office:value-type="float" office:value="0.01751097" calcext:value-type="float">
            <text:p>0.01751097</text:p>
          </table:table-cell>
          <table:table-cell table:style-name="ce3" office:value-type="float" office:value="0.018318934" calcext:value-type="float">
            <text:p>0.01831893400000</text:p>
          </table:table-cell>
          <table:table-cell office:value-type="float" office:value="0.01541494" calcext:value-type="float">
            <text:p>0.01541494</text:p>
          </table:table-cell>
          <table:table-cell table:formula="of:=AVERAGE([.K6:.M6])" office:value-type="float" office:value="0.0170816146666667" calcext:value-type="float">
            <text:p>0.0170816146666667</text:p>
          </table:table-cell>
          <table:table-cell table:formula="of:=STDEV([.K6:.M6])" office:value-type="float" office:value="0.00149885115662141" calcext:value-type="float">
            <text:p>0.00149885115662141</text:p>
          </table:table-cell>
          <table:table-cell table:number-columns-repeated="2"/>
          <table:table-cell office:value-type="float" office:value="365.207" calcext:value-type="float">
            <text:p>365.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493781" calcext:value-type="float">
            <text:p>0.0493781</text:p>
          </table:table-cell>
          <table:table-cell office:value-type="float" office:value="0.05841504" calcext:value-type="float">
            <text:p>0.05841504</text:p>
          </table:table-cell>
          <table:table-cell office:value-type="float" office:value="0.0689078" calcext:value-type="float">
            <text:p>0.0689078</text:p>
          </table:table-cell>
          <table:table-cell table:formula="of:=AVERAGE([.D7:.F7])" office:value-type="float" office:value="0.0589003133333333" calcext:value-type="float">
            <text:p>0.0589003133333333</text:p>
          </table:table-cell>
          <table:table-cell table:formula="of:=STDEV([.D7:.F7])" office:value-type="float" office:value="0.00977388935780088" calcext:value-type="float">
            <text:p>0.00977388935780088</text:p>
          </table:table-cell>
          <table:table-cell table:number-columns-repeated="2"/>
          <table:table-cell office:value-type="float" office:value="0.02165612" calcext:value-type="float">
            <text:p>0.02165612</text:p>
          </table:table-cell>
          <table:table-cell table:style-name="ce3" office:value-type="float" office:value="0.019166723" calcext:value-type="float">
            <text:p>0.01916672300000</text:p>
          </table:table-cell>
          <table:table-cell office:value-type="float" office:value="0.01871082" calcext:value-type="float">
            <text:p>0.01871082</text:p>
          </table:table-cell>
          <table:table-cell table:formula="of:=AVERAGE([.K7:.M7])" office:value-type="float" office:value="0.0198445543333333" calcext:value-type="float">
            <text:p>0.0198445543333333</text:p>
          </table:table-cell>
          <table:table-cell table:formula="of:=STDEV([.K7:.M7])" office:value-type="float" office:value="0.0015853357719538" calcext:value-type="float">
            <text:p>0.0015853357719538</text:p>
          </table:table-cell>
          <table:table-cell table:number-columns-repeated="2"/>
          <table:table-cell table:style-name="ce3" office:value-type="float" office:value="365.378" calcext:value-type="float">
            <text:p>365.37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285432" calcext:value-type="float">
            <text:p>0.0285432</text:p>
          </table:table-cell>
          <table:table-cell office:value-type="float" office:value="0.03672818" calcext:value-type="float">
            <text:p>0.03672818</text:p>
          </table:table-cell>
          <table:table-cell office:value-type="float" office:value="0.0352349" calcext:value-type="float">
            <text:p>0.0352349</text:p>
          </table:table-cell>
          <table:table-cell table:formula="of:=AVERAGE([.D8:.F8])" office:value-type="float" office:value="0.0335020933333333" calcext:value-type="float">
            <text:p>0.0335020933333333</text:p>
          </table:table-cell>
          <table:table-cell table:formula="of:=STDEV([.D8:.F8])" office:value-type="float" office:value="0.00435894925505371" calcext:value-type="float">
            <text:p>0.00435894925505371</text:p>
          </table:table-cell>
          <table:table-cell table:number-columns-repeated="2"/>
          <table:table-cell office:value-type="float" office:value="0.01572465" calcext:value-type="float">
            <text:p>0.01572465</text:p>
          </table:table-cell>
          <table:table-cell table:style-name="ce3" office:value-type="float" office:value="0.011995409" calcext:value-type="float">
            <text:p>0.01199540900000</text:p>
          </table:table-cell>
          <table:table-cell office:value-type="float" office:value="0.01108382" calcext:value-type="float">
            <text:p>0.01108382</text:p>
          </table:table-cell>
          <table:table-cell table:formula="of:=AVERAGE([.K8:.M8])" office:value-type="float" office:value="0.0129346263333333" calcext:value-type="float">
            <text:p>0.0129346263333333</text:p>
          </table:table-cell>
          <table:table-cell table:formula="of:=STDEV([.K8:.M8])" office:value-type="float" office:value="0.00245884580070616" calcext:value-type="float">
            <text:p>0.00245884580070616</text:p>
          </table:table-cell>
          <table:table-cell table:number-columns-repeated="2"/>
          <table:table-cell table:style-name="ce3" office:value-type="float" office:value="365.549" calcext:value-type="float">
            <text:p>365.54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171725" calcext:value-type="float">
            <text:p>0.0171725</text:p>
          </table:table-cell>
          <table:table-cell table:style-name="ce1" office:value-type="float" office:value="0.01231759" calcext:value-type="float">
            <text:p>0.012318</text:p>
          </table:table-cell>
          <table:table-cell office:value-type="float" office:value="0.0166524" calcext:value-type="float">
            <text:p>0.0166524</text:p>
          </table:table-cell>
          <table:table-cell table:formula="of:=AVERAGE([.D9:.F9])" office:value-type="float" office:value="0.01538083" calcext:value-type="float">
            <text:p>0.01538083</text:p>
          </table:table-cell>
          <table:table-cell table:formula="of:=STDEV([.D9:.F9])" office:value-type="float" office:value="0.00266555913003257" calcext:value-type="float">
            <text:p>0.00266555913003257</text:p>
          </table:table-cell>
          <table:table-cell table:number-columns-repeated="2"/>
          <table:table-cell office:value-type="float" office:value="0.01134682" calcext:value-type="float">
            <text:p>0.01134682</text:p>
          </table:table-cell>
          <table:table-cell table:style-name="ce3" office:value-type="float" office:value="0.010750753" calcext:value-type="float">
            <text:p>0.01075075300000</text:p>
          </table:table-cell>
          <table:table-cell office:value-type="float" office:value="0.01077585" calcext:value-type="float">
            <text:p>0.01077585</text:p>
          </table:table-cell>
          <table:table-cell table:formula="of:=AVERAGE([.K9:.M9])" office:value-type="float" office:value="0.0109578076666667" calcext:value-type="float">
            <text:p>0.0109578076666667</text:p>
          </table:table-cell>
          <table:table-cell table:formula="of:=STDEV([.K9:.M9])" office:value-type="float" office:value="0.000337128182545354" calcext:value-type="float">
            <text:p>0.000337128182545354</text:p>
          </table:table-cell>
          <table:table-cell table:number-columns-repeated="2"/>
          <table:table-cell table:style-name="ce3" office:value-type="float" office:value="365.721" calcext:value-type="float">
            <text:p>365.72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331341" calcext:value-type="float">
            <text:p>0.0331341</text:p>
          </table:table-cell>
          <table:table-cell office:value-type="float" office:value="0.01203396" calcext:value-type="float">
            <text:p>0.01203396</text:p>
          </table:table-cell>
          <table:table-cell office:value-type="float" office:value="0.0280429" calcext:value-type="float">
            <text:p>0.0280429</text:p>
          </table:table-cell>
          <table:table-cell table:formula="of:=AVERAGE([.D10:.F10])" office:value-type="float" office:value="0.0244036533333333" calcext:value-type="float">
            <text:p>0.0244036533333333</text:p>
          </table:table-cell>
          <table:table-cell table:formula="of:=STDEV([.D10:.F10])" office:value-type="float" office:value="0.0110107703740716" calcext:value-type="float">
            <text:p>0.0110107703740716</text:p>
          </table:table-cell>
          <table:table-cell table:number-columns-repeated="2"/>
          <table:table-cell office:value-type="float" office:value="0.01236871" calcext:value-type="float">
            <text:p>0.01236871</text:p>
          </table:table-cell>
          <table:table-cell table:style-name="ce3" office:value-type="float" office:value="0.009905592" calcext:value-type="float">
            <text:p>0.00990559200000</text:p>
          </table:table-cell>
          <table:table-cell office:value-type="float" office:value="0.01025217" calcext:value-type="float">
            <text:p>0.01025217</text:p>
          </table:table-cell>
          <table:table-cell table:formula="of:=AVERAGE([.K10:.M10])" office:value-type="float" office:value="0.0108421573333333" calcext:value-type="float">
            <text:p>0.0108421573333333</text:p>
          </table:table-cell>
          <table:table-cell table:formula="of:=STDEV([.K10:.M10])" office:value-type="float" office:value="0.00133334217686284" calcext:value-type="float">
            <text:p>0.00133334217686284</text:p>
          </table:table-cell>
          <table:table-cell table:number-columns-repeated="2"/>
          <table:table-cell table:style-name="ce3" office:value-type="float" office:value="365.892" calcext:value-type="float">
            <text:p>365.89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75831" calcext:value-type="float">
            <text:p>0.0175831</text:p>
          </table:table-cell>
          <table:table-cell office:value-type="float" office:value="0.00300483" calcext:value-type="float">
            <text:p>0.00300483</text:p>
          </table:table-cell>
          <table:table-cell office:value-type="float" office:value="0.0081318" calcext:value-type="float">
            <text:p>0.0081318</text:p>
          </table:table-cell>
          <table:table-cell table:formula="of:=AVERAGE([.D11:.F11])" office:value-type="float" office:value="0.00957324333333333" calcext:value-type="float">
            <text:p>0.00957324333333333</text:p>
          </table:table-cell>
          <table:table-cell table:formula="of:=STDEV([.D11:.F11])" office:value-type="float" office:value="0.00739525579075081" calcext:value-type="float">
            <text:p>0.00739525579075081</text:p>
          </table:table-cell>
          <table:table-cell table:number-columns-repeated="2"/>
          <table:table-cell office:value-type="float" office:value="0.00635264" calcext:value-type="float">
            <text:p>0.00635264</text:p>
          </table:table-cell>
          <table:table-cell table:style-name="ce3" office:value-type="float" office:value="0.00551642" calcext:value-type="float">
            <text:p>0.00551642000000</text:p>
          </table:table-cell>
          <table:table-cell office:value-type="float" office:value="0.00722233" calcext:value-type="float">
            <text:p>0.00722233</text:p>
          </table:table-cell>
          <table:table-cell table:formula="of:=AVERAGE([.K11:.M11])" office:value-type="float" office:value="0.00636379666666667" calcext:value-type="float">
            <text:p>0.00636379666666667</text:p>
          </table:table-cell>
          <table:table-cell table:formula="of:=STDEV([.K11:.M11])" office:value-type="float" office:value="0.000853009721769531" calcext:value-type="float">
            <text:p>0.000853009721769531</text:p>
          </table:table-cell>
          <table:table-cell table:number-columns-repeated="2"/>
          <table:table-cell table:style-name="ce3" office:value-type="float" office:value="366.063" calcext:value-type="float">
            <text:p>366.06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99309" calcext:value-type="float">
            <text:p>0.0099309</text:p>
          </table:table-cell>
          <table:table-cell office:value-type="float" office:value="0.00449936" calcext:value-type="float">
            <text:p>0.00449936</text:p>
          </table:table-cell>
          <table:table-cell office:value-type="float" office:value="0.0087565" calcext:value-type="float">
            <text:p>0.0087565</text:p>
          </table:table-cell>
          <table:table-cell table:formula="of:=AVERAGE([.D12:.F12])" office:value-type="float" office:value="0.00772892" calcext:value-type="float">
            <text:p>0.00772892</text:p>
          </table:table-cell>
          <table:table-cell table:formula="of:=STDEV([.D12:.F12])" office:value-type="float" office:value="0.00285785709670725" calcext:value-type="float">
            <text:p>0.00285785709670725</text:p>
          </table:table-cell>
          <table:table-cell table:number-columns-repeated="2"/>
          <table:table-cell office:value-type="float" office:value="0.00658667" calcext:value-type="float">
            <text:p>0.00658667</text:p>
          </table:table-cell>
          <table:table-cell table:style-name="ce3" office:value-type="float" office:value="0.00560517" calcext:value-type="float">
            <text:p>0.00560517000000</text:p>
          </table:table-cell>
          <table:table-cell office:value-type="float" office:value="0.00594117" calcext:value-type="float">
            <text:p>0.00594117</text:p>
          </table:table-cell>
          <table:table-cell table:formula="of:=AVERAGE([.K12:.M12])" office:value-type="float" office:value="0.00604433666666667" calcext:value-type="float">
            <text:p>0.00604433666666667</text:p>
          </table:table-cell>
          <table:table-cell table:formula="of:=STDEV([.K12:.M12])" office:value-type="float" office:value="0.000498816683094435" calcext:value-type="float">
            <text:p>0.000498816683094435</text:p>
          </table:table-cell>
          <table:table-cell table:number-columns-repeated="2"/>
          <table:table-cell table:style-name="ce3" office:value-type="float" office:value="366.234" calcext:value-type="float">
            <text:p>366.234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21058" calcext:value-type="float">
            <text:p>0.0021058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481" calcext:value-type="float">
            <text:p>0.000481</text:p>
          </table:table-cell>
          <table:table-cell table:formula="of:=AVERAGE([.D13:.F13])" office:value-type="float" office:value="0.000964186666666667" calcext:value-type="float">
            <text:p>0.000964186666666667</text:p>
          </table:table-cell>
          <table:table-cell table:formula="of:=STDEV([.D13:.F13])" office:value-type="float" office:value="0.000992541191353454" calcext:value-type="float">
            <text:p>0.000992541191353454</text:p>
          </table:table-cell>
          <table:table-cell table:number-columns-repeated="2"/>
          <table:table-cell office:value-type="float" office:value="0.00248228" calcext:value-type="float">
            <text:p>0.00248228</text:p>
          </table:table-cell>
          <table:table-cell table:style-name="ce3" office:value-type="float" office:value="0.000631058" calcext:value-type="float">
            <text:p>0.00063105800000</text:p>
          </table:table-cell>
          <table:table-cell office:value-type="float" office:value="0.00130139" calcext:value-type="float">
            <text:p>0.00130139</text:p>
          </table:table-cell>
          <table:table-cell table:formula="of:=AVERAGE([.K13:.M13])" office:value-type="float" office:value="0.001471576" calcext:value-type="float">
            <text:p>0.001471576</text:p>
          </table:table-cell>
          <table:table-cell table:formula="of:=STDEV([.K13:.M13])" office:value-type="float" office:value="0.000937271667803951" calcext:value-type="float">
            <text:p>0.000937271667803951</text:p>
          </table:table-cell>
          <table:table-cell table:number-columns-repeated="2"/>
          <table:table-cell table:style-name="ce3" office:value-type="float" office:value="366.406" calcext:value-type="float">
            <text:p>366.406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577" calcext:value-type="float">
            <text:p>366.577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748" calcext:value-type="float">
            <text:p>366.74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5"/>
          <table:table-cell table:style-name="ce3" office:value-type="float" office:value="366.919" calcext:value-type="float">
            <text:p>366.91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091" calcext:value-type="float">
            <text:p>367.09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262" calcext:value-type="float">
            <text:p>367.26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433" calcext:value-type="float">
            <text:p>367.43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7.604" calcext:value-type="float">
            <text:p>367.6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7.776" calcext:value-type="float">
            <text:p>367.7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number-columns-repeated="11"/>
          <table:table-cell office:value-type="float" office:value="367.947" calcext:value-type="float">
            <text:p>367.9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drops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8"/>
          <table:table-cell office:value-type="float" office:value="368.118" calcext:value-type="float">
            <text:p>368.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0226789033333333" calcext:value-type="float">
            <text:p>0.0226789033333333</text:p>
          </table:table-cell>
          <table:table-cell office:value-type="float" office:value="0.000613351758156225" calcext:value-type="float">
            <text:p>0.000613351758156225</text:p>
          </table:table-cell>
          <table:table-cell table:number-columns-repeated="8"/>
          <table:table-cell office:value-type="float" office:value="368.289" calcext:value-type="float">
            <text:p>368.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170816146666667" calcext:value-type="float">
            <text:p>0.0170816146666667</text:p>
          </table:table-cell>
          <table:table-cell office:value-type="float" office:value="0.00149885115662141" calcext:value-type="float">
            <text:p>0.00149885115662141</text:p>
          </table:table-cell>
          <table:table-cell table:number-columns-repeated="8"/>
          <table:table-cell office:value-type="float" office:value="368.461" calcext:value-type="float">
            <text:p>368.4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198445543333333" calcext:value-type="float">
            <text:p>0.0198445543333333</text:p>
          </table:table-cell>
          <table:table-cell office:value-type="float" office:value="0.0015853357719538" calcext:value-type="float">
            <text:p>0.0015853357719538</text:p>
          </table:table-cell>
          <table:table-cell table:number-columns-repeated="8"/>
          <table:table-cell office:value-type="float" office:value="368.632" calcext:value-type="float">
            <text:p>368.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29346263333333" calcext:value-type="float">
            <text:p>0.0129346263333333</text:p>
          </table:table-cell>
          <table:table-cell office:value-type="float" office:value="0.00245884580070616" calcext:value-type="float">
            <text:p>0.00245884580070616</text:p>
          </table:table-cell>
          <table:table-cell table:number-columns-repeated="8"/>
          <table:table-cell office:value-type="float" office:value="368.803" calcext:value-type="float">
            <text:p>368.80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109578076666667" calcext:value-type="float">
            <text:p>0.0109578076666667</text:p>
          </table:table-cell>
          <table:table-cell office:value-type="float" office:value="0.000337128182545354" calcext:value-type="float">
            <text:p>0.000337128182545354</text:p>
          </table:table-cell>
          <table:table-cell table:number-columns-repeated="8"/>
          <table:table-cell office:value-type="float" office:value="368.974" calcext:value-type="float">
            <text:p>368.974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08421573333333" calcext:value-type="float">
            <text:p>0.0108421573333333</text:p>
          </table:table-cell>
          <table:table-cell office:value-type="float" office:value="0.00133334217686284" calcext:value-type="float">
            <text:p>0.00133334217686284</text:p>
          </table:table-cell>
          <table:table-cell table:number-columns-repeated="8"/>
          <table:table-cell office:value-type="float" office:value="369.146" calcext:value-type="float">
            <text:p>369.14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636379666666667" calcext:value-type="float">
            <text:p>0.00636379666666667</text:p>
          </table:table-cell>
          <table:table-cell office:value-type="float" office:value="0.000853009721769531" calcext:value-type="float">
            <text:p>0.000853009721769531</text:p>
          </table:table-cell>
          <table:table-cell table:number-columns-repeated="8"/>
          <table:table-cell office:value-type="float" office:value="369.317" calcext:value-type="float">
            <text:p>369.31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604433666666667" calcext:value-type="float">
            <text:p>0.00604433666666667</text:p>
          </table:table-cell>
          <table:table-cell office:value-type="float" office:value="0.000498816683094435" calcext:value-type="float">
            <text:p>0.000498816683094435</text:p>
          </table:table-cell>
          <table:table-cell table:number-columns-repeated="8"/>
          <table:table-cell office:value-type="float" office:value="369.488" calcext:value-type="float">
            <text:p>369.488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1471576" calcext:value-type="float">
            <text:p>0.001471576</text:p>
          </table:table-cell>
          <table:table-cell office:value-type="float" office:value="0.000937271667803951" calcext:value-type="float">
            <text:p>0.000937271667803951</text:p>
          </table:table-cell>
          <table:table-cell table:number-columns-repeated="8"/>
          <table:table-cell office:value-type="float" office:value="369.659" calcext:value-type="float">
            <text:p>369.659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9.831" calcext:value-type="float">
            <text:p>369.831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002" calcext:value-type="float">
            <text:p>370.002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173" calcext:value-type="float">
            <text:p>370.17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345" calcext:value-type="float">
            <text:p>370.345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516" calcext:value-type="float">
            <text:p>370.51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687" calcext:value-type="float">
            <text:p>370.68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858" calcext:value-type="float">
            <text:p>370.858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03" calcext:value-type="float">
            <text:p>371.03</text:p>
          </table:table-cell>
          <table:table-cell office:value-type="float" office:value="1.011" calcext:value-type="float">
            <text:p>1.01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201" calcext:value-type="float">
            <text:p>371.201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372" calcext:value-type="float">
            <text:p>371.372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543" calcext:value-type="float">
            <text:p>371.543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715" calcext:value-type="float">
            <text:p>371.71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886" calcext:value-type="float">
            <text:p>371.886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057" calcext:value-type="float">
            <text:p>372.057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229" calcext:value-type="float">
            <text:p>372.229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4" calcext:value-type="float">
            <text:p>372.4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571" calcext:value-type="float">
            <text:p>372.571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742" calcext:value-type="float">
            <text:p>372.742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914" calcext:value-type="float">
            <text:p>372.914</text:p>
          </table:table-cell>
          <table:table-cell office:value-type="float" office:value="0.275" calcext:value-type="float">
            <text:p>0.275</text:p>
          </table:table-cell>
          <table:table-cell office:value-type="float" office:value="1.778" calcext:value-type="float">
            <text:p>1.7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085" calcext:value-type="float">
            <text:p>373.085</text:p>
          </table:table-cell>
          <table:table-cell office:value-type="float" office:value="0.268" calcext:value-type="float">
            <text:p>0.268</text:p>
          </table:table-cell>
          <table:table-cell office:value-type="float" office:value="1.675" calcext:value-type="float">
            <text:p>1.67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256" calcext:value-type="float">
            <text:p>373.256</text:p>
          </table:table-cell>
          <table:table-cell office:value-type="float" office:value="0.256" calcext:value-type="float">
            <text:p>0.256</text:p>
          </table:table-cell>
          <table:table-cell office:value-type="float" office:value="1.519" calcext:value-type="float">
            <text:p>1.51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428" calcext:value-type="float">
            <text:p>373.428</text:p>
          </table:table-cell>
          <table:table-cell office:value-type="float" office:value="0.246" calcext:value-type="float">
            <text:p>0.246</text:p>
          </table:table-cell>
          <table:table-cell office:value-type="float" office:value="1.192" calcext:value-type="float">
            <text:p>1.19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599" calcext:value-type="float">
            <text:p>373.599</text:p>
          </table:table-cell>
          <table:table-cell office:value-type="float" office:value="0.219" calcext:value-type="float">
            <text:p>0.219</text:p>
          </table:table-cell>
          <table:table-cell office:value-type="float" office:value="1.005" calcext:value-type="float">
            <text:p>1.00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77" calcext:value-type="float">
            <text:p>373.77</text:p>
          </table:table-cell>
          <table:table-cell office:value-type="float" office:value="0.216" calcext:value-type="float">
            <text:p>0.216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941" calcext:value-type="float">
            <text:p>373.941</text:p>
          </table:table-cell>
          <table:table-cell office:value-type="float" office:value="0.198" calcext:value-type="float">
            <text:p>0.198</text:p>
          </table:table-cell>
          <table:table-cell office:value-type="float" office:value="0.878" calcext:value-type="float">
            <text:p>0.8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113" calcext:value-type="float">
            <text:p>374.1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813" calcext:value-type="float">
            <text:p>0.81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284" calcext:value-type="float">
            <text:p>374.2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773" calcext:value-type="float">
            <text:p>0.77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455" calcext:value-type="float">
            <text:p>374.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718" calcext:value-type="float">
            <text:p>0.71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627" calcext:value-type="float">
            <text:p>374.627</text:p>
          </table:table-cell>
          <table:table-cell office:value-type="float" office:value="0.179" calcext:value-type="float">
            <text:p>0.179</text:p>
          </table:table-cell>
          <table:table-cell office:value-type="float" office:value="0.686" calcext:value-type="float">
            <text:p>0.68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798" calcext:value-type="float">
            <text:p>374.798</text:p>
          </table:table-cell>
          <table:table-cell office:value-type="float" office:value="0.173" calcext:value-type="float">
            <text:p>0.173</text:p>
          </table:table-cell>
          <table:table-cell office:value-type="float" office:value="0.652" calcext:value-type="float">
            <text:p>0.65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969" calcext:value-type="float">
            <text:p>374.9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628" calcext:value-type="float">
            <text:p>0.62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141" calcext:value-type="float">
            <text:p>375.141</text:p>
          </table:table-cell>
          <table:table-cell office:value-type="float" office:value="0.161" calcext:value-type="float">
            <text:p>0.161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312" calcext:value-type="float">
            <text:p>375.312</text:p>
          </table:table-cell>
          <table:table-cell office:value-type="float" office:value="0.162" calcext:value-type="float">
            <text:p>0.162</text:p>
          </table:table-cell>
          <table:table-cell office:value-type="float" office:value="0.581" calcext:value-type="float">
            <text:p>0.58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483" calcext:value-type="float">
            <text:p>375.483</text:p>
          </table:table-cell>
          <table:table-cell office:value-type="float" office:value="0.161" calcext:value-type="float">
            <text:p>0.161</text:p>
          </table:table-cell>
          <table:table-cell office:value-type="float" office:value="0.561" calcext:value-type="float">
            <text:p>0.56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654" calcext:value-type="float">
            <text:p>375.6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43" calcext:value-type="float">
            <text:p>0.54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826" calcext:value-type="float">
            <text:p>375.826</text:p>
          </table:table-cell>
          <table:table-cell office:value-type="float" office:value="0.154" calcext:value-type="float">
            <text:p>0.154</text:p>
          </table:table-cell>
          <table:table-cell office:value-type="float" office:value="0.53" calcext:value-type="float">
            <text:p>0.5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997" calcext:value-type="float">
            <text:p>375.997</text:p>
          </table:table-cell>
          <table:table-cell office:value-type="float" office:value="0.154" calcext:value-type="float">
            <text:p>0.154</text:p>
          </table:table-cell>
          <table:table-cell office:value-type="float" office:value="0.517" calcext:value-type="float">
            <text:p>0.517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168" calcext:value-type="float">
            <text:p>376.168</text:p>
          </table:table-cell>
          <table:table-cell office:value-type="float" office:value="0.154" calcext:value-type="float">
            <text:p>0.154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34" calcext:value-type="float">
            <text:p>376.34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511" calcext:value-type="float">
            <text:p>376.5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3" calcext:value-type="float">
            <text:p>0.49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682" calcext:value-type="float">
            <text:p>376.6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489" calcext:value-type="float">
            <text:p>0.48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854" calcext:value-type="float">
            <text:p>376.8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79" calcext:value-type="float">
            <text:p>0.47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025" calcext:value-type="float">
            <text:p>377.0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6" calcext:value-type="float">
            <text:p>0.47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196" calcext:value-type="float">
            <text:p>377.196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7" calcext:value-type="float">
            <text:p>0.477</text:p>
          </table:table-cell>
          <table:table-cell office:value-type="float" office:value="2.414" calcext:value-type="float">
            <text:p>2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368" calcext:value-type="float">
            <text:p>377.3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468" calcext:value-type="float">
            <text:p>0.468</text:p>
          </table:table-cell>
          <table:table-cell office:value-type="float" office:value="1.855" calcext:value-type="float">
            <text:p>1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539" calcext:value-type="float">
            <text:p>377.5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67" calcext:value-type="float">
            <text:p>0.467</text:p>
          </table:table-cell>
          <table:table-cell office:value-type="float" office:value="1.6" calcext:value-type="float">
            <text:p>1.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71" calcext:value-type="float">
            <text:p>377.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4" calcext:value-type="float">
            <text:p>0.464</text:p>
          </table:table-cell>
          <table:table-cell office:value-type="float" office:value="1.502" calcext:value-type="float">
            <text:p>1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881" calcext:value-type="float">
            <text:p>377.881</text:p>
          </table:table-cell>
          <table:table-cell office:value-type="float" office:value="0.154" calcext:value-type="float">
            <text:p>0.154</text:p>
          </table:table-cell>
          <table:table-cell office:value-type="float" office:value="0.461" calcext:value-type="float">
            <text:p>0.461</text:p>
          </table:table-cell>
          <table:table-cell office:value-type="float" office:value="1.353" calcext:value-type="float">
            <text:p>1.3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053" calcext:value-type="float">
            <text:p>378.0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4" calcext:value-type="float">
            <text:p>0.454</text:p>
          </table:table-cell>
          <table:table-cell office:value-type="float" office:value="1.242" calcext:value-type="float">
            <text:p>1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224" calcext:value-type="float">
            <text:p>378.2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" calcext:value-type="float">
            <text:p>0.45</text:p>
          </table:table-cell>
          <table:table-cell office:value-type="float" office:value="1.187" calcext:value-type="float">
            <text:p>1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395" calcext:value-type="float">
            <text:p>378.3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1.11" calcext:value-type="float">
            <text:p>1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567" calcext:value-type="float">
            <text:p>378.5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" calcext:value-type="float">
            <text:p>1.0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738" calcext:value-type="float">
            <text:p>378.7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909" calcext:value-type="float">
            <text:p>378.90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68" calcext:value-type="float">
            <text:p>0.9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081" calcext:value-type="float">
            <text:p>379.08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252" calcext:value-type="float">
            <text:p>379.2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1" calcext:value-type="float">
            <text:p>0.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423" calcext:value-type="float">
            <text:p>379.4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888" calcext:value-type="float">
            <text:p>0.8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595" calcext:value-type="float">
            <text:p>379.5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3" calcext:value-type="float">
            <text:p>0.413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766" calcext:value-type="float">
            <text:p>379.766</text:p>
          </table:table-cell>
          <table:table-cell office:value-type="float" office:value="0.139" calcext:value-type="float">
            <text:p>0.139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937" calcext:value-type="float">
            <text:p>379.9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5" calcext:value-type="float">
            <text:p>0.405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109" calcext:value-type="float">
            <text:p>380.10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825" calcext:value-type="float">
            <text:p>0.8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28" calcext:value-type="float">
            <text:p>380.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9" calcext:value-type="float">
            <text:p>0.399</text:p>
          </table:table-cell>
          <table:table-cell office:value-type="float" office:value="0.815" calcext:value-type="float">
            <text:p>0.8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451" calcext:value-type="float">
            <text:p>380.4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809" calcext:value-type="float">
            <text:p>0.8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623" calcext:value-type="float">
            <text:p>380.623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794" calcext:value-type="float">
            <text:p>380.79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965" calcext:value-type="float">
            <text:p>380.9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137" calcext:value-type="float">
            <text:p>381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308" calcext:value-type="float">
            <text:p>381.3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63" calcext:value-type="float">
            <text:p>0.7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479" calcext:value-type="float">
            <text:p>381.479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651" calcext:value-type="float">
            <text:p>381.6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1" calcext:value-type="float">
            <text:p>0.7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822" calcext:value-type="float">
            <text:p>381.82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993" calcext:value-type="float">
            <text:p>381.993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165" calcext:value-type="float">
            <text:p>382.1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" calcext:value-type="float">
            <text:p>0.3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336" calcext:value-type="float">
            <text:p>382.3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8" calcext:value-type="float">
            <text:p>0.388</text:p>
          </table:table-cell>
          <table:table-cell office:value-type="float" office:value="0.725" calcext:value-type="float">
            <text:p>0.7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507" calcext:value-type="float">
            <text:p>382.5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7" calcext:value-type="float">
            <text:p>0.387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679" calcext:value-type="float">
            <text:p>382.6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6" calcext:value-type="float">
            <text:p>0.386</text:p>
          </table:table-cell>
          <table:table-cell office:value-type="float" office:value="0.712" calcext:value-type="float">
            <text:p>0.7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85" calcext:value-type="float">
            <text:p>382.8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021" calcext:value-type="float">
            <text:p>383.021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193" calcext:value-type="float">
            <text:p>383.193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364" calcext:value-type="float">
            <text:p>383.364</text:p>
          </table:table-cell>
          <table:table-cell office:value-type="float" office:value="0.14" calcext:value-type="float">
            <text:p>0.14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535" calcext:value-type="float">
            <text:p>383.5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3" calcext:value-type="float">
            <text:p>0.6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707" calcext:value-type="float">
            <text:p>383.7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878" calcext:value-type="float">
            <text:p>383.87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049" calcext:value-type="float">
            <text:p>384.04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221" calcext:value-type="float">
            <text:p>384.2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392" calcext:value-type="float">
            <text:p>384.39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564" calcext:value-type="float">
            <text:p>384.56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6" calcext:value-type="float">
            <text:p>0.6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735" calcext:value-type="float">
            <text:p>384.73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906" calcext:value-type="float">
            <text:p>384.9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078" calcext:value-type="float">
            <text:p>385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8" calcext:value-type="float">
            <text:p>0.378</text:p>
          </table:table-cell>
          <table:table-cell office:value-type="float" office:value="0.669" calcext:value-type="float">
            <text:p>0.6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249" calcext:value-type="float">
            <text:p>385.24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667" calcext:value-type="float">
            <text:p>0.6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42" calcext:value-type="float">
            <text:p>385.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6" calcext:value-type="float">
            <text:p>0.37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592" calcext:value-type="float">
            <text:p>385.5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763" calcext:value-type="float">
            <text:p>385.76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934" calcext:value-type="float">
            <text:p>385.9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3" calcext:value-type="float">
            <text:p>0.373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106" calcext:value-type="float">
            <text:p>386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277" calcext:value-type="float">
            <text:p>386.2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9" calcext:value-type="float">
            <text:p>0.369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448" calcext:value-type="float">
            <text:p>386.4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62" calcext:value-type="float">
            <text:p>386.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7" calcext:value-type="float">
            <text:p>0.367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791" calcext:value-type="float">
            <text:p>386.7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963" calcext:value-type="float">
            <text:p>386.96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134" calcext:value-type="float">
            <text:p>387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305" calcext:value-type="float">
            <text:p>387.3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477" calcext:value-type="float">
            <text:p>387.4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648" calcext:value-type="float">
            <text:p>387.6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819" calcext:value-type="float">
            <text:p>387.8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991" calcext:value-type="float">
            <text:p>387.9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162" calcext:value-type="float">
            <text:p>388.162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334" calcext:value-type="float">
            <text:p>388.3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505" calcext:value-type="float">
            <text:p>388.5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676" calcext:value-type="float">
            <text:p>388.6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848" calcext:value-type="float">
            <text:p>388.8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019" calcext:value-type="float">
            <text:p>389.0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19" calcext:value-type="float">
            <text:p>389.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362" calcext:value-type="float">
            <text:p>389.3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533" calcext:value-type="float">
            <text:p>389.5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705" calcext:value-type="float">
            <text:p>389.705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876" calcext:value-type="float">
            <text:p>389.876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047" calcext:value-type="float">
            <text:p>390.0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219" calcext:value-type="float">
            <text:p>390.2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39" calcext:value-type="float">
            <text:p>390.3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562" calcext:value-type="float">
            <text:p>390.5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733" calcext:value-type="float">
            <text:p>390.7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904" calcext:value-type="float">
            <text:p>390.9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076" calcext:value-type="float">
            <text:p>391.0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247" calcext:value-type="float">
            <text:p>391.24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419" calcext:value-type="float">
            <text:p>391.4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59" calcext:value-type="float">
            <text:p>391.5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761" calcext:value-type="float">
            <text:p>391.76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933" calcext:value-type="float">
            <text:p>391.93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104" calcext:value-type="float">
            <text:p>392.1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276" calcext:value-type="float">
            <text:p>392.276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447" calcext:value-type="float">
            <text:p>392.4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618" calcext:value-type="float">
            <text:p>392.6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79" calcext:value-type="float">
            <text:p>392.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961" calcext:value-type="float">
            <text:p>392.9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133" calcext:value-type="float">
            <text:p>393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304" calcext:value-type="float">
            <text:p>393.3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475" calcext:value-type="float">
            <text:p>393.4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647" calcext:value-type="float">
            <text:p>393.6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818" calcext:value-type="float">
            <text:p>393.8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99" calcext:value-type="float">
            <text:p>393.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161" calcext:value-type="float">
            <text:p>394.1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332" calcext:value-type="float">
            <text:p>394.3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504" calcext:value-type="float">
            <text:p>394.5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675" calcext:value-type="float">
            <text:p>394.6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847" calcext:value-type="float">
            <text:p>394.8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018" calcext:value-type="float">
            <text:p>395.0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189" calcext:value-type="float">
            <text:p>395.1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361" calcext:value-type="float">
            <text:p>395.3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532" calcext:value-type="float">
            <text:p>395.5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7" calcext:value-type="float">
            <text:p>0.6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704" calcext:value-type="float">
            <text:p>395.7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875" calcext:value-type="float">
            <text:p>395.8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047" calcext:value-type="float">
            <text:p>396.0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4" calcext:value-type="float">
            <text:p>0.374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218" calcext:value-type="float">
            <text:p>396.2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389" calcext:value-type="float">
            <text:p>396.3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561" calcext:value-type="float">
            <text:p>396.5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732" calcext:value-type="float">
            <text:p>396.7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54" calcext:value-type="float">
            <text:p>0.6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904" calcext:value-type="float">
            <text:p>396.9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075" calcext:value-type="float">
            <text:p>397.0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247" calcext:value-type="float">
            <text:p>397.2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8" calcext:value-type="float">
            <text:p>0.378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418" calcext:value-type="float">
            <text:p>397.4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9" calcext:value-type="float">
            <text:p>0.379</text:p>
          </table:table-cell>
          <table:table-cell office:value-type="float" office:value="0.659" calcext:value-type="float">
            <text:p>0.6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589" calcext:value-type="float">
            <text:p>397.589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761" calcext:value-type="float">
            <text:p>397.76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1" calcext:value-type="float">
            <text:p>0.381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932" calcext:value-type="float">
            <text:p>397.9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104" calcext:value-type="float">
            <text:p>398.104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666" calcext:value-type="float">
            <text:p>0.6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275" calcext:value-type="float">
            <text:p>398.2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447" calcext:value-type="float">
            <text:p>398.447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618" calcext:value-type="float">
            <text:p>398.6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789" calcext:value-type="float">
            <text:p>398.78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5" calcext:value-type="float">
            <text:p>0.6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961" calcext:value-type="float">
            <text:p>398.96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132" calcext:value-type="float">
            <text:p>399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304" calcext:value-type="float">
            <text:p>399.30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475" calcext:value-type="float">
            <text:p>399.475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647" calcext:value-type="float">
            <text:p>399.6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818" calcext:value-type="float">
            <text:p>399.8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989" calcext:value-type="float">
            <text:p>399.9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161" calcext:value-type="float">
            <text:p>400.1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332" calcext:value-type="float">
            <text:p>400.3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4" calcext:value-type="float">
            <text:p>0.6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504" calcext:value-type="float">
            <text:p>400.504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696" calcext:value-type="float">
            <text:p>0.6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675" calcext:value-type="float">
            <text:p>400.675</text:p>
          </table:table-cell>
          <table:table-cell office:value-type="float" office:value="0.14" calcext:value-type="float">
            <text:p>0.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847" calcext:value-type="float">
            <text:p>400.84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2" calcext:value-type="float">
            <text:p>0.402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018" calcext:value-type="float">
            <text:p>401.018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3" calcext:value-type="float">
            <text:p>0.403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19" calcext:value-type="float">
            <text:p>401.1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361" calcext:value-type="float">
            <text:p>401.36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6" calcext:value-type="float">
            <text:p>0.406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533" calcext:value-type="float">
            <text:p>401.5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7" calcext:value-type="float">
            <text:p>0.407</text:p>
          </table:table-cell>
          <table:table-cell office:value-type="float" office:value="0.709" calcext:value-type="float">
            <text:p>0.7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704" calcext:value-type="float">
            <text:p>401.7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9" calcext:value-type="float">
            <text:p>0.409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875" calcext:value-type="float">
            <text:p>401.87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" calcext:value-type="float">
            <text:p>0.41</text:p>
          </table:table-cell>
          <table:table-cell office:value-type="float" office:value="0.713" calcext:value-type="float">
            <text:p>0.7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047" calcext:value-type="float">
            <text:p>402.0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6" calcext:value-type="float">
            <text:p>0.7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218" calcext:value-type="float">
            <text:p>402.218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39" calcext:value-type="float">
            <text:p>402.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1" calcext:value-type="float">
            <text:p>0.7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561" calcext:value-type="float">
            <text:p>402.5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733" calcext:value-type="float">
            <text:p>402.7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904" calcext:value-type="float">
            <text:p>402.9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8" calcext:value-type="float">
            <text:p>0.7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076" calcext:value-type="float">
            <text:p>403.076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9" calcext:value-type="float">
            <text:p>0.41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247" calcext:value-type="float">
            <text:p>403.2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419" calcext:value-type="float">
            <text:p>403.4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2" calcext:value-type="float">
            <text:p>0.422</text:p>
          </table:table-cell>
          <table:table-cell office:value-type="float" office:value="0.736" calcext:value-type="float">
            <text:p>0.7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59" calcext:value-type="float">
            <text:p>403.5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9" calcext:value-type="float">
            <text:p>0.7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762" calcext:value-type="float">
            <text:p>403.7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4" calcext:value-type="float">
            <text:p>0.424</text:p>
          </table:table-cell>
          <table:table-cell office:value-type="float" office:value="0.742" calcext:value-type="float">
            <text:p>0.7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933" calcext:value-type="float">
            <text:p>403.933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104" calcext:value-type="float">
            <text:p>404.104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747" calcext:value-type="float">
            <text:p>0.7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276" calcext:value-type="float">
            <text:p>404.276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8" calcext:value-type="float">
            <text:p>0.428</text:p>
          </table:table-cell>
          <table:table-cell office:value-type="float" office:value="0.75" calcext:value-type="float">
            <text:p>0.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447" calcext:value-type="float">
            <text:p>404.4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3" calcext:value-type="float">
            <text:p>0.7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619" calcext:value-type="float">
            <text:p>404.6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0.756" calcext:value-type="float">
            <text:p>0.7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79" calcext:value-type="float">
            <text:p>404.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1" calcext:value-type="float">
            <text:p>0.431</text:p>
          </table:table-cell>
          <table:table-cell office:value-type="float" office:value="0.758" calcext:value-type="float">
            <text:p>0.7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962" calcext:value-type="float">
            <text:p>404.96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761" calcext:value-type="float">
            <text:p>0.7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133" calcext:value-type="float">
            <text:p>405.133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4" calcext:value-type="float">
            <text:p>0.434</text:p>
          </table:table-cell>
          <table:table-cell office:value-type="float" office:value="0.764" calcext:value-type="float">
            <text:p>0.7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305" calcext:value-type="float">
            <text:p>405.305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5" calcext:value-type="float">
            <text:p>0.435</text:p>
          </table:table-cell>
          <table:table-cell office:value-type="float" office:value="0.766" calcext:value-type="float">
            <text:p>0.7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476" calcext:value-type="float">
            <text:p>405.4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6" calcext:value-type="float">
            <text:p>0.436</text:p>
          </table:table-cell>
          <table:table-cell office:value-type="float" office:value="0.769" calcext:value-type="float">
            <text:p>0.7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648" calcext:value-type="float">
            <text:p>405.64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7" calcext:value-type="float">
            <text:p>0.437</text:p>
          </table:table-cell>
          <table:table-cell office:value-type="float" office:value="0.772" calcext:value-type="float">
            <text:p>0.7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819" calcext:value-type="float">
            <text:p>405.819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773" calcext:value-type="float">
            <text:p>0.7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991" calcext:value-type="float">
            <text:p>405.9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44" calcext:value-type="float">
            <text:p>0.44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162" calcext:value-type="float">
            <text:p>406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1" calcext:value-type="float">
            <text:p>0.441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334" calcext:value-type="float">
            <text:p>406.3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" calcext:value-type="float">
            <text:p>0.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505" calcext:value-type="float">
            <text:p>406.50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0.781" calcext:value-type="float">
            <text:p>0.7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677" calcext:value-type="float">
            <text:p>406.6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848" calcext:value-type="float">
            <text:p>406.8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5" calcext:value-type="float">
            <text:p>0.445</text:p>
          </table:table-cell>
          <table:table-cell office:value-type="float" office:value="0.785" calcext:value-type="float">
            <text:p>0.7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02" calcext:value-type="float">
            <text:p>407.02</text:p>
          </table:table-cell>
          <table:table-cell office:value-type="float" office:value="0.15" calcext:value-type="float">
            <text:p>0.15</text:p>
          </table:table-cell>
          <table:table-cell office:value-type="float" office:value="0.446" calcext:value-type="float">
            <text:p>0.44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191" calcext:value-type="float">
            <text:p>407.191</text:p>
          </table:table-cell>
          <table:table-cell office:value-type="float" office:value="0.15" calcext:value-type="float">
            <text:p>0.15</text:p>
          </table:table-cell>
          <table:table-cell office:value-type="float" office:value="0.447" calcext:value-type="float">
            <text:p>0.447</text:p>
          </table:table-cell>
          <table:table-cell office:value-type="float" office:value="0.788" calcext:value-type="float">
            <text:p>0.7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363" calcext:value-type="float">
            <text:p>407.363</text:p>
          </table:table-cell>
          <table:table-cell office:value-type="float" office:value="0.15" calcext:value-type="float">
            <text:p>0.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" calcext:value-type="float">
            <text:p>0.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534" calcext:value-type="float">
            <text:p>407.534</text:p>
          </table:table-cell>
          <table:table-cell office:value-type="float" office:value="0.15" calcext:value-type="float">
            <text:p>0.15</text:p>
          </table:table-cell>
          <table:table-cell office:value-type="float" office:value="0.449" calcext:value-type="float">
            <text:p>0.449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706" calcext:value-type="float">
            <text:p>407.7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" calcext:value-type="float">
            <text:p>0.45</text:p>
          </table:table-cell>
          <table:table-cell office:value-type="float" office:value="0.793" calcext:value-type="float">
            <text:p>0.7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877" calcext:value-type="float">
            <text:p>407.8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1" calcext:value-type="float">
            <text:p>0.451</text:p>
          </table:table-cell>
          <table:table-cell office:value-type="float" office:value="0.795" calcext:value-type="float">
            <text:p>0.7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048" calcext:value-type="float">
            <text:p>408.0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22" calcext:value-type="float">
            <text:p>408.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9" calcext:value-type="float">
            <text:p>0.7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391" calcext:value-type="float">
            <text:p>408.39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801" calcext:value-type="float">
            <text:p>0.8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563" calcext:value-type="float">
            <text:p>408.5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3" calcext:value-type="float">
            <text:p>0.8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734" calcext:value-type="float">
            <text:p>408.73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6" calcext:value-type="float">
            <text:p>0.456</text:p>
          </table:table-cell>
          <table:table-cell office:value-type="float" office:value="0.805" calcext:value-type="float">
            <text:p>0.8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906" calcext:value-type="float">
            <text:p>408.9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7" calcext:value-type="float">
            <text:p>0.457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077" calcext:value-type="float">
            <text:p>409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808" calcext:value-type="float">
            <text:p>0.8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249" calcext:value-type="float">
            <text:p>409.2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1" calcext:value-type="float">
            <text:p>0.8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42" calcext:value-type="float">
            <text:p>409.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" calcext:value-type="float">
            <text:p>0.46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592" calcext:value-type="float">
            <text:p>409.5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4" calcext:value-type="float">
            <text:p>0.8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763" calcext:value-type="float">
            <text:p>409.76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816" calcext:value-type="float">
            <text:p>0.8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935" calcext:value-type="float">
            <text:p>409.9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3" calcext:value-type="float">
            <text:p>0.463</text:p>
          </table:table-cell>
          <table:table-cell office:value-type="float" office:value="0.817" calcext:value-type="float">
            <text:p>0.8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106" calcext:value-type="float">
            <text:p>410.1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278" calcext:value-type="float">
            <text:p>410.27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1" calcext:value-type="float">
            <text:p>0.8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449" calcext:value-type="float">
            <text:p>410.4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2" calcext:value-type="float">
            <text:p>0.8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621" calcext:value-type="float">
            <text:p>410.62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3" calcext:value-type="float">
            <text:p>0.8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792" calcext:value-type="float">
            <text:p>410.79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964" calcext:value-type="float">
            <text:p>410.96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8" calcext:value-type="float">
            <text:p>0.8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135" calcext:value-type="float">
            <text:p>411.1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307" calcext:value-type="float">
            <text:p>411.30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1" calcext:value-type="float">
            <text:p>0.8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479" calcext:value-type="float">
            <text:p>411.4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2" calcext:value-type="float">
            <text:p>0.8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65" calcext:value-type="float">
            <text:p>411.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822" calcext:value-type="float">
            <text:p>411.8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993" calcext:value-type="float">
            <text:p>411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5" calcext:value-type="float">
            <text:p>0.8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165" calcext:value-type="float">
            <text:p>412.1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6" calcext:value-type="float">
            <text:p>0.8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336" calcext:value-type="float">
            <text:p>412.3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7" calcext:value-type="float">
            <text:p>0.8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508" calcext:value-type="float">
            <text:p>412.5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679" calcext:value-type="float">
            <text:p>412.6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851" calcext:value-type="float">
            <text:p>412.8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022" calcext:value-type="float">
            <text:p>413.0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194" calcext:value-type="float">
            <text:p>413.1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365" calcext:value-type="float">
            <text:p>413.3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537" calcext:value-type="float">
            <text:p>413.5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708" calcext:value-type="float">
            <text:p>413.7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3" calcext:value-type="float">
            <text:p>0.8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88" calcext:value-type="float">
            <text:p>413.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5" calcext:value-type="float">
            <text:p>0.8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051" calcext:value-type="float">
            <text:p>414.0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6" calcext:value-type="float">
            <text:p>0.8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223" calcext:value-type="float">
            <text:p>414.2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394" calcext:value-type="float">
            <text:p>414.39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8" calcext:value-type="float">
            <text:p>0.8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566" calcext:value-type="float">
            <text:p>414.5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9" calcext:value-type="float">
            <text:p>0.8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737" calcext:value-type="float">
            <text:p>414.7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909" calcext:value-type="float">
            <text:p>414.909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08" calcext:value-type="float">
            <text:p>415.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252" calcext:value-type="float">
            <text:p>415.2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424" calcext:value-type="float">
            <text:p>415.42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595" calcext:value-type="float">
            <text:p>415.59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767" calcext:value-type="float">
            <text:p>415.7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1" calcext:value-type="float">
            <text:p>0.471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938" calcext:value-type="float">
            <text:p>415.9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11" calcext:value-type="float">
            <text:p>416.1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281" calcext:value-type="float">
            <text:p>416.28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453" calcext:value-type="float">
            <text:p>416.45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624" calcext:value-type="float">
            <text:p>416.6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796" calcext:value-type="float">
            <text:p>416.7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5" calcext:value-type="float">
            <text:p>0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967" calcext:value-type="float">
            <text:p>416.96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6" calcext:value-type="float">
            <text:p>0.8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139" calcext:value-type="float">
            <text:p>417.13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7" calcext:value-type="float">
            <text:p>0.8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31" calcext:value-type="float">
            <text:p>417.3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8" calcext:value-type="float">
            <text:p>0.8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482" calcext:value-type="float">
            <text:p>417.4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61" calcext:value-type="float">
            <text:p>0.8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654" calcext:value-type="float">
            <text:p>417.6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4" calcext:value-type="float">
            <text:p>0.474</text:p>
          </table:table-cell>
          <table:table-cell office:value-type="float" office:value="0.863" calcext:value-type="float">
            <text:p>0.8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825" calcext:value-type="float">
            <text:p>417.825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5" calcext:value-type="float">
            <text:p>0.8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997" calcext:value-type="float">
            <text:p>417.9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6" calcext:value-type="float">
            <text:p>0.476</text:p>
          </table:table-cell>
          <table:table-cell office:value-type="float" office:value="0.866" calcext:value-type="float">
            <text:p>0.8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168" calcext:value-type="float">
            <text:p>418.1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868" calcext:value-type="float">
            <text:p>0.8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34" calcext:value-type="float">
            <text:p>418.3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869" calcext:value-type="float">
            <text:p>0.8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511" calcext:value-type="float">
            <text:p>418.5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683" calcext:value-type="float">
            <text:p>418.6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" calcext:value-type="float">
            <text:p>0.48</text:p>
          </table:table-cell>
          <table:table-cell office:value-type="float" office:value="0.874" calcext:value-type="float">
            <text:p>0.8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854" calcext:value-type="float">
            <text:p>418.8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1" calcext:value-type="float">
            <text:p>0.481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026" calcext:value-type="float">
            <text:p>419.02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" calcext:value-type="float">
            <text:p>0.483</text:p>
          </table:table-cell>
          <table:table-cell office:value-type="float" office:value="0.88" calcext:value-type="float">
            <text:p>0.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198" calcext:value-type="float">
            <text:p>419.19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4" calcext:value-type="float">
            <text:p>0.484</text:p>
          </table:table-cell>
          <table:table-cell office:value-type="float" office:value="0.882" calcext:value-type="float">
            <text:p>0.8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369" calcext:value-type="float">
            <text:p>419.3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6" calcext:value-type="float">
            <text:p>0.486</text:p>
          </table:table-cell>
          <table:table-cell office:value-type="float" office:value="0.884" calcext:value-type="float">
            <text:p>0.8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541" calcext:value-type="float">
            <text:p>419.54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7" calcext:value-type="float">
            <text:p>0.487</text:p>
          </table:table-cell>
          <table:table-cell office:value-type="float" office:value="0.885" calcext:value-type="float">
            <text:p>0.8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712" calcext:value-type="float">
            <text:p>419.71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" calcext:value-type="float">
            <text:p>0.49</text:p>
          </table:table-cell>
          <table:table-cell office:value-type="float" office:value="0.892" calcext:value-type="float">
            <text:p>0.8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884" calcext:value-type="float">
            <text:p>419.8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1" calcext:value-type="float">
            <text:p>0.491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055" calcext:value-type="float">
            <text:p>420.0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899" calcext:value-type="float">
            <text:p>0.8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227" calcext:value-type="float">
            <text:p>420.2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902" calcext:value-type="float">
            <text:p>0.9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398" calcext:value-type="float">
            <text:p>420.39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4" calcext:value-type="float">
            <text:p>0.9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57" calcext:value-type="float">
            <text:p>420.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7" calcext:value-type="float">
            <text:p>0.9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742" calcext:value-type="float">
            <text:p>420.742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2" calcext:value-type="float">
            <text:p>0.9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913" calcext:value-type="float">
            <text:p>420.913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3" calcext:value-type="float">
            <text:p>0.9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085" calcext:value-type="float">
            <text:p>421.085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6" calcext:value-type="float">
            <text:p>0.9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256" calcext:value-type="float">
            <text:p>421.2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92" calcext:value-type="float">
            <text:p>0.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428" calcext:value-type="float">
            <text:p>421.428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8" calcext:value-type="float">
            <text:p>0.498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599" calcext:value-type="float">
            <text:p>421.599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771" calcext:value-type="float">
            <text:p>421.77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" calcext:value-type="float">
            <text:p>0.5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943" calcext:value-type="float">
            <text:p>421.9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501" calcext:value-type="float">
            <text:p>0.501</text:p>
          </table:table-cell>
          <table:table-cell office:value-type="float" office:value="0.932" calcext:value-type="float">
            <text:p>0.9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114" calcext:value-type="float">
            <text:p>422.114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2" calcext:value-type="float">
            <text:p>0.502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286" calcext:value-type="float">
            <text:p>422.28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3" calcext:value-type="float">
            <text:p>0.503</text:p>
          </table:table-cell>
          <table:table-cell office:value-type="float" office:value="0.942" calcext:value-type="float">
            <text:p>0.9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457" calcext:value-type="float">
            <text:p>422.4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943" calcext:value-type="float">
            <text:p>0.9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629" calcext:value-type="float">
            <text:p>422.629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6" calcext:value-type="float">
            <text:p>0.506</text:p>
          </table:table-cell>
          <table:table-cell office:value-type="float" office:value="0.945" calcext:value-type="float">
            <text:p>0.9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8" calcext:value-type="float">
            <text:p>422.8</text:p>
          </table:table-cell>
          <table:table-cell office:value-type="float" office:value="0.16" calcext:value-type="float">
            <text:p>0.16</text:p>
          </table:table-cell>
          <table:table-cell office:value-type="float" office:value="0.509" calcext:value-type="float">
            <text:p>0.509</text:p>
          </table:table-cell>
          <table:table-cell office:value-type="float" office:value="0.953" calcext:value-type="float">
            <text:p>0.9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972" calcext:value-type="float">
            <text:p>422.972</text:p>
          </table:table-cell>
          <table:table-cell office:value-type="float" office:value="0.16" calcext:value-type="float">
            <text:p>0.16</text:p>
          </table:table-cell>
          <table:table-cell office:value-type="float" office:value="0.511" calcext:value-type="float">
            <text:p>0.511</text:p>
          </table:table-cell>
          <table:table-cell office:value-type="float" office:value="0.959" calcext:value-type="float">
            <text:p>0.9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144" calcext:value-type="float">
            <text:p>423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4" calcext:value-type="float">
            <text:p>0.514</text:p>
          </table:table-cell>
          <table:table-cell office:value-type="float" office:value="0.965" calcext:value-type="float">
            <text:p>0.9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315" calcext:value-type="float">
            <text:p>423.315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7" calcext:value-type="float">
            <text:p>0.517</text:p>
          </table:table-cell>
          <table:table-cell office:value-type="float" office:value="0.967" calcext:value-type="float">
            <text:p>0.9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487" calcext:value-type="float">
            <text:p>423.487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" calcext:value-type="float">
            <text:p>0.52</text:p>
          </table:table-cell>
          <table:table-cell office:value-type="float" office:value="0.972" calcext:value-type="float">
            <text:p>0.9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658" calcext:value-type="float">
            <text:p>423.6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2" calcext:value-type="float">
            <text:p>0.522</text:p>
          </table:table-cell>
          <table:table-cell office:value-type="float" office:value="0.975" calcext:value-type="float">
            <text:p>0.9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83" calcext:value-type="float">
            <text:p>423.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6" calcext:value-type="float">
            <text:p>0.526</text:p>
          </table:table-cell>
          <table:table-cell office:value-type="float" office:value="0.984" calcext:value-type="float">
            <text:p>0.9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002" calcext:value-type="float">
            <text:p>424.002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8" calcext:value-type="float">
            <text:p>0.528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173" calcext:value-type="float">
            <text:p>424.1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1" calcext:value-type="float">
            <text:p>0.531</text:p>
          </table:table-cell>
          <table:table-cell office:value-type="float" office:value="0.994" calcext:value-type="float">
            <text:p>0.9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345" calcext:value-type="float">
            <text:p>424.3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7" calcext:value-type="float">
            <text:p>0.9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516" calcext:value-type="float">
            <text:p>424.5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4" calcext:value-type="float">
            <text:p>0.534</text:p>
          </table:table-cell>
          <table:table-cell office:value-type="float" office:value="1.001" calcext:value-type="float">
            <text:p>1.0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688" calcext:value-type="float">
            <text:p>424.6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5" calcext:value-type="float">
            <text:p>0.535</text:p>
          </table:table-cell>
          <table:table-cell office:value-type="float" office:value="1.011" calcext:value-type="float">
            <text:p>1.0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859" calcext:value-type="float">
            <text:p>424.8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6" calcext:value-type="float">
            <text:p>0.536</text:p>
          </table:table-cell>
          <table:table-cell office:value-type="float" office:value="1.018" calcext:value-type="float">
            <text:p>1.0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031" calcext:value-type="float">
            <text:p>425.031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7" calcext:value-type="float">
            <text:p>0.537</text:p>
          </table:table-cell>
          <table:table-cell office:value-type="float" office:value="1.021" calcext:value-type="float">
            <text:p>1.0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203" calcext:value-type="float">
            <text:p>425.2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9" calcext:value-type="float">
            <text:p>0.539</text:p>
          </table:table-cell>
          <table:table-cell office:value-type="float" office:value="1.034" calcext:value-type="float">
            <text:p>1.0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374" calcext:value-type="float">
            <text:p>425.374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2" calcext:value-type="float">
            <text:p>0.542</text:p>
          </table:table-cell>
          <table:table-cell office:value-type="float" office:value="1.048" calcext:value-type="float">
            <text:p>1.0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546" calcext:value-type="float">
            <text:p>425.546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3" calcext:value-type="float">
            <text:p>0.543</text:p>
          </table:table-cell>
          <table:table-cell office:value-type="float" office:value="1.056" calcext:value-type="float">
            <text:p>1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717" calcext:value-type="float">
            <text:p>425.7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4" calcext:value-type="float">
            <text:p>0.544</text:p>
          </table:table-cell>
          <table:table-cell office:value-type="float" office:value="1.062" calcext:value-type="float">
            <text:p>1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889" calcext:value-type="float">
            <text:p>425.889</text:p>
          </table:table-cell>
          <table:table-cell office:value-type="float" office:value="0.167" calcext:value-type="float">
            <text:p>0.167</text:p>
          </table:table-cell>
          <table:table-cell office:value-type="float" office:value="0.547" calcext:value-type="float">
            <text:p>0.547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061" calcext:value-type="float">
            <text:p>426.0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232" calcext:value-type="float">
            <text:p>426.232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2" calcext:value-type="float">
            <text:p>0.552</text:p>
          </table:table-cell>
          <table:table-cell office:value-type="float" office:value="1.102" calcext:value-type="float">
            <text:p>1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404" calcext:value-type="float">
            <text:p>426.4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3" calcext:value-type="float">
            <text:p>0.553</text:p>
          </table:table-cell>
          <table:table-cell office:value-type="float" office:value="1.109" calcext:value-type="float">
            <text:p>1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575" calcext:value-type="float">
            <text:p>426.575</text:p>
          </table:table-cell>
          <table:table-cell office:value-type="float" office:value="0.17" calcext:value-type="float">
            <text:p>0.17</text:p>
          </table:table-cell>
          <table:table-cell office:value-type="float" office:value="0.556" calcext:value-type="float">
            <text:p>0.556</text:p>
          </table:table-cell>
          <table:table-cell office:value-type="float" office:value="1.118" calcext:value-type="float">
            <text:p>1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747" calcext:value-type="float">
            <text:p>426.7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" calcext:value-type="float">
            <text:p>0.56</text:p>
          </table:table-cell>
          <table:table-cell office:value-type="float" office:value="1.131" calcext:value-type="float">
            <text:p>1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919" calcext:value-type="float">
            <text:p>426.9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562" calcext:value-type="float">
            <text:p>0.562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09" calcext:value-type="float">
            <text:p>427.09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6" calcext:value-type="float">
            <text:p>0.566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262" calcext:value-type="float">
            <text:p>427.2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9" calcext:value-type="float">
            <text:p>0.569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433" calcext:value-type="float">
            <text:p>427.43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74" calcext:value-type="float">
            <text:p>0.574</text:p>
          </table:table-cell>
          <table:table-cell office:value-type="float" office:value="1.165" calcext:value-type="float">
            <text:p>1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605" calcext:value-type="float">
            <text:p>427.605</text:p>
          </table:table-cell>
          <table:table-cell office:value-type="float" office:value="0.176" calcext:value-type="float">
            <text:p>0.176</text:p>
          </table:table-cell>
          <table:table-cell office:value-type="float" office:value="0.577" calcext:value-type="float">
            <text:p>0.577</text:p>
          </table:table-cell>
          <table:table-cell office:value-type="float" office:value="1.175" calcext:value-type="float">
            <text:p>1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777" calcext:value-type="float">
            <text:p>427.7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8" calcext:value-type="float">
            <text:p>0.58</text:p>
          </table:table-cell>
          <table:table-cell office:value-type="float" office:value="1.182" calcext:value-type="float">
            <text:p>1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948" calcext:value-type="float">
            <text:p>427.9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84" calcext:value-type="float">
            <text:p>0.584</text:p>
          </table:table-cell>
          <table:table-cell office:value-type="float" office:value="1.193" calcext:value-type="float">
            <text:p>1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12" calcext:value-type="float">
            <text:p>428.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587" calcext:value-type="float">
            <text:p>0.587</text:p>
          </table:table-cell>
          <table:table-cell office:value-type="float" office:value="1.195" calcext:value-type="float">
            <text:p>1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291" calcext:value-type="float">
            <text:p>428.291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" calcext:value-type="float">
            <text:p>0.59</text:p>
          </table:table-cell>
          <table:table-cell office:value-type="float" office:value="1.197" calcext:value-type="float">
            <text:p>1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463" calcext:value-type="float">
            <text:p>428.463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2" calcext:value-type="float">
            <text:p>0.592</text:p>
          </table:table-cell>
          <table:table-cell office:value-type="float" office:value="1.202" calcext:value-type="float">
            <text:p>1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635" calcext:value-type="float">
            <text:p>428.6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5" calcext:value-type="float">
            <text:p>1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806" calcext:value-type="float">
            <text:p>428.8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8" calcext:value-type="float">
            <text:p>0.598</text:p>
          </table:table-cell>
          <table:table-cell office:value-type="float" office:value="1.217" calcext:value-type="float">
            <text:p>1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978" calcext:value-type="float">
            <text:p>428.978</text:p>
          </table:table-cell>
          <table:table-cell office:value-type="float" office:value="0.18" calcext:value-type="float">
            <text:p>0.18</text:p>
          </table:table-cell>
          <table:table-cell office:value-type="float" office:value="0.601" calcext:value-type="float">
            <text:p>0.601</text:p>
          </table:table-cell>
          <table:table-cell office:value-type="float" office:value="1.227" calcext:value-type="float">
            <text:p>1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149" calcext:value-type="float">
            <text:p>429.149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2" calcext:value-type="float">
            <text:p>0.602</text:p>
          </table:table-cell>
          <table:table-cell office:value-type="float" office:value="1.229" calcext:value-type="float">
            <text:p>1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321" calcext:value-type="float">
            <text:p>429.321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4" calcext:value-type="float">
            <text:p>0.604</text:p>
          </table:table-cell>
          <table:table-cell office:value-type="float" office:value="1.24" calcext:value-type="float">
            <text:p>1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493" calcext:value-type="float">
            <text:p>429.4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1" calcext:value-type="float">
            <text:p>1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664" calcext:value-type="float">
            <text:p>429.66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6" calcext:value-type="float">
            <text:p>0.606</text:p>
          </table:table-cell>
          <table:table-cell office:value-type="float" office:value="1.245" calcext:value-type="float">
            <text:p>1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836" calcext:value-type="float">
            <text:p>429.836</text:p>
          </table:table-cell>
          <table:table-cell office:value-type="float" office:value="0.18" calcext:value-type="float">
            <text:p>0.1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56" calcext:value-type="float">
            <text:p>1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008" calcext:value-type="float">
            <text:p>430.008</text:p>
          </table:table-cell>
          <table:table-cell office:value-type="float" office:value="0.18" calcext:value-type="float">
            <text:p>0.18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2" calcext:value-type="float">
            <text:p>1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179" calcext:value-type="float">
            <text:p>43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7" calcext:value-type="float">
            <text:p>1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351" calcext:value-type="float">
            <text:p>430.351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" calcext:value-type="float">
            <text:p>0.61</text:p>
          </table:table-cell>
          <table:table-cell office:value-type="float" office:value="1.283" calcext:value-type="float">
            <text:p>1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522" calcext:value-type="float">
            <text:p>430.522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1" calcext:value-type="float">
            <text:p>0.611</text:p>
          </table:table-cell>
          <table:table-cell office:value-type="float" office:value="1.288" calcext:value-type="float">
            <text:p>1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694" calcext:value-type="float">
            <text:p>430.6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866" calcext:value-type="float">
            <text:p>430.866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6" calcext:value-type="float">
            <text:p>1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037" calcext:value-type="float">
            <text:p>431.03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4" calcext:value-type="float">
            <text:p>0.614</text:p>
          </table:table-cell>
          <table:table-cell office:value-type="float" office:value="1.321" calcext:value-type="float">
            <text:p>1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209" calcext:value-type="float">
            <text:p>431.209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5" calcext:value-type="float">
            <text:p>0.615</text:p>
          </table:table-cell>
          <table:table-cell office:value-type="float" office:value="1.315" calcext:value-type="float">
            <text:p>1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381" calcext:value-type="float">
            <text:p>431.3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1" calcext:value-type="float">
            <text:p>1.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552" calcext:value-type="float">
            <text:p>431.552</text:p>
          </table:table-cell>
          <table:table-cell office:value-type="float" office:value="0.183" calcext:value-type="float">
            <text:p>0.183</text:p>
          </table:table-cell>
          <table:table-cell office:value-type="float" office:value="0.614" calcext:value-type="float">
            <text:p>0.614</text:p>
          </table:table-cell>
          <table:table-cell office:value-type="float" office:value="1.317" calcext:value-type="float">
            <text:p>1.3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724" calcext:value-type="float">
            <text:p>431.724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2" calcext:value-type="float">
            <text:p>0.612</text:p>
          </table:table-cell>
          <table:table-cell office:value-type="float" office:value="1.314" calcext:value-type="float">
            <text:p>1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895" calcext:value-type="float">
            <text:p>431.8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8" calcext:value-type="float">
            <text:p>1.3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067" calcext:value-type="float">
            <text:p>432.0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239" calcext:value-type="float">
            <text:p>432.23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296" calcext:value-type="float">
            <text:p>1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41" calcext:value-type="float">
            <text:p>432.41</text:p>
          </table:table-cell>
          <table:table-cell office:value-type="float" office:value="0.18" calcext:value-type="float">
            <text:p>0.18</text:p>
          </table:table-cell>
          <table:table-cell office:value-type="float" office:value="0.612" calcext:value-type="float">
            <text:p>0.612</text:p>
          </table:table-cell>
          <table:table-cell office:value-type="float" office:value="1.287" calcext:value-type="float">
            <text:p>1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582" calcext:value-type="float">
            <text:p>432.582</text:p>
          </table:table-cell>
          <table:table-cell office:value-type="float" office:value="0.18" calcext:value-type="float">
            <text:p>0.18</text:p>
          </table:table-cell>
          <table:table-cell office:value-type="float" office:value="0.615" calcext:value-type="float">
            <text:p>0.615</text:p>
          </table:table-cell>
          <table:table-cell office:value-type="float" office:value="1.293" calcext:value-type="float">
            <text:p>1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754" calcext:value-type="float">
            <text:p>432.75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3" calcext:value-type="float">
            <text:p>0.613</text:p>
          </table:table-cell>
          <table:table-cell office:value-type="float" office:value="1.272" calcext:value-type="float">
            <text:p>1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925" calcext:value-type="float">
            <text:p>432.9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1" calcext:value-type="float">
            <text:p>0.611</text:p>
          </table:table-cell>
          <table:table-cell office:value-type="float" office:value="1.261" calcext:value-type="float">
            <text:p>1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097" calcext:value-type="float">
            <text:p>433.0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9" calcext:value-type="float">
            <text:p>0.609</text:p>
          </table:table-cell>
          <table:table-cell office:value-type="float" office:value="1.251" calcext:value-type="float">
            <text:p>1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269" calcext:value-type="float">
            <text:p>433.2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43" calcext:value-type="float">
            <text:p>1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44" calcext:value-type="float">
            <text:p>433.44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6" calcext:value-type="float">
            <text:p>0.606</text:p>
          </table:table-cell>
          <table:table-cell office:value-type="float" office:value="1.233" calcext:value-type="float">
            <text:p>1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612" calcext:value-type="float">
            <text:p>433.6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4" calcext:value-type="float">
            <text:p>0.604</text:p>
          </table:table-cell>
          <table:table-cell office:value-type="float" office:value="1.221" calcext:value-type="float">
            <text:p>1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783" calcext:value-type="float">
            <text:p>433.7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3" calcext:value-type="float">
            <text:p>0.603</text:p>
          </table:table-cell>
          <table:table-cell office:value-type="float" office:value="1.214" calcext:value-type="float">
            <text:p>1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955" calcext:value-type="float">
            <text:p>433.955</text:p>
          </table:table-cell>
          <table:table-cell office:value-type="float" office:value="0.178" calcext:value-type="float">
            <text:p>0.178</text:p>
          </table:table-cell>
          <table:table-cell office:value-type="float" office:value="0.6" calcext:value-type="float">
            <text:p>0.6</text:p>
          </table:table-cell>
          <table:table-cell office:value-type="float" office:value="1.198" calcext:value-type="float">
            <text:p>1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127" calcext:value-type="float">
            <text:p>434.127</text:p>
          </table:table-cell>
          <table:table-cell office:value-type="float" office:value="0.178" calcext:value-type="float">
            <text:p>0.178</text:p>
          </table:table-cell>
          <table:table-cell office:value-type="float" office:value="0.599" calcext:value-type="float">
            <text:p>0.599</text:p>
          </table:table-cell>
          <table:table-cell office:value-type="float" office:value="1.188" calcext:value-type="float">
            <text:p>1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298" calcext:value-type="float">
            <text:p>434.2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9" calcext:value-type="float">
            <text:p>1.1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47" calcext:value-type="float">
            <text:p>434.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4" calcext:value-type="float">
            <text:p>1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642" calcext:value-type="float">
            <text:p>434.642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3" calcext:value-type="float">
            <text:p>0.593</text:p>
          </table:table-cell>
          <table:table-cell office:value-type="float" office:value="1.16" calcext:value-type="float">
            <text:p>1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813" calcext:value-type="float">
            <text:p>434.81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9" calcext:value-type="float">
            <text:p>0.59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985" calcext:value-type="float">
            <text:p>434.9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88" calcext:value-type="float">
            <text:p>0.588</text:p>
          </table:table-cell>
          <table:table-cell office:value-type="float" office:value="1.142" calcext:value-type="float">
            <text:p>1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157" calcext:value-type="float">
            <text:p>435.157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4" calcext:value-type="float">
            <text:p>0.584</text:p>
          </table:table-cell>
          <table:table-cell office:value-type="float" office:value="1.133" calcext:value-type="float">
            <text:p>1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328" calcext:value-type="float">
            <text:p>435.328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" calcext:value-type="float">
            <text:p>0.58</text:p>
          </table:table-cell>
          <table:table-cell office:value-type="float" office:value="1.12" calcext:value-type="float">
            <text:p>1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5" calcext:value-type="float">
            <text:p>435.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75" calcext:value-type="float">
            <text:p>0.575</text:p>
          </table:table-cell>
          <table:table-cell office:value-type="float" office:value="1.107" calcext:value-type="float">
            <text:p>1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672" calcext:value-type="float">
            <text:p>435.672</text:p>
          </table:table-cell>
          <table:table-cell office:value-type="float" office:value="0.172" calcext:value-type="float">
            <text:p>0.172</text:p>
          </table:table-cell>
          <table:table-cell office:value-type="float" office:value="0.573" calcext:value-type="float">
            <text:p>0.573</text:p>
          </table:table-cell>
          <table:table-cell office:value-type="float" office:value="1.099" calcext:value-type="float">
            <text:p>1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843" calcext:value-type="float">
            <text:p>435.843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9" calcext:value-type="float">
            <text:p>0.569</text:p>
          </table:table-cell>
          <table:table-cell office:value-type="float" office:value="1.085" calcext:value-type="float">
            <text:p>1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015" calcext:value-type="float">
            <text:p>436.015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7" calcext:value-type="float">
            <text:p>0.567</text:p>
          </table:table-cell>
          <table:table-cell office:value-type="float" office:value="1.08" calcext:value-type="float">
            <text:p>1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187" calcext:value-type="float">
            <text:p>436.187</text:p>
          </table:table-cell>
          <table:table-cell office:value-type="float" office:value="0.17" calcext:value-type="float">
            <text:p>0.17</text:p>
          </table:table-cell>
          <table:table-cell office:value-type="float" office:value="0.563" calcext:value-type="float">
            <text:p>0.563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358" calcext:value-type="float">
            <text:p>436.358</text:p>
          </table:table-cell>
          <table:table-cell office:value-type="float" office:value="0.17" calcext:value-type="float">
            <text:p>0.17</text:p>
          </table:table-cell>
          <table:table-cell office:value-type="float" office:value="0.561" calcext:value-type="float">
            <text:p>0.561</text:p>
          </table:table-cell>
          <table:table-cell office:value-type="float" office:value="1.068" calcext:value-type="float">
            <text:p>1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53" calcext:value-type="float">
            <text:p>436.53</text:p>
          </table:table-cell>
          <table:table-cell office:value-type="float" office:value="0.17" calcext:value-type="float">
            <text:p>0.17</text:p>
          </table:table-cell>
          <table:table-cell office:value-type="float" office:value="0.557" calcext:value-type="float">
            <text:p>0.557</text:p>
          </table:table-cell>
          <table:table-cell office:value-type="float" office:value="1.057" calcext:value-type="float">
            <text:p>1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701" calcext:value-type="float">
            <text:p>436.701</text:p>
          </table:table-cell>
          <table:table-cell office:value-type="float" office:value="0.17" calcext:value-type="float">
            <text:p>0.17</text:p>
          </table:table-cell>
          <table:table-cell office:value-type="float" office:value="0.554" calcext:value-type="float">
            <text:p>0.554</text:p>
          </table:table-cell>
          <table:table-cell office:value-type="float" office:value="1.052" calcext:value-type="float">
            <text:p>1.0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873" calcext:value-type="float">
            <text:p>436.873</text:p>
          </table:table-cell>
          <table:table-cell office:value-type="float" office:value="0.169" calcext:value-type="float">
            <text:p>0.169</text:p>
          </table:table-cell>
          <table:table-cell office:value-type="float" office:value="0.549" calcext:value-type="float">
            <text:p>0.549</text:p>
          </table:table-cell>
          <table:table-cell office:value-type="float" office:value="1.039" calcext:value-type="float">
            <text:p>1.0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045" calcext:value-type="float">
            <text:p>437.0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6" calcext:value-type="float">
            <text:p>0.546</text:p>
          </table:table-cell>
          <table:table-cell office:value-type="float" office:value="1.033" calcext:value-type="float">
            <text:p>1.0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216" calcext:value-type="float">
            <text:p>437.2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3" calcext:value-type="float">
            <text:p>0.543</text:p>
          </table:table-cell>
          <table:table-cell office:value-type="float" office:value="1.025" calcext:value-type="float">
            <text:p>1.0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388" calcext:value-type="float">
            <text:p>437.3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" calcext:value-type="float">
            <text:p>0.54</text:p>
          </table:table-cell>
          <table:table-cell office:value-type="float" office:value="1.017" calcext:value-type="float">
            <text:p>1.0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56" calcext:value-type="float">
            <text:p>437.5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6" calcext:value-type="float">
            <text:p>0.536</text:p>
          </table:table-cell>
          <table:table-cell office:value-type="float" office:value="1.002" calcext:value-type="float">
            <text:p>1.0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731" calcext:value-type="float">
            <text:p>437.7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1" calcext:value-type="float">
            <text:p>0.531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903" calcext:value-type="float">
            <text:p>437.903</text:p>
          </table:table-cell>
          <table:table-cell office:value-type="float" office:value="0.166" calcext:value-type="float">
            <text:p>0.166</text:p>
          </table:table-cell>
          <table:table-cell office:value-type="float" office:value="0.527" calcext:value-type="float">
            <text:p>0.527</text:p>
          </table:table-cell>
          <table:table-cell office:value-type="float" office:value="0.973" calcext:value-type="float">
            <text:p>0.9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075" calcext:value-type="float">
            <text:p>438.0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23" calcext:value-type="float">
            <text:p>0.523</text:p>
          </table:table-cell>
          <table:table-cell office:value-type="float" office:value="0.96" calcext:value-type="float">
            <text:p>0.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246" calcext:value-type="float">
            <text:p>438.24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95" calcext:value-type="float">
            <text:p>0.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418" calcext:value-type="float">
            <text:p>438.4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59" calcext:value-type="float">
            <text:p>438.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511" calcext:value-type="float">
            <text:p>0.511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761" calcext:value-type="float">
            <text:p>438.7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507" calcext:value-type="float">
            <text:p>0.507</text:p>
          </table:table-cell>
          <table:table-cell office:value-type="float" office:value="0.914" calcext:value-type="float">
            <text:p>0.9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933" calcext:value-type="float">
            <text:p>438.93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06" calcext:value-type="float">
            <text:p>0.9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105" calcext:value-type="float">
            <text:p>439.105</text:p>
          </table:table-cell>
          <table:table-cell office:value-type="float" office:value="0.161" calcext:value-type="float">
            <text:p>0.161</text:p>
          </table:table-cell>
          <table:table-cell office:value-type="float" office:value="0.499" calcext:value-type="float">
            <text:p>0.499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276" calcext:value-type="float">
            <text:p>439.276</text:p>
          </table:table-cell>
          <table:table-cell office:value-type="float" office:value="0.16" calcext:value-type="float">
            <text:p>0.16</text:p>
          </table:table-cell>
          <table:table-cell office:value-type="float" office:value="0.493" calcext:value-type="float">
            <text:p>0.493</text:p>
          </table:table-cell>
          <table:table-cell office:value-type="float" office:value="0.883" calcext:value-type="float">
            <text:p>0.8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448" calcext:value-type="float">
            <text:p>439.448</text:p>
          </table:table-cell>
          <table:table-cell office:value-type="float" office:value="0.158" calcext:value-type="float">
            <text:p>0.158</text:p>
          </table:table-cell>
          <table:table-cell office:value-type="float" office:value="0.49" calcext:value-type="float">
            <text:p>0.49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62" calcext:value-type="float">
            <text:p>439.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85" calcext:value-type="float">
            <text:p>0.485</text:p>
          </table:table-cell>
          <table:table-cell office:value-type="float" office:value="0.867" calcext:value-type="float">
            <text:p>0.8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791" calcext:value-type="float">
            <text:p>439.791</text:p>
          </table:table-cell>
          <table:table-cell office:value-type="float" office:value="0.156" calcext:value-type="float">
            <text:p>0.156</text:p>
          </table:table-cell>
          <table:table-cell office:value-type="float" office:value="0.482" calcext:value-type="float">
            <text:p>0.482</text:p>
          </table:table-cell>
          <table:table-cell office:value-type="float" office:value="0.86" calcext:value-type="float">
            <text:p>0.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963" calcext:value-type="float">
            <text:p>439.963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8" calcext:value-type="float">
            <text:p>0.478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135" calcext:value-type="float">
            <text:p>440.1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307" calcext:value-type="float">
            <text:p>440.30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2" calcext:value-type="float">
            <text:p>0.472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478" calcext:value-type="float">
            <text:p>440.478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" calcext:value-type="float">
            <text:p>0.4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65" calcext:value-type="float">
            <text:p>440.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822" calcext:value-type="float">
            <text:p>440.8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993" calcext:value-type="float">
            <text:p>440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165" calcext:value-type="float">
            <text:p>441.165</text:p>
          </table:table-cell>
          <table:table-cell office:value-type="float" office:value="0.15" calcext:value-type="float">
            <text:p>0.15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337" calcext:value-type="float">
            <text:p>441.33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508" calcext:value-type="float">
            <text:p>441.5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8" calcext:value-type="float">
            <text:p>0.7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68" calcext:value-type="float">
            <text:p>441.6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852" calcext:value-type="float">
            <text:p>441.8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023" calcext:value-type="float">
            <text:p>442.023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2" calcext:value-type="float">
            <text:p>0.442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195" calcext:value-type="float">
            <text:p>442.1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9" calcext:value-type="float">
            <text:p>0.439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367" calcext:value-type="float">
            <text:p>442.36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7" calcext:value-type="float">
            <text:p>0.437</text:p>
          </table:table-cell>
          <table:table-cell office:value-type="float" office:value="0.765" calcext:value-type="float">
            <text:p>0.7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538" calcext:value-type="float">
            <text:p>442.5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4" calcext:value-type="float">
            <text:p>0.43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71" calcext:value-type="float">
            <text:p>442.71</text:p>
          </table:table-cell>
          <table:table-cell office:value-type="float" office:value="0.143" calcext:value-type="float">
            <text:p>0.1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752" calcext:value-type="float">
            <text:p>0.7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882" calcext:value-type="float">
            <text:p>442.8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3" calcext:value-type="float">
            <text:p>0.43</text:p>
          </table:table-cell>
          <table:table-cell office:value-type="float" office:value="0.746" calcext:value-type="float">
            <text:p>0.7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054" calcext:value-type="float">
            <text:p>443.05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43" calcext:value-type="float">
            <text:p>0.7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225" calcext:value-type="float">
            <text:p>443.22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5" calcext:value-type="float">
            <text:p>0.425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397" calcext:value-type="float">
            <text:p>443.3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569" calcext:value-type="float">
            <text:p>443.56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74" calcext:value-type="float">
            <text:p>443.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912" calcext:value-type="float">
            <text:p>443.91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084" calcext:value-type="float">
            <text:p>444.08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" calcext:value-type="float">
            <text:p>0.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255" calcext:value-type="float">
            <text:p>444.25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718" calcext:value-type="float">
            <text:p>0.7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427" calcext:value-type="float">
            <text:p>444.427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5" calcext:value-type="float">
            <text:p>0.7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599" calcext:value-type="float">
            <text:p>444.5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4" calcext:value-type="float">
            <text:p>0.7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771" calcext:value-type="float">
            <text:p>444.77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" calcext:value-type="float">
            <text:p>0.41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942" calcext:value-type="float">
            <text:p>444.9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9" calcext:value-type="float">
            <text:p>0.409</text:p>
          </table:table-cell>
          <table:table-cell office:value-type="float" office:value="0.708" calcext:value-type="float">
            <text:p>0.7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114" calcext:value-type="float">
            <text:p>445.114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286" calcext:value-type="float">
            <text:p>445.286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4" calcext:value-type="float">
            <text:p>0.7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457" calcext:value-type="float">
            <text:p>445.457</text:p>
          </table:table-cell>
          <table:table-cell office:value-type="float" office:value="0.14" calcext:value-type="float">
            <text:p>0.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629" calcext:value-type="float">
            <text:p>445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97" calcext:value-type="float">
            <text:p>0.6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801" calcext:value-type="float">
            <text:p>445.801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5" calcext:value-type="float">
            <text:p>0.6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972" calcext:value-type="float">
            <text:p>445.9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144" calcext:value-type="float">
            <text:p>446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316" calcext:value-type="float">
            <text:p>446.3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488" calcext:value-type="float">
            <text:p>446.4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659" calcext:value-type="float">
            <text:p>446.65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831" calcext:value-type="float">
            <text:p>446.8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3" calcext:value-type="float">
            <text:p>0.6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003" calcext:value-type="float">
            <text:p>447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174" calcext:value-type="float">
            <text:p>447.1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2" calcext:value-type="float">
            <text:p>0.6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346" calcext:value-type="float">
            <text:p>447.3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518" calcext:value-type="float">
            <text:p>447.5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2" calcext:value-type="float">
            <text:p>0.392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69" calcext:value-type="float">
            <text:p>447.6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861" calcext:value-type="float">
            <text:p>447.8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033" calcext:value-type="float">
            <text:p>448.0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205" calcext:value-type="float">
            <text:p>448.2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8" calcext:value-type="float">
            <text:p>0.6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377" calcext:value-type="float">
            <text:p>448.3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548" calcext:value-type="float">
            <text:p>448.5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4" calcext:value-type="float">
            <text:p>0.6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72" calcext:value-type="float">
            <text:p>448.7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892" calcext:value-type="float">
            <text:p>448.8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063" calcext:value-type="float">
            <text:p>449.06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235" calcext:value-type="float">
            <text:p>449.2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407" calcext:value-type="float">
            <text:p>449.4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3" calcext:value-type="float">
            <text:p>0.6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579" calcext:value-type="float">
            <text:p>449.5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75" calcext:value-type="float">
            <text:p>449.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922" calcext:value-type="float">
            <text:p>449.92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094" calcext:value-type="float">
            <text:p>450.09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266" calcext:value-type="float">
            <text:p>450.266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437" calcext:value-type="float">
            <text:p>450.4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609" calcext:value-type="float">
            <text:p>450.60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781" calcext:value-type="float">
            <text:p>450.78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953" calcext:value-type="float">
            <text:p>450.95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124" calcext:value-type="float">
            <text:p>451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296" calcext:value-type="float">
            <text:p>451.2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468" calcext:value-type="float">
            <text:p>451.46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64" calcext:value-type="float">
            <text:p>451.6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811" calcext:value-type="float">
            <text:p>451.8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983" calcext:value-type="float">
            <text:p>451.98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155" calcext:value-type="float">
            <text:p>452.1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327" calcext:value-type="float">
            <text:p>452.3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498" calcext:value-type="float">
            <text:p>452.498</text:p>
          </table:table-cell>
          <table:table-cell office:value-type="float" office:value="0.13" calcext:value-type="float">
            <text:p>0.13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67" calcext:value-type="float">
            <text:p>452.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842" calcext:value-type="float">
            <text:p>452.842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2" calcext:value-type="float">
            <text:p>0.382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014" calcext:value-type="float">
            <text:p>453.0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185" calcext:value-type="float">
            <text:p>453.185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357" calcext:value-type="float">
            <text:p>453.3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9" calcext:value-type="float">
            <text:p>0.379</text:p>
          </table:table-cell>
          <table:table-cell office:value-type="float" office:value="0.631" calcext:value-type="float">
            <text:p>0.6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529" calcext:value-type="float">
            <text:p>453.5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8" calcext:value-type="float">
            <text:p>0.378</text:p>
          </table:table-cell>
          <table:table-cell office:value-type="float" office:value="0.629" calcext:value-type="float">
            <text:p>0.6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701" calcext:value-type="float">
            <text:p>453.701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7" calcext:value-type="float">
            <text:p>0.6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872" calcext:value-type="float">
            <text:p>453.872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4" calcext:value-type="float">
            <text:p>0.6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044" calcext:value-type="float">
            <text:p>454.0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3" calcext:value-type="float">
            <text:p>0.6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216" calcext:value-type="float">
            <text:p>454.2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1" calcext:value-type="float">
            <text:p>0.6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388" calcext:value-type="float">
            <text:p>454.38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4" calcext:value-type="float">
            <text:p>0.374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559" calcext:value-type="float">
            <text:p>454.5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731" calcext:value-type="float">
            <text:p>454.7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903" calcext:value-type="float">
            <text:p>454.90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075" calcext:value-type="float">
            <text:p>455.0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246" calcext:value-type="float">
            <text:p>455.24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1" calcext:value-type="float">
            <text:p>0.371</text:p>
          </table:table-cell>
          <table:table-cell office:value-type="float" office:value="0.618" calcext:value-type="float">
            <text:p>0.6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418" calcext:value-type="float">
            <text:p>455.4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" calcext:value-type="float">
            <text:p>0.37</text:p>
          </table:table-cell>
          <table:table-cell office:value-type="float" office:value="0.616" calcext:value-type="float">
            <text:p>0.6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59" calcext:value-type="float">
            <text:p>455.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15" calcext:value-type="float">
            <text:p>0.6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762" calcext:value-type="float">
            <text:p>455.762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4" calcext:value-type="float">
            <text:p>0.6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933" calcext:value-type="float">
            <text:p>455.9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7" calcext:value-type="float">
            <text:p>0.367</text:p>
          </table:table-cell>
          <table:table-cell office:value-type="float" office:value="0.613" calcext:value-type="float">
            <text:p>0.6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105" calcext:value-type="float">
            <text:p>456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5" calcext:value-type="float">
            <text:p>0.365</text:p>
          </table:table-cell>
          <table:table-cell office:value-type="float" office:value="0.611" calcext:value-type="float">
            <text:p>0.6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277" calcext:value-type="float">
            <text:p>456.2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4" calcext:value-type="float">
            <text:p>0.364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449" calcext:value-type="float">
            <text:p>456.4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3" calcext:value-type="float">
            <text:p>0.363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621" calcext:value-type="float">
            <text:p>456.6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606" calcext:value-type="float">
            <text:p>0.6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792" calcext:value-type="float">
            <text:p>456.7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" calcext:value-type="float">
            <text:p>0.36</text:p>
          </table:table-cell>
          <table:table-cell office:value-type="float" office:value="0.604" calcext:value-type="float">
            <text:p>0.6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964" calcext:value-type="float">
            <text:p>456.9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9" calcext:value-type="float">
            <text:p>0.359</text:p>
          </table:table-cell>
          <table:table-cell office:value-type="float" office:value="0.601" calcext:value-type="float">
            <text:p>0.6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136" calcext:value-type="float">
            <text:p>457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598" calcext:value-type="float">
            <text:p>0.5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308" calcext:value-type="float">
            <text:p>457.3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596" calcext:value-type="float">
            <text:p>0.5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479" calcext:value-type="float">
            <text:p>457.4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5" calcext:value-type="float">
            <text:p>0.5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651" calcext:value-type="float">
            <text:p>457.6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3" calcext:value-type="float">
            <text:p>0.5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823" calcext:value-type="float">
            <text:p>457.8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4" calcext:value-type="float">
            <text:p>0.354</text:p>
          </table:table-cell>
          <table:table-cell office:value-type="float" office:value="0.592" calcext:value-type="float">
            <text:p>0.5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995" calcext:value-type="float">
            <text:p>457.9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9" calcext:value-type="float">
            <text:p>0.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167" calcext:value-type="float">
            <text:p>458.16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89" calcext:value-type="float">
            <text:p>0.5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338" calcext:value-type="float">
            <text:p>458.3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2" calcext:value-type="float">
            <text:p>0.352</text:p>
          </table:table-cell>
          <table:table-cell office:value-type="float" office:value="0.587" calcext:value-type="float">
            <text:p>0.5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51" calcext:value-type="float">
            <text:p>458.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585" calcext:value-type="float">
            <text:p>0.5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682" calcext:value-type="float">
            <text:p>458.6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84" calcext:value-type="float">
            <text:p>0.5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854" calcext:value-type="float">
            <text:p>458.8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582" calcext:value-type="float">
            <text:p>0.5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025" calcext:value-type="float">
            <text:p>459.0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8" calcext:value-type="float">
            <text:p>0.348</text:p>
          </table:table-cell>
          <table:table-cell office:value-type="float" office:value="0.581" calcext:value-type="float">
            <text:p>0.5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197" calcext:value-type="float">
            <text:p>459.1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579" calcext:value-type="float">
            <text:p>0.5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369" calcext:value-type="float">
            <text:p>459.3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77" calcext:value-type="float">
            <text:p>0.5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541" calcext:value-type="float">
            <text:p>459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3" calcext:value-type="float">
            <text:p>0.343</text:p>
          </table:table-cell>
          <table:table-cell office:value-type="float" office:value="0.575" calcext:value-type="float">
            <text:p>0.5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713" calcext:value-type="float">
            <text:p>459.7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2" calcext:value-type="float">
            <text:p>0.342</text:p>
          </table:table-cell>
          <table:table-cell office:value-type="float" office:value="0.573" calcext:value-type="float">
            <text:p>0.5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884" calcext:value-type="float">
            <text:p>459.88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1" calcext:value-type="float">
            <text:p>0.341</text:p>
          </table:table-cell>
          <table:table-cell office:value-type="float" office:value="0.571" calcext:value-type="float">
            <text:p>0.5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056" calcext:value-type="float">
            <text:p>460.0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" calcext:value-type="float">
            <text:p>0.34</text:p>
          </table:table-cell>
          <table:table-cell office:value-type="float" office:value="0.57" calcext:value-type="float">
            <text:p>0.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228" calcext:value-type="float">
            <text:p>460.2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7" calcext:value-type="float">
            <text:p>0.5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4" calcext:value-type="float">
            <text:p>460.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8" calcext:value-type="float">
            <text:p>0.338</text:p>
          </table:table-cell>
          <table:table-cell office:value-type="float" office:value="0.565" calcext:value-type="float">
            <text:p>0.5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572" calcext:value-type="float">
            <text:p>460.57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7" calcext:value-type="float">
            <text:p>0.337</text:p>
          </table:table-cell>
          <table:table-cell office:value-type="float" office:value="0.563" calcext:value-type="float">
            <text:p>0.5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743" calcext:value-type="float">
            <text:p>460.7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6" calcext:value-type="float">
            <text:p>0.336</text:p>
          </table:table-cell>
          <table:table-cell office:value-type="float" office:value="0.561" calcext:value-type="float">
            <text:p>0.5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915" calcext:value-type="float">
            <text:p>460.9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9" calcext:value-type="float">
            <text:p>0.5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087" calcext:value-type="float">
            <text:p>461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557" calcext:value-type="float">
            <text:p>0.5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259" calcext:value-type="float">
            <text:p>461.2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556" calcext:value-type="float">
            <text:p>0.5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431" calcext:value-type="float">
            <text:p>461.4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5" calcext:value-type="float">
            <text:p>0.5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602" calcext:value-type="float">
            <text:p>461.6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1" calcext:value-type="float">
            <text:p>0.331</text:p>
          </table:table-cell>
          <table:table-cell office:value-type="float" office:value="0.554" calcext:value-type="float">
            <text:p>0.5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774" calcext:value-type="float">
            <text:p>461.774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2" calcext:value-type="float">
            <text:p>0.5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946" calcext:value-type="float">
            <text:p>461.94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1" calcext:value-type="float">
            <text:p>0.5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118" calcext:value-type="float">
            <text:p>462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" calcext:value-type="float">
            <text:p>0.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29" calcext:value-type="float">
            <text:p>462.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8" calcext:value-type="float">
            <text:p>0.5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461" calcext:value-type="float">
            <text:p>462.4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7" calcext:value-type="float">
            <text:p>0.327</text:p>
          </table:table-cell>
          <table:table-cell office:value-type="float" office:value="0.545" calcext:value-type="float">
            <text:p>0.5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633" calcext:value-type="float">
            <text:p>462.6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6" calcext:value-type="float">
            <text:p>0.326</text:p>
          </table:table-cell>
          <table:table-cell office:value-type="float" office:value="0.543" calcext:value-type="float">
            <text:p>0.5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805" calcext:value-type="float">
            <text:p>462.8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1" calcext:value-type="float">
            <text:p>0.5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977" calcext:value-type="float">
            <text:p>462.97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39" calcext:value-type="float">
            <text:p>0.5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149" calcext:value-type="float">
            <text:p>463.14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37" calcext:value-type="float">
            <text:p>0.5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32" calcext:value-type="float">
            <text:p>463.3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535" calcext:value-type="float">
            <text:p>0.5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492" calcext:value-type="float">
            <text:p>463.4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3" calcext:value-type="float">
            <text:p>0.5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664" calcext:value-type="float">
            <text:p>463.6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1" calcext:value-type="float">
            <text:p>0.321</text:p>
          </table:table-cell>
          <table:table-cell office:value-type="float" office:value="0.53" calcext:value-type="float">
            <text:p>0.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836" calcext:value-type="float">
            <text:p>463.8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8" calcext:value-type="float">
            <text:p>0.5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008" calcext:value-type="float">
            <text:p>464.0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5" calcext:value-type="float">
            <text:p>0.5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18" calcext:value-type="float">
            <text:p>464.18</text:p>
          </table:table-cell>
          <table:table-cell office:value-type="float" office:value="0.12" calcext:value-type="float">
            <text:p>0.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523" calcext:value-type="float">
            <text:p>0.5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351" calcext:value-type="float">
            <text:p>464.351</text:p>
          </table:table-cell>
          <table:table-cell office:value-type="float" office:value="0.12" calcext:value-type="float">
            <text:p>0.12</text:p>
          </table:table-cell>
          <table:table-cell office:value-type="float" office:value="0.318" calcext:value-type="float">
            <text:p>0.318</text:p>
          </table:table-cell>
          <table:table-cell office:value-type="float" office:value="0.519" calcext:value-type="float">
            <text:p>0.5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523" calcext:value-type="float">
            <text:p>464.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517" calcext:value-type="float">
            <text:p>0.5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695" calcext:value-type="float">
            <text:p>464.695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15" calcext:value-type="float">
            <text:p>0.5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867" calcext:value-type="float">
            <text:p>464.8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12" calcext:value-type="float">
            <text:p>0.5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039" calcext:value-type="float">
            <text:p>465.0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1" calcext:value-type="float">
            <text:p>0.5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21" calcext:value-type="float">
            <text:p>465.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3" calcext:value-type="float">
            <text:p>0.313</text:p>
          </table:table-cell>
          <table:table-cell office:value-type="float" office:value="0.509" calcext:value-type="float">
            <text:p>0.5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382" calcext:value-type="float">
            <text:p>465.382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2" calcext:value-type="float">
            <text:p>0.312</text:p>
          </table:table-cell>
          <table:table-cell office:value-type="float" office:value="0.507" calcext:value-type="float">
            <text:p>0.5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554" calcext:value-type="float">
            <text:p>465.5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505" calcext:value-type="float">
            <text:p>0.5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726" calcext:value-type="float">
            <text:p>465.7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" calcext:value-type="float">
            <text:p>0.31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898" calcext:value-type="float">
            <text:p>465.8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07" calcext:value-type="float">
            <text:p>466.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2" calcext:value-type="float">
            <text:p>0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241" calcext:value-type="float">
            <text:p>466.24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413" calcext:value-type="float">
            <text:p>466.4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498" calcext:value-type="float">
            <text:p>0.4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585" calcext:value-type="float">
            <text:p>466.5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757" calcext:value-type="float">
            <text:p>466.7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929" calcext:value-type="float">
            <text:p>466.9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6" calcext:value-type="float">
            <text:p>0.4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101" calcext:value-type="float">
            <text:p>467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4" calcext:value-type="float">
            <text:p>0.4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272" calcext:value-type="float">
            <text:p>467.27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3" calcext:value-type="float">
            <text:p>0.4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444" calcext:value-type="float">
            <text:p>467.4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2" calcext:value-type="float">
            <text:p>0.4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616" calcext:value-type="float">
            <text:p>467.61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2" calcext:value-type="float">
            <text:p>0.302</text:p>
          </table:table-cell>
          <table:table-cell office:value-type="float" office:value="0.491" calcext:value-type="float">
            <text:p>0.4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788" calcext:value-type="float">
            <text:p>467.7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9" calcext:value-type="float">
            <text:p>0.4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96" calcext:value-type="float">
            <text:p>467.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8" calcext:value-type="float">
            <text:p>0.4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132" calcext:value-type="float">
            <text:p>468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7" calcext:value-type="float">
            <text:p>0.4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303" calcext:value-type="float">
            <text:p>468.3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" calcext:value-type="float">
            <text:p>0.3</text:p>
          </table:table-cell>
          <table:table-cell office:value-type="float" office:value="0.485" calcext:value-type="float">
            <text:p>0.4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475" calcext:value-type="float">
            <text:p>468.4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3" calcext:value-type="float">
            <text:p>0.4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647" calcext:value-type="float">
            <text:p>468.64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2" calcext:value-type="float">
            <text:p>0.4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819" calcext:value-type="float">
            <text:p>468.8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8" calcext:value-type="float">
            <text:p>0.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991" calcext:value-type="float">
            <text:p>468.9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79" calcext:value-type="float">
            <text:p>0.4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163" calcext:value-type="float">
            <text:p>469.16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6" calcext:value-type="float">
            <text:p>0.296</text:p>
          </table:table-cell>
          <table:table-cell office:value-type="float" office:value="0.477" calcext:value-type="float">
            <text:p>0.4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335" calcext:value-type="float">
            <text:p>469.33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5" calcext:value-type="float">
            <text:p>0.295</text:p>
          </table:table-cell>
          <table:table-cell office:value-type="float" office:value="0.476" calcext:value-type="float">
            <text:p>0.4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506" calcext:value-type="float">
            <text:p>469.5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4" calcext:value-type="float">
            <text:p>0.294</text:p>
          </table:table-cell>
          <table:table-cell office:value-type="float" office:value="0.474" calcext:value-type="float">
            <text:p>0.4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678" calcext:value-type="float">
            <text:p>469.678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2" calcext:value-type="float">
            <text:p>0.4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85" calcext:value-type="float">
            <text:p>469.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022" calcext:value-type="float">
            <text:p>470.0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194" calcext:value-type="float">
            <text:p>470.1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366" calcext:value-type="float">
            <text:p>470.3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538" calcext:value-type="float">
            <text:p>470.538</text:p>
          </table:table-cell>
          <table:table-cell office:value-type="float" office:value="0.114" calcext:value-type="float">
            <text:p>0.1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709" calcext:value-type="float">
            <text:p>470.7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" calcext:value-type="float">
            <text:p>0.2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881" calcext:value-type="float">
            <text:p>470.8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461" calcext:value-type="float">
            <text:p>0.4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053" calcext:value-type="float">
            <text:p>471.053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8" calcext:value-type="float">
            <text:p>0.288</text:p>
          </table:table-cell>
          <table:table-cell office:value-type="float" office:value="0.459" calcext:value-type="float">
            <text:p>0.4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225" calcext:value-type="float">
            <text:p>471.2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7" calcext:value-type="float">
            <text:p>0.4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397" calcext:value-type="float">
            <text:p>471.3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569" calcext:value-type="float">
            <text:p>471.569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455" calcext:value-type="float">
            <text:p>0.4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741" calcext:value-type="float">
            <text:p>471.74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5" calcext:value-type="float">
            <text:p>0.285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912" calcext:value-type="float">
            <text:p>471.9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084" calcext:value-type="float">
            <text:p>472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256" calcext:value-type="float">
            <text:p>472.25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428" calcext:value-type="float">
            <text:p>472.4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1" calcext:value-type="float">
            <text:p>0.281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6" calcext:value-type="float">
            <text:p>472.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" calcext:value-type="float">
            <text:p>0.28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772" calcext:value-type="float">
            <text:p>472.7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42" calcext:value-type="float">
            <text:p>0.4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944" calcext:value-type="float">
            <text:p>472.9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9" calcext:value-type="float">
            <text:p>0.4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115" calcext:value-type="float">
            <text:p>473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287" calcext:value-type="float">
            <text:p>473.2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435" calcext:value-type="float">
            <text:p>0.4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459" calcext:value-type="float">
            <text:p>473.45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33" calcext:value-type="float">
            <text:p>0.4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631" calcext:value-type="float">
            <text:p>473.6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3" calcext:value-type="float">
            <text:p>0.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803" calcext:value-type="float">
            <text:p>473.8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975" calcext:value-type="float">
            <text:p>473.97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1" calcext:value-type="float">
            <text:p>0.271</text:p>
          </table:table-cell>
          <table:table-cell office:value-type="float" office:value="0.425" calcext:value-type="float">
            <text:p>0.4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147" calcext:value-type="float">
            <text:p>474.14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22" calcext:value-type="float">
            <text:p>0.4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319" calcext:value-type="float">
            <text:p>474.3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49" calcext:value-type="float">
            <text:p>474.49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662" calcext:value-type="float">
            <text:p>474.662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834" calcext:value-type="float">
            <text:p>474.834</text:p>
          </table:table-cell>
          <table:table-cell office:value-type="float" office:value="0.11" calcext:value-type="float">
            <text:p>0.11</text:p>
          </table:table-cell>
          <table:table-cell office:value-type="float" office:value="0.263" calcext:value-type="float">
            <text:p>0.263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006" calcext:value-type="float">
            <text:p>475.006</text:p>
          </table:table-cell>
          <table:table-cell office:value-type="float" office:value="0.11" calcext:value-type="float">
            <text:p>0.11</text:p>
          </table:table-cell>
          <table:table-cell office:value-type="float" office:value="0.262" calcext:value-type="float">
            <text:p>0.262</text:p>
          </table:table-cell>
          <table:table-cell office:value-type="float" office:value="0.408" calcext:value-type="float">
            <text:p>0.4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178" calcext:value-type="float">
            <text:p>475.178</text:p>
          </table:table-cell>
          <table:table-cell office:value-type="float" office:value="0.109" calcext:value-type="float">
            <text:p>0.109</text:p>
          </table:table-cell>
          <table:table-cell office:value-type="float" office:value="0.26" calcext:value-type="float">
            <text:p>0.2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35" calcext:value-type="float">
            <text:p>475.35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522" calcext:value-type="float">
            <text:p>475.5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0.4" calcext:value-type="float">
            <text:p>0.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694" calcext:value-type="float">
            <text:p>475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97" calcext:value-type="float">
            <text:p>0.3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865" calcext:value-type="float">
            <text:p>475.8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037" calcext:value-type="float">
            <text:p>476.03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5" calcext:value-type="float">
            <text:p>0.25</text:p>
          </table:table-cell>
          <table:table-cell office:value-type="float" office:value="0.392" calcext:value-type="float">
            <text:p>0.3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209" calcext:value-type="float">
            <text:p>476.2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48" calcext:value-type="float">
            <text:p>0.248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381" calcext:value-type="float">
            <text:p>476.3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6" calcext:value-type="float">
            <text:p>0.246</text:p>
          </table:table-cell>
          <table:table-cell office:value-type="float" office:value="0.386" calcext:value-type="float">
            <text:p>0.3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553" calcext:value-type="float">
            <text:p>476.5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725" calcext:value-type="float">
            <text:p>476.7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3" calcext:value-type="float">
            <text:p>0.243</text:p>
          </table:table-cell>
          <table:table-cell office:value-type="float" office:value="0.382" calcext:value-type="float">
            <text:p>0.3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897" calcext:value-type="float">
            <text:p>476.8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1" calcext:value-type="float">
            <text:p>0.241</text:p>
          </table:table-cell>
          <table:table-cell office:value-type="float" office:value="0.379" calcext:value-type="float">
            <text:p>0.3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069" calcext:value-type="float">
            <text:p>477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" calcext:value-type="float">
            <text:p>0.24</text:p>
          </table:table-cell>
          <table:table-cell office:value-type="float" office:value="0.377" calcext:value-type="float">
            <text:p>0.3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241" calcext:value-type="float">
            <text:p>477.2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8" calcext:value-type="float">
            <text:p>0.238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413" calcext:value-type="float">
            <text:p>477.4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373" calcext:value-type="float">
            <text:p>0.3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584" calcext:value-type="float">
            <text:p>477.5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756" calcext:value-type="float">
            <text:p>477.75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68" calcext:value-type="float">
            <text:p>0.3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928" calcext:value-type="float">
            <text:p>477.92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3" calcext:value-type="float">
            <text:p>0.233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1" calcext:value-type="float">
            <text:p>478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63" calcext:value-type="float">
            <text:p>0.3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272" calcext:value-type="float">
            <text:p>478.27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444" calcext:value-type="float">
            <text:p>478.444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616" calcext:value-type="float">
            <text:p>478.616</text:p>
          </table:table-cell>
          <table:table-cell office:value-type="float" office:value="0.1" calcext:value-type="float">
            <text:p>0.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788" calcext:value-type="float">
            <text:p>478.788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52" calcext:value-type="float">
            <text:p>0.3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96" calcext:value-type="float">
            <text:p>478.96</text:p>
          </table:table-cell>
          <table:table-cell office:value-type="float" office:value="0.1" calcext:value-type="float">
            <text:p>0.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49" calcext:value-type="float">
            <text:p>0.3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132" calcext:value-type="float">
            <text:p>479.132</text:p>
          </table:table-cell>
          <table:table-cell office:value-type="float" office:value="0.1" calcext:value-type="float">
            <text:p>0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46" calcext:value-type="float">
            <text:p>0.3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303" calcext:value-type="float">
            <text:p>479.3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475" calcext:value-type="float">
            <text:p>479.475</text:p>
          </table:table-cell>
          <table:table-cell office:value-type="float" office:value="0.099" calcext:value-type="float">
            <text:p>0.0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647" calcext:value-type="float">
            <text:p>479.64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17" calcext:value-type="float">
            <text:p>0.217</text:p>
          </table:table-cell>
          <table:table-cell office:value-type="float" office:value="0.337" calcext:value-type="float">
            <text:p>0.3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819" calcext:value-type="float">
            <text:p>479.8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4" calcext:value-type="float">
            <text:p>0.3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991" calcext:value-type="float">
            <text:p>479.9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1" calcext:value-type="float">
            <text:p>0.3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163" calcext:value-type="float">
            <text:p>480.1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8" calcext:value-type="float">
            <text:p>0.3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335" calcext:value-type="float">
            <text:p>480.3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1" calcext:value-type="float">
            <text:p>0.211</text:p>
          </table:table-cell>
          <table:table-cell office:value-type="float" office:value="0.326" calcext:value-type="float">
            <text:p>0.3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507" calcext:value-type="float">
            <text:p>480.5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3" calcext:value-type="float">
            <text:p>0.3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679" calcext:value-type="float">
            <text:p>480.67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8" calcext:value-type="float">
            <text:p>0.208</text:p>
          </table:table-cell>
          <table:table-cell office:value-type="float" office:value="0.321" calcext:value-type="float">
            <text:p>0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851" calcext:value-type="float">
            <text:p>480.85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7" calcext:value-type="float">
            <text:p>0.207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023" calcext:value-type="float">
            <text:p>481.0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16" calcext:value-type="float">
            <text:p>0.3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194" calcext:value-type="float">
            <text:p>481.1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4" calcext:value-type="float">
            <text:p>0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366" calcext:value-type="float">
            <text:p>481.366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538" calcext:value-type="float">
            <text:p>481.53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71" calcext:value-type="float">
            <text:p>481.7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" calcext:value-type="float">
            <text:p>0.2</text:p>
          </table:table-cell>
          <table:table-cell office:value-type="float" office:value="0.307" calcext:value-type="float">
            <text:p>0.3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882" calcext:value-type="float">
            <text:p>481.88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305" calcext:value-type="float">
            <text:p>0.3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054" calcext:value-type="float">
            <text:p>482.05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226" calcext:value-type="float">
            <text:p>482.2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1" calcext:value-type="float">
            <text:p>0.3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398" calcext:value-type="float">
            <text:p>482.3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57" calcext:value-type="float">
            <text:p>482.5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96" calcext:value-type="float">
            <text:p>0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742" calcext:value-type="float">
            <text:p>482.742</text:p>
          </table:table-cell>
          <table:table-cell office:value-type="float" office:value="0.09" calcext:value-type="float">
            <text:p>0.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93" calcext:value-type="float">
            <text:p>0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914" calcext:value-type="float">
            <text:p>482.9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086" calcext:value-type="float">
            <text:p>483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88" calcext:value-type="float">
            <text:p>0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258" calcext:value-type="float">
            <text:p>483.25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5" calcext:value-type="float">
            <text:p>0.2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429" calcext:value-type="float">
            <text:p>483.42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83" calcext:value-type="float">
            <text:p>0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601" calcext:value-type="float">
            <text:p>483.6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2" calcext:value-type="float">
            <text:p>0.182</text:p>
          </table:table-cell>
          <table:table-cell office:value-type="float" office:value="0.28" calcext:value-type="float">
            <text:p>0.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773" calcext:value-type="float">
            <text:p>483.77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" calcext:value-type="float">
            <text:p>0.18</text:p>
          </table:table-cell>
          <table:table-cell office:value-type="float" office:value="0.278" calcext:value-type="float">
            <text:p>0.2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945" calcext:value-type="float">
            <text:p>483.94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75" calcext:value-type="float">
            <text:p>0.2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117" calcext:value-type="float">
            <text:p>484.11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3" calcext:value-type="float">
            <text:p>0.2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289" calcext:value-type="float">
            <text:p>484.2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71" calcext:value-type="float">
            <text:p>0.2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461" calcext:value-type="float">
            <text:p>484.4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8" calcext:value-type="float">
            <text:p>0.2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633" calcext:value-type="float">
            <text:p>484.6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266" calcext:value-type="float">
            <text:p>0.2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805" calcext:value-type="float">
            <text:p>484.8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64" calcext:value-type="float">
            <text:p>0.2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977" calcext:value-type="float">
            <text:p>484.97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" calcext:value-type="float">
            <text:p>0.17</text:p>
          </table:table-cell>
          <table:table-cell office:value-type="float" office:value="0.262" calcext:value-type="float">
            <text:p>0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149" calcext:value-type="float">
            <text:p>485.1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321" calcext:value-type="float">
            <text:p>485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58" calcext:value-type="float">
            <text:p>0.2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493" calcext:value-type="float">
            <text:p>485.4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6" calcext:value-type="float">
            <text:p>0.166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665" calcext:value-type="float">
            <text:p>485.66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4" calcext:value-type="float">
            <text:p>0.2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837" calcext:value-type="float">
            <text:p>485.83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4" calcext:value-type="float">
            <text:p>0.164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009" calcext:value-type="float">
            <text:p>486.0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18" calcext:value-type="float">
            <text:p>486.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2" calcext:value-type="float">
            <text:p>0.162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352" calcext:value-type="float">
            <text:p>486.35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1" calcext:value-type="float">
            <text:p>0.161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524" calcext:value-type="float">
            <text:p>486.5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696" calcext:value-type="float">
            <text:p>486.6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868" calcext:value-type="float">
            <text:p>486.8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7" calcext:value-type="float">
            <text:p>0.157</text:p>
          </table:table-cell>
          <table:table-cell office:value-type="float" office:value="0.239" calcext:value-type="float">
            <text:p>0.2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04" calcext:value-type="float">
            <text:p>487.0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5" calcext:value-type="float">
            <text:p>0.155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212" calcext:value-type="float">
            <text:p>487.2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384" calcext:value-type="float">
            <text:p>487.38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556" calcext:value-type="float">
            <text:p>487.5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728" calcext:value-type="float">
            <text:p>487.728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9" calcext:value-type="float">
            <text:p>487.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072" calcext:value-type="float">
            <text:p>488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244" calcext:value-type="float">
            <text:p>488.244</text:p>
          </table:table-cell>
          <table:table-cell office:value-type="float" office:value="0.08" calcext:value-type="float">
            <text:p>0.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416" calcext:value-type="float">
            <text:p>488.416</text:p>
          </table:table-cell>
          <table:table-cell office:value-type="float" office:value="0.08" calcext:value-type="float">
            <text:p>0.08</text:p>
          </table:table-cell>
          <table:table-cell office:value-type="float" office:value="0.146" calcext:value-type="float">
            <text:p>0.146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588" calcext:value-type="float">
            <text:p>488.588</text:p>
          </table:table-cell>
          <table:table-cell office:value-type="float" office:value="0.08" calcext:value-type="float">
            <text:p>0.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21" calcext:value-type="float">
            <text:p>0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76" calcext:value-type="float">
            <text:p>488.7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4" calcext:value-type="float">
            <text:p>0.144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932" calcext:value-type="float">
            <text:p>488.93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3" calcext:value-type="float">
            <text:p>0.143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104" calcext:value-type="float">
            <text:p>489.1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276" calcext:value-type="float">
            <text:p>489.2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448" calcext:value-type="float">
            <text:p>489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" calcext:value-type="float">
            <text:p>0.14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62" calcext:value-type="float">
            <text:p>489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9" calcext:value-type="float">
            <text:p>0.139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792" calcext:value-type="float">
            <text:p>489.792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9" calcext:value-type="float">
            <text:p>0.2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964" calcext:value-type="float">
            <text:p>489.9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135" calcext:value-type="float">
            <text:p>490.13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5" calcext:value-type="float">
            <text:p>0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307" calcext:value-type="float">
            <text:p>490.3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479" calcext:value-type="float">
            <text:p>490.4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651" calcext:value-type="float">
            <text:p>490.65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823" calcext:value-type="float">
            <text:p>490.82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995" calcext:value-type="float">
            <text:p>490.9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7" calcext:value-type="float">
            <text:p>0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167" calcext:value-type="float">
            <text:p>491.16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339" calcext:value-type="float">
            <text:p>491.3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" calcext:value-type="float">
            <text:p>0.13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511" calcext:value-type="float">
            <text:p>491.5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683" calcext:value-type="float">
            <text:p>491.6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855" calcext:value-type="float">
            <text:p>491.85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027" calcext:value-type="float">
            <text:p>492.0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199" calcext:value-type="float">
            <text:p>492.1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371" calcext:value-type="float">
            <text:p>492.37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543" calcext:value-type="float">
            <text:p>492.54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715" calcext:value-type="float">
            <text:p>492.7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887" calcext:value-type="float">
            <text:p>492.88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059" calcext:value-type="float">
            <text:p>493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231" calcext:value-type="float">
            <text:p>493.2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403" calcext:value-type="float">
            <text:p>493.4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575" calcext:value-type="float">
            <text:p>493.5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747" calcext:value-type="float">
            <text:p>493.7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919" calcext:value-type="float">
            <text:p>493.91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" calcext:value-type="float">
            <text:p>0.12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091" calcext:value-type="float">
            <text:p>494.09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263" calcext:value-type="float">
            <text:p>494.2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435" calcext:value-type="float">
            <text:p>494.4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607" calcext:value-type="float">
            <text:p>494.6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779" calcext:value-type="float">
            <text:p>494.77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951" calcext:value-type="float">
            <text:p>494.95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123" calcext:value-type="float">
            <text:p>495.12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295" calcext:value-type="float">
            <text:p>495.2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467" calcext:value-type="float">
            <text:p>495.46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639" calcext:value-type="float">
            <text:p>495.63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811" calcext:value-type="float">
            <text:p>495.81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983" calcext:value-type="float">
            <text:p>495.98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155" calcext:value-type="float">
            <text:p>496.15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327" calcext:value-type="float">
            <text:p>496.3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499" calcext:value-type="float">
            <text:p>496.49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671" calcext:value-type="float">
            <text:p>496.6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843" calcext:value-type="float">
            <text:p>496.843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015" calcext:value-type="float">
            <text:p>497.0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187" calcext:value-type="float">
            <text:p>497.1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359" calcext:value-type="float">
            <text:p>497.3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531" calcext:value-type="float">
            <text:p>497.53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703" calcext:value-type="float">
            <text:p>497.703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875" calcext:value-type="float">
            <text:p>497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047" calcext:value-type="float">
            <text:p>498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219" calcext:value-type="float">
            <text:p>498.219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391" calcext:value-type="float">
            <text:p>498.391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563" calcext:value-type="float">
            <text:p>498.563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735" calcext:value-type="float">
            <text:p>498.735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907" calcext:value-type="float">
            <text:p>498.907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079" calcext:value-type="float">
            <text:p>499.079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251" calcext:value-type="float">
            <text:p>499.251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423" calcext:value-type="float">
            <text:p>499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595" calcext:value-type="float">
            <text:p>499.595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767" calcext:value-type="float">
            <text:p>499.767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939" calcext:value-type="float">
            <text:p>499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111" calcext:value-type="float">
            <text:p>500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283" calcext:value-type="float">
            <text:p>500.283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455" calcext:value-type="float">
            <text:p>500.455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627" calcext:value-type="float">
            <text:p>500.627</text:p>
          </table:table-cell>
          <table:table-cell office:value-type="float" office:value="0.07" calcext:value-type="float">
            <text:p>0.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799" calcext:value-type="float">
            <text:p>500.79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971" calcext:value-type="float">
            <text:p>500.9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144" calcext:value-type="float">
            <text:p>501.14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316" calcext:value-type="float">
            <text:p>501.3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488" calcext:value-type="float">
            <text:p>501.4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66" calcext:value-type="float">
            <text:p>501.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832" calcext:value-type="float">
            <text:p>501.8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004" calcext:value-type="float">
            <text:p>502.00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176" calcext:value-type="float">
            <text:p>502.1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348" calcext:value-type="float">
            <text:p>502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52" calcext:value-type="float">
            <text:p>502.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692" calcext:value-type="float">
            <text:p>502.6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864" calcext:value-type="float">
            <text:p>502.8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036" calcext:value-type="float">
            <text:p>503.0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208" calcext:value-type="float">
            <text:p>503.2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38" calcext:value-type="float">
            <text:p>503.3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552" calcext:value-type="float">
            <text:p>503.5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724" calcext:value-type="float">
            <text:p>503.7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896" calcext:value-type="float">
            <text:p>503.89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068" calcext:value-type="float">
            <text:p>504.06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24" calcext:value-type="float">
            <text:p>504.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412" calcext:value-type="float">
            <text:p>504.41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584" calcext:value-type="float">
            <text:p>504.5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756" calcext:value-type="float">
            <text:p>504.7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928" calcext:value-type="float">
            <text:p>504.92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101" calcext:value-type="float">
            <text:p>505.1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273" calcext:value-type="float">
            <text:p>505.2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445" calcext:value-type="float">
            <text:p>505.44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617" calcext:value-type="float">
            <text:p>505.61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789" calcext:value-type="float">
            <text:p>505.78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961" calcext:value-type="float">
            <text:p>505.96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133" calcext:value-type="float">
            <text:p>506.1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305" calcext:value-type="float">
            <text:p>506.3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477" calcext:value-type="float">
            <text:p>506.47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649" calcext:value-type="float">
            <text:p>506.6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821" calcext:value-type="float">
            <text:p>506.8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993" calcext:value-type="float">
            <text:p>506.9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165" calcext:value-type="float">
            <text:p>507.1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337" calcext:value-type="float">
            <text:p>507.3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509" calcext:value-type="float">
            <text:p>507.50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681" calcext:value-type="float">
            <text:p>507.68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854" calcext:value-type="float">
            <text:p>507.8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026" calcext:value-type="float">
            <text:p>508.02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198" calcext:value-type="float">
            <text:p>508.19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37" calcext:value-type="float">
            <text:p>508.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542" calcext:value-type="float">
            <text:p>508.54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714" calcext:value-type="float">
            <text:p>508.7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886" calcext:value-type="float">
            <text:p>508.88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058" calcext:value-type="float">
            <text:p>509.05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23" calcext:value-type="float">
            <text:p>509.2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402" calcext:value-type="float">
            <text:p>509.40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574" calcext:value-type="float">
            <text:p>509.5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746" calcext:value-type="float">
            <text:p>509.7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918" calcext:value-type="float">
            <text:p>509.9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091" calcext:value-type="float">
            <text:p>510.09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263" calcext:value-type="float">
            <text:p>510.2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435" calcext:value-type="float">
            <text:p>510.43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607" calcext:value-type="float">
            <text:p>510.6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779" calcext:value-type="float">
            <text:p>510.77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951" calcext:value-type="float">
            <text:p>510.9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123" calcext:value-type="float">
            <text:p>511.12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295" calcext:value-type="float">
            <text:p>511.2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467" calcext:value-type="float">
            <text:p>511.4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639" calcext:value-type="float">
            <text:p>511.6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811" calcext:value-type="float">
            <text:p>511.8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984" calcext:value-type="float">
            <text:p>511.98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156" calcext:value-type="float">
            <text:p>512.15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328" calcext:value-type="float">
            <text:p>512.3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5" calcext:value-type="float">
            <text:p>512.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672" calcext:value-type="float">
            <text:p>512.6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844" calcext:value-type="float">
            <text:p>512.8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016" calcext:value-type="float">
            <text:p>513.0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188" calcext:value-type="float">
            <text:p>513.1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36" calcext:value-type="float">
            <text:p>513.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532" calcext:value-type="float">
            <text:p>513.5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705" calcext:value-type="float">
            <text:p>513.7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877" calcext:value-type="float">
            <text:p>513.8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049" calcext:value-type="float">
            <text:p>514.0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221" calcext:value-type="float">
            <text:p>514.2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393" calcext:value-type="float">
            <text:p>514.39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565" calcext:value-type="float">
            <text:p>514.5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737" calcext:value-type="float">
            <text:p>514.7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909" calcext:value-type="float">
            <text:p>514.9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081" calcext:value-type="float">
            <text:p>515.0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254" calcext:value-type="float">
            <text:p>515.2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426" calcext:value-type="float">
            <text:p>515.4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598" calcext:value-type="float">
            <text:p>515.5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77" calcext:value-type="float">
            <text:p>515.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942" calcext:value-type="float">
            <text:p>515.9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114" calcext:value-type="float">
            <text:p>516.1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286" calcext:value-type="float">
            <text:p>516.28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458" calcext:value-type="float">
            <text:p>516.4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631" calcext:value-type="float">
            <text:p>516.6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803" calcext:value-type="float">
            <text:p>516.8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975" calcext:value-type="float">
            <text:p>516.97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147" calcext:value-type="float">
            <text:p>517.1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319" calcext:value-type="float">
            <text:p>517.3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491" calcext:value-type="float">
            <text:p>517.49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663" calcext:value-type="float">
            <text:p>517.6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835" calcext:value-type="float">
            <text:p>517.8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008" calcext:value-type="float">
            <text:p>518.0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18" calcext:value-type="float">
            <text:p>518.1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352" calcext:value-type="float">
            <text:p>518.3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524" calcext:value-type="float">
            <text:p>518.5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696" calcext:value-type="float">
            <text:p>518.6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868" calcext:value-type="float">
            <text:p>518.8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04" calcext:value-type="float">
            <text:p>519.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212" calcext:value-type="float">
            <text:p>519.21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385" calcext:value-type="float">
            <text:p>519.38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557" calcext:value-type="float">
            <text:p>519.5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729" calcext:value-type="float">
            <text:p>519.7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901" calcext:value-type="float">
            <text:p>519.9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073" calcext:value-type="float">
            <text:p>52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245" calcext:value-type="float">
            <text:p>520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417" calcext:value-type="float">
            <text:p>520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59" calcext:value-type="float">
            <text:p>520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762" calcext:value-type="float">
            <text:p>520.7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934" calcext:value-type="float">
            <text:p>520.93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106" calcext:value-type="float">
            <text:p>521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278" calcext:value-type="float">
            <text:p>521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45" calcext:value-type="float">
            <text:p>521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622" calcext:value-type="float">
            <text:p>521.6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795" calcext:value-type="float">
            <text:p>521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967" calcext:value-type="float">
            <text:p>521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139" calcext:value-type="float">
            <text:p>522.1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311" calcext:value-type="float">
            <text:p>522.31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483" calcext:value-type="float">
            <text:p>522.4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655" calcext:value-type="float">
            <text:p>522.6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828" calcext:value-type="float">
            <text:p>522.8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" calcext:value-type="float">
            <text:p>5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172" calcext:value-type="float">
            <text:p>523.1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344" calcext:value-type="float">
            <text:p>523.3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516" calcext:value-type="float">
            <text:p>523.5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688" calcext:value-type="float">
            <text:p>523.6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861" calcext:value-type="float">
            <text:p>523.8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033" calcext:value-type="float">
            <text:p>524.0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205" calcext:value-type="float">
            <text:p>524.2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377" calcext:value-type="float">
            <text:p>524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549" calcext:value-type="float">
            <text:p>524.5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721" calcext:value-type="float">
            <text:p>524.7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894" calcext:value-type="float">
            <text:p>524.8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066" calcext:value-type="float">
            <text:p>525.0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238" calcext:value-type="float">
            <text:p>525.2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41" calcext:value-type="float">
            <text:p>525.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582" calcext:value-type="float">
            <text:p>525.5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754" calcext:value-type="float">
            <text:p>525.7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927" calcext:value-type="float">
            <text:p>525.9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099" calcext:value-type="float">
            <text:p>526.0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271" calcext:value-type="float">
            <text:p>526.2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443" calcext:value-type="float">
            <text:p>526.4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615" calcext:value-type="float">
            <text:p>526.6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787" calcext:value-type="float">
            <text:p>526.7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96" calcext:value-type="float">
            <text:p>526.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132" calcext:value-type="float">
            <text:p>527.1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304" calcext:value-type="float">
            <text:p>527.3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476" calcext:value-type="float">
            <text:p>527.4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648" calcext:value-type="float">
            <text:p>527.6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821" calcext:value-type="float">
            <text:p>527.8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993" calcext:value-type="float">
            <text:p>527.9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165" calcext:value-type="float">
            <text:p>528.1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337" calcext:value-type="float">
            <text:p>528.3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509" calcext:value-type="float">
            <text:p>528.5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682" calcext:value-type="float">
            <text:p>528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854" calcext:value-type="float">
            <text:p>528.8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026" calcext:value-type="float">
            <text:p>529.0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198" calcext:value-type="float">
            <text:p>529.1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37" calcext:value-type="float">
            <text:p>529.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543" calcext:value-type="float">
            <text:p>529.5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715" calcext:value-type="float">
            <text:p>529.7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887" calcext:value-type="float">
            <text:p>529.8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059" calcext:value-type="float">
            <text:p>530.0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231" calcext:value-type="float">
            <text:p>530.2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404" calcext:value-type="float">
            <text:p>530.4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576" calcext:value-type="float">
            <text:p>530.5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748" calcext:value-type="float">
            <text:p>530.7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92" calcext:value-type="float">
            <text:p>530.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092" calcext:value-type="float">
            <text:p>531.0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265" calcext:value-type="float">
            <text:p>531.2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437" calcext:value-type="float">
            <text:p>531.4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609" calcext:value-type="float">
            <text:p>531.6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781" calcext:value-type="float">
            <text:p>531.7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953" calcext:value-type="float">
            <text:p>531.9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126" calcext:value-type="float">
            <text:p>532.1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298" calcext:value-type="float">
            <text:p>532.2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47" calcext:value-type="float">
            <text:p>532.4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642" calcext:value-type="float">
            <text:p>532.6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814" calcext:value-type="float">
            <text:p>532.8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987" calcext:value-type="float">
            <text:p>532.9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159" calcext:value-type="float">
            <text:p>533.1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331" calcext:value-type="float">
            <text:p>533.3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503" calcext:value-type="float">
            <text:p>533.5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676" calcext:value-type="float">
            <text:p>533.6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848" calcext:value-type="float">
            <text:p>533.8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02" calcext:value-type="float">
            <text:p>534.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192" calcext:value-type="float">
            <text:p>534.1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364" calcext:value-type="float">
            <text:p>534.3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537" calcext:value-type="float">
            <text:p>534.5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709" calcext:value-type="float">
            <text:p>534.7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881" calcext:value-type="float">
            <text:p>534.8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053" calcext:value-type="float">
            <text:p>535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226" calcext:value-type="float">
            <text:p>535.2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398" calcext:value-type="float">
            <text:p>535.3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57" calcext:value-type="float">
            <text:p>535.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742" calcext:value-type="float">
            <text:p>535.7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914" calcext:value-type="float">
            <text:p>535.9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087" calcext:value-type="float">
            <text:p>536.08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259" calcext:value-type="float">
            <text:p>536.2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431" calcext:value-type="float">
            <text:p>536.4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603" calcext:value-type="float">
            <text:p>536.6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776" calcext:value-type="float">
            <text:p>536.7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948" calcext:value-type="float">
            <text:p>536.9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12" calcext:value-type="float">
            <text:p>537.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292" calcext:value-type="float">
            <text:p>537.2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465" calcext:value-type="float">
            <text:p>537.4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637" calcext:value-type="float">
            <text:p>537.6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809" calcext:value-type="float">
            <text:p>537.8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981" calcext:value-type="float">
            <text:p>537.9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154" calcext:value-type="float">
            <text:p>538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326" calcext:value-type="float">
            <text:p>538.3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498" calcext:value-type="float">
            <text:p>538.4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67" calcext:value-type="float">
            <text:p>538.6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843" calcext:value-type="float">
            <text:p>538.8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015" calcext:value-type="float">
            <text:p>539.0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187" calcext:value-type="float">
            <text:p>539.1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359" calcext:value-type="float">
            <text:p>539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532" calcext:value-type="float">
            <text:p>539.5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704" calcext:value-type="float">
            <text:p>539.7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876" calcext:value-type="float">
            <text:p>539.8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048" calcext:value-type="float">
            <text:p>540.0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221" calcext:value-type="float">
            <text:p>540.2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393" calcext:value-type="float">
            <text:p>540.3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565" calcext:value-type="float">
            <text:p>540.5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737" calcext:value-type="float">
            <text:p>540.7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91" calcext:value-type="float">
            <text:p>540.9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082" calcext:value-type="float">
            <text:p>541.0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254" calcext:value-type="float">
            <text:p>541.2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427" calcext:value-type="float">
            <text:p>541.4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599" calcext:value-type="float">
            <text:p>541.5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771" calcext:value-type="float">
            <text:p>541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943" calcext:value-type="float">
            <text:p>541.9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116" calcext:value-type="float">
            <text:p>542.1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288" calcext:value-type="float">
            <text:p>542.28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46" calcext:value-type="float">
            <text:p>542.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632" calcext:value-type="float">
            <text:p>542.6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805" calcext:value-type="float">
            <text:p>542.8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977" calcext:value-type="float">
            <text:p>542.97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149" calcext:value-type="float">
            <text:p>543.1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321" calcext:value-type="float">
            <text:p>543.32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494" calcext:value-type="float">
            <text:p>543.4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666" calcext:value-type="float">
            <text:p>543.6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838" calcext:value-type="float">
            <text:p>543.8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011" calcext:value-type="float">
            <text:p>544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183" calcext:value-type="float">
            <text:p>544.18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355" calcext:value-type="float">
            <text:p>544.3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527" calcext:value-type="float">
            <text:p>544.52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7" calcext:value-type="float">
            <text:p>544.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872" calcext:value-type="float">
            <text:p>544.8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044" calcext:value-type="float">
            <text:p>545.0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217" calcext:value-type="float">
            <text:p>545.2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389" calcext:value-type="float">
            <text:p>545.38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561" calcext:value-type="float">
            <text:p>545.5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733" calcext:value-type="float">
            <text:p>545.73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906" calcext:value-type="float">
            <text:p>545.90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078" calcext:value-type="float">
            <text:p>546.07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25" calcext:value-type="float">
            <text:p>546.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423" calcext:value-type="float">
            <text:p>546.42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595" calcext:value-type="float">
            <text:p>546.59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767" calcext:value-type="float">
            <text:p>546.7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94" calcext:value-type="float">
            <text:p>546.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112" calcext:value-type="float">
            <text:p>547.11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284" calcext:value-type="float">
            <text:p>547.28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456" calcext:value-type="float">
            <text:p>547.45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629" calcext:value-type="float">
            <text:p>547.6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801" calcext:value-type="float">
            <text:p>547.8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973" calcext:value-type="float">
            <text:p>547.9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146" calcext:value-type="float">
            <text:p>548.14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318" calcext:value-type="float">
            <text:p>548.3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49" calcext:value-type="float">
            <text:p>548.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663" calcext:value-type="float">
            <text:p>548.6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835" calcext:value-type="float">
            <text:p>548.8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007" calcext:value-type="float">
            <text:p>549.0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18" calcext:value-type="float">
            <text:p>549.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352" calcext:value-type="float">
            <text:p>549.3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524" calcext:value-type="float">
            <text:p>549.52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696" calcext:value-type="float">
            <text:p>549.6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869" calcext:value-type="float">
            <text:p>549.86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041" calcext:value-type="float">
            <text:p>55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213" calcext:value-type="float">
            <text:p>550.21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386" calcext:value-type="float">
            <text:p>550.38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558" calcext:value-type="float">
            <text:p>550.5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73" calcext:value-type="float">
            <text:p>550.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903" calcext:value-type="float">
            <text:p>550.9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075" calcext:value-type="float">
            <text:p>551.07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247" calcext:value-type="float">
            <text:p>551.2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42" calcext:value-type="float">
            <text:p>551.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592" calcext:value-type="float">
            <text:p>551.59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764" calcext:value-type="float">
            <text:p>551.76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937" calcext:value-type="float">
            <text:p>551.93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109" calcext:value-type="float">
            <text:p>552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281" calcext:value-type="float">
            <text:p>552.28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454" calcext:value-type="float">
            <text:p>552.45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626" calcext:value-type="float">
            <text:p>552.6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798" calcext:value-type="float">
            <text:p>552.7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971" calcext:value-type="float">
            <text:p>552.97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143" calcext:value-type="float">
            <text:p>553.14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315" calcext:value-type="float">
            <text:p>553.3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488" calcext:value-type="float">
            <text:p>553.48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66" calcext:value-type="float">
            <text:p>553.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832" calcext:value-type="float">
            <text:p>553.8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005" calcext:value-type="float">
            <text:p>554.0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177" calcext:value-type="float">
            <text:p>554.1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349" calcext:value-type="float">
            <text:p>554.3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522" calcext:value-type="float">
            <text:p>554.52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694" calcext:value-type="float">
            <text:p>554.6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866" calcext:value-type="float">
            <text:p>554.86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039" calcext:value-type="float">
            <text:p>555.03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211" calcext:value-type="float">
            <text:p>555.2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383" calcext:value-type="float">
            <text:p>555.3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556" calcext:value-type="float">
            <text:p>555.5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728" calcext:value-type="float">
            <text:p>555.7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9" calcext:value-type="float">
            <text:p>555.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073" calcext:value-type="float">
            <text:p>556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245" calcext:value-type="float">
            <text:p>556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417" calcext:value-type="float">
            <text:p>556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59" calcext:value-type="float">
            <text:p>556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762" calcext:value-type="float">
            <text:p>556.7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935" calcext:value-type="float">
            <text:p>556.9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107" calcext:value-type="float">
            <text:p>557.1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279" calcext:value-type="float">
            <text:p>557.27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452" calcext:value-type="float">
            <text:p>557.4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624" calcext:value-type="float">
            <text:p>557.6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796" calcext:value-type="float">
            <text:p>557.7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969" calcext:value-type="float">
            <text:p>557.9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141" calcext:value-type="float">
            <text:p>558.1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313" calcext:value-type="float">
            <text:p>558.3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486" calcext:value-type="float">
            <text:p>558.48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658" calcext:value-type="float">
            <text:p>558.6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831" calcext:value-type="float">
            <text:p>558.8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003" calcext:value-type="float">
            <text:p>559.00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175" calcext:value-type="float">
            <text:p>559.17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348" calcext:value-type="float">
            <text:p>559.3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52" calcext:value-type="float">
            <text:p>559.5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692" calcext:value-type="float">
            <text:p>55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865" calcext:value-type="float">
            <text:p>559.8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037" calcext:value-type="float">
            <text:p>560.0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209" calcext:value-type="float">
            <text:p>56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382" calcext:value-type="float">
            <text:p>560.38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554" calcext:value-type="float">
            <text:p>560.5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727" calcext:value-type="float">
            <text:p>560.7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899" calcext:value-type="float">
            <text:p>560.8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071" calcext:value-type="float">
            <text:p>561.0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244" calcext:value-type="float">
            <text:p>561.24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416" calcext:value-type="float">
            <text:p>561.4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589" calcext:value-type="float">
            <text:p>561.58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761" calcext:value-type="float">
            <text:p>561.7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933" calcext:value-type="float">
            <text:p>561.9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106" calcext:value-type="float">
            <text:p>562.10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278" calcext:value-type="float">
            <text:p>562.27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45" calcext:value-type="float">
            <text:p>562.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623" calcext:value-type="float">
            <text:p>562.62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795" calcext:value-type="float">
            <text:p>562.7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968" calcext:value-type="float">
            <text:p>56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14" calcext:value-type="float">
            <text:p>56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312" calcext:value-type="float">
            <text:p>563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485" calcext:value-type="float">
            <text:p>56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657" calcext:value-type="float">
            <text:p>563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83" calcext:value-type="float">
            <text:p>56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002" calcext:value-type="float">
            <text:p>564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174" calcext:value-type="float">
            <text:p>564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347" calcext:value-type="float">
            <text:p>564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519" calcext:value-type="float">
            <text:p>564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692" calcext:value-type="float">
            <text:p>564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864" calcext:value-type="float">
            <text:p>564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036" calcext:value-type="float">
            <text:p>565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209" calcext:value-type="float">
            <text:p>565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381" calcext:value-type="float">
            <text:p>565.3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554" calcext:value-type="float">
            <text:p>565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726" calcext:value-type="float">
            <text:p>565.7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898" calcext:value-type="float">
            <text:p>565.8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071" calcext:value-type="float">
            <text:p>566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243" calcext:value-type="float">
            <text:p>566.2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416" calcext:value-type="float">
            <text:p>566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588" calcext:value-type="float">
            <text:p>566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76" calcext:value-type="float">
            <text:p>566.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933" calcext:value-type="float">
            <text:p>566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105" calcext:value-type="float">
            <text:p>567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278" calcext:value-type="float">
            <text:p>567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45" calcext:value-type="float">
            <text:p>567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623" calcext:value-type="float">
            <text:p>567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795" calcext:value-type="float">
            <text:p>567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967" calcext:value-type="float">
            <text:p>567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14" calcext:value-type="float">
            <text:p>568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312" calcext:value-type="float">
            <text:p>568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485" calcext:value-type="float">
            <text:p>568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657" calcext:value-type="float">
            <text:p>568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829" calcext:value-type="float">
            <text:p>568.82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002" calcext:value-type="float">
            <text:p>569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174" calcext:value-type="float">
            <text:p>569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347" calcext:value-type="float">
            <text:p>569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519" calcext:value-type="float">
            <text:p>569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692" calcext:value-type="float">
            <text:p>56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864" calcext:value-type="float">
            <text:p>569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036" calcext:value-type="float">
            <text:p>57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209" calcext:value-type="float">
            <text:p>57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381" calcext:value-type="float">
            <text:p>570.3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554" calcext:value-type="float">
            <text:p>570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726" calcext:value-type="float">
            <text:p>570.7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899" calcext:value-type="float">
            <text:p>570.8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071" calcext:value-type="float">
            <text:p>571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244" calcext:value-type="float">
            <text:p>571.2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416" calcext:value-type="float">
            <text:p>571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588" calcext:value-type="float">
            <text:p>571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761" calcext:value-type="float">
            <text:p>571.7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933" calcext:value-type="float">
            <text:p>571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106" calcext:value-type="float">
            <text:p>572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278" calcext:value-type="float">
            <text:p>572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451" calcext:value-type="float">
            <text:p>572.45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623" calcext:value-type="float">
            <text:p>572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796" calcext:value-type="float">
            <text:p>572.7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968" calcext:value-type="float">
            <text:p>57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14" calcext:value-type="float">
            <text:p>57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313" calcext:value-type="float">
            <text:p>573.3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485" calcext:value-type="float">
            <text:p>57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658" calcext:value-type="float">
            <text:p>573.6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83" calcext:value-type="float">
            <text:p>57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003" calcext:value-type="float">
            <text:p>574.0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175" calcext:value-type="float">
            <text:p>574.1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348" calcext:value-type="float">
            <text:p>574.34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52" calcext:value-type="float">
            <text:p>574.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693" calcext:value-type="float">
            <text:p>574.69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865" calcext:value-type="float">
            <text:p>574.8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037" calcext:value-type="float">
            <text:p>575.0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21" calcext:value-type="float">
            <text:p>575.2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382" calcext:value-type="float">
            <text:p>575.3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555" calcext:value-type="float">
            <text:p>575.5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727" calcext:value-type="float">
            <text:p>575.7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9" calcext:value-type="float">
            <text:p>575.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072" calcext:value-type="float">
            <text:p>576.0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245" calcext:value-type="float">
            <text:p>576.2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417" calcext:value-type="float">
            <text:p>576.4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59" calcext:value-type="float">
            <text:p>576.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762" calcext:value-type="float">
            <text:p>576.7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935" calcext:value-type="float">
            <text:p>576.93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107" calcext:value-type="float">
            <text:p>577.1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28" calcext:value-type="float">
            <text:p>577.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452" calcext:value-type="float">
            <text:p>577.4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624" calcext:value-type="float">
            <text:p>577.6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797" calcext:value-type="float">
            <text:p>577.7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969" calcext:value-type="float">
            <text:p>577.9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142" calcext:value-type="float">
            <text:p>578.1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314" calcext:value-type="float">
            <text:p>578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487" calcext:value-type="float">
            <text:p>578.4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659" calcext:value-type="float">
            <text:p>578.6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832" calcext:value-type="float">
            <text:p>578.8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004" calcext:value-type="float">
            <text:p>579.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177" calcext:value-type="float">
            <text:p>579.1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349" calcext:value-type="float">
            <text:p>579.3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522" calcext:value-type="float">
            <text:p>579.5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694" calcext:value-type="float">
            <text:p>579.6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867" calcext:value-type="float">
            <text:p>579.8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039" calcext:value-type="float">
            <text:p>580.0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212" calcext:value-type="float">
            <text:p>580.2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384" calcext:value-type="float">
            <text:p>580.3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557" calcext:value-type="float">
            <text:p>580.5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729" calcext:value-type="float">
            <text:p>580.72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902" calcext:value-type="float">
            <text:p>580.9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074" calcext:value-type="float">
            <text:p>581.0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247" calcext:value-type="float">
            <text:p>581.2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419" calcext:value-type="float">
            <text:p>581.41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592" calcext:value-type="float">
            <text:p>581.5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764" calcext:value-type="float">
            <text:p>581.7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937" calcext:value-type="float">
            <text:p>581.9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109" calcext:value-type="float">
            <text:p>582.1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282" calcext:value-type="float">
            <text:p>582.2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454" calcext:value-type="float">
            <text:p>582.4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627" calcext:value-type="float">
            <text:p>582.6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799" calcext:value-type="float">
            <text:p>582.79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972" calcext:value-type="float">
            <text:p>582.9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144" calcext:value-type="float">
            <text:p>583.1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317" calcext:value-type="float">
            <text:p>583.3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489" calcext:value-type="float">
            <text:p>583.4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662" calcext:value-type="float">
            <text:p>583.6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834" calcext:value-type="float">
            <text:p>583.8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007" calcext:value-type="float">
            <text:p>584.0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179" calcext:value-type="float">
            <text:p>584.1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352" calcext:value-type="float">
            <text:p>584.3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524" calcext:value-type="float">
            <text:p>584.5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697" calcext:value-type="float">
            <text:p>584.6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869" calcext:value-type="float">
            <text:p>584.8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042" calcext:value-type="float">
            <text:p>585.0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214" calcext:value-type="float">
            <text:p>585.2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387" calcext:value-type="float">
            <text:p>585.3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559" calcext:value-type="float">
            <text:p>585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732" calcext:value-type="float">
            <text:p>585.7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904" calcext:value-type="float">
            <text:p>585.9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077" calcext:value-type="float">
            <text:p>586.0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25" calcext:value-type="float">
            <text:p>586.2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422" calcext:value-type="float">
            <text:p>586.4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595" calcext:value-type="float">
            <text:p>586.5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767" calcext:value-type="float">
            <text:p>586.7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94" calcext:value-type="float">
            <text:p>586.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112" calcext:value-type="float">
            <text:p>587.1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285" calcext:value-type="float">
            <text:p>587.2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457" calcext:value-type="float">
            <text:p>587.4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63" calcext:value-type="float">
            <text:p>587.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802" calcext:value-type="float">
            <text:p>587.8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975" calcext:value-type="float">
            <text:p>587.9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147" calcext:value-type="float">
            <text:p>588.1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32" calcext:value-type="float">
            <text:p>588.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492" calcext:value-type="float">
            <text:p>588.4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665" calcext:value-type="float">
            <text:p>588.6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838" calcext:value-type="float">
            <text:p>588.8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01" calcext:value-type="float">
            <text:p>589.0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183" calcext:value-type="float">
            <text:p>589.18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355" calcext:value-type="float">
            <text:p>589.3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528" calcext:value-type="float">
            <text:p>589.5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7" calcext:value-type="float">
            <text:p>589.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873" calcext:value-type="float">
            <text:p>589.87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045" calcext:value-type="float">
            <text:p>590.0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218" calcext:value-type="float">
            <text:p>590.21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39" calcext:value-type="float">
            <text:p>590.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563" calcext:value-type="float">
            <text:p>590.5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736" calcext:value-type="float">
            <text:p>590.73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908" calcext:value-type="float">
            <text:p>590.9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081" calcext:value-type="float">
            <text:p>591.08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253" calcext:value-type="float">
            <text:p>591.2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426" calcext:value-type="float">
            <text:p>591.42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598" calcext:value-type="float">
            <text:p>591.59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771" calcext:value-type="float">
            <text:p>591.7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943" calcext:value-type="float">
            <text:p>591.9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116" calcext:value-type="float">
            <text:p>592.11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289" calcext:value-type="float">
            <text:p>592.2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461" calcext:value-type="float">
            <text:p>592.4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634" calcext:value-type="float">
            <text:p>592.6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806" calcext:value-type="float">
            <text:p>592.8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979" calcext:value-type="float">
            <text:p>592.9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151" calcext:value-type="float">
            <text:p>593.1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324" calcext:value-type="float">
            <text:p>593.3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496" calcext:value-type="float">
            <text:p>593.49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669" calcext:value-type="float">
            <text:p>593.6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842" calcext:value-type="float">
            <text:p>593.8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014" calcext:value-type="float">
            <text:p>594.0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187" calcext:value-type="float">
            <text:p>594.1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359" calcext:value-type="float">
            <text:p>594.3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532" calcext:value-type="float">
            <text:p>594.5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704" calcext:value-type="float">
            <text:p>594.7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877" calcext:value-type="float">
            <text:p>594.8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05" calcext:value-type="float">
            <text:p>595.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222" calcext:value-type="float">
            <text:p>595.2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395" calcext:value-type="float">
            <text:p>595.3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567" calcext:value-type="float">
            <text:p>595.5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74" calcext:value-type="float">
            <text:p>595.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913" calcext:value-type="float">
            <text:p>595.9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085" calcext:value-type="float">
            <text:p>596.0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258" calcext:value-type="float">
            <text:p>596.25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43" calcext:value-type="float">
            <text:p>596.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603" calcext:value-type="float">
            <text:p>596.60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775" calcext:value-type="float">
            <text:p>596.77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948" calcext:value-type="float">
            <text:p>596.94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121" calcext:value-type="float">
            <text:p>597.1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293" calcext:value-type="float">
            <text:p>597.2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466" calcext:value-type="float">
            <text:p>597.4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638" calcext:value-type="float">
            <text:p>597.63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811" calcext:value-type="float">
            <text:p>597.81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984" calcext:value-type="float">
            <text:p>597.9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156" calcext:value-type="float">
            <text:p>598.1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329" calcext:value-type="float">
            <text:p>598.32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501" calcext:value-type="float">
            <text:p>598.5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674" calcext:value-type="float">
            <text:p>598.6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847" calcext:value-type="float">
            <text:p>598.8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019" calcext:value-type="float">
            <text:p>599.01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192" calcext:value-type="float">
            <text:p>599.1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364" calcext:value-type="float">
            <text:p>599.3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537" calcext:value-type="float">
            <text:p>599.5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71" calcext:value-type="float">
            <text:p>599.7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882" calcext:value-type="float">
            <text:p>599.88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055" calcext:value-type="float">
            <text:p>60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227" calcext:value-type="float">
            <text:p>600.22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4" calcext:value-type="float">
            <text:p>600.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573" calcext:value-type="float">
            <text:p>600.5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745" calcext:value-type="float">
            <text:p>600.7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918" calcext:value-type="float">
            <text:p>600.91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09" calcext:value-type="float">
            <text:p>601.0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263" calcext:value-type="float">
            <text:p>601.2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436" calcext:value-type="float">
            <text:p>601.4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608" calcext:value-type="float">
            <text:p>601.6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781" calcext:value-type="float">
            <text:p>601.7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954" calcext:value-type="float">
            <text:p>601.9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126" calcext:value-type="float">
            <text:p>602.12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299" calcext:value-type="float">
            <text:p>602.29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471" calcext:value-type="float">
            <text:p>602.47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644" calcext:value-type="float">
            <text:p>602.6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817" calcext:value-type="float">
            <text:p>602.81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989" calcext:value-type="float">
            <text:p>602.98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162" calcext:value-type="float">
            <text:p>603.16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334" calcext:value-type="float">
            <text:p>603.3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507" calcext:value-type="float">
            <text:p>603.50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68" calcext:value-type="float">
            <text:p>603.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852" calcext:value-type="float">
            <text:p>603.8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025" calcext:value-type="float">
            <text:p>604.02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198" calcext:value-type="float">
            <text:p>604.1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37" calcext:value-type="float">
            <text:p>604.3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543" calcext:value-type="float">
            <text:p>604.5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716" calcext:value-type="float">
            <text:p>604.7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888" calcext:value-type="float">
            <text:p>604.8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061" calcext:value-type="float">
            <text:p>605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233" calcext:value-type="float">
            <text:p>605.23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406" calcext:value-type="float">
            <text:p>605.4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579" calcext:value-type="float">
            <text:p>605.5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751" calcext:value-type="float">
            <text:p>605.7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924" calcext:value-type="float">
            <text:p>605.9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097" calcext:value-type="float">
            <text:p>606.09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269" calcext:value-type="float">
            <text:p>606.26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442" calcext:value-type="float">
            <text:p>606.44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615" calcext:value-type="float">
            <text:p>606.6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787" calcext:value-type="float">
            <text:p>606.78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96" calcext:value-type="float">
            <text:p>606.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132" calcext:value-type="float">
            <text:p>607.1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305" calcext:value-type="float">
            <text:p>607.30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478" calcext:value-type="float">
            <text:p>607.47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65" calcext:value-type="float">
            <text:p>607.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823" calcext:value-type="float">
            <text:p>607.82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996" calcext:value-type="float">
            <text:p>607.9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168" calcext:value-type="float">
            <text:p>608.1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341" calcext:value-type="float">
            <text:p>608.3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514" calcext:value-type="float">
            <text:p>608.5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686" calcext:value-type="float">
            <text:p>608.6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859" calcext:value-type="float">
            <text:p>608.8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032" calcext:value-type="float">
            <text:p>609.0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204" calcext:value-type="float">
            <text:p>609.2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377" calcext:value-type="float">
            <text:p>609.3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55" calcext:value-type="float">
            <text:p>609.5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722" calcext:value-type="float">
            <text:p>609.7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895" calcext:value-type="float">
            <text:p>609.8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068" calcext:value-type="float">
            <text:p>61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24" calcext:value-type="float">
            <text:p>610.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413" calcext:value-type="float">
            <text:p>610.4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586" calcext:value-type="float">
            <text:p>610.5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758" calcext:value-type="float">
            <text:p>610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931" calcext:value-type="float">
            <text:p>610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104" calcext:value-type="float">
            <text:p>611.10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276" calcext:value-type="float">
            <text:p>611.2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449" calcext:value-type="float">
            <text:p>611.44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622" calcext:value-type="float">
            <text:p>611.6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794" calcext:value-type="float">
            <text:p>611.7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967" calcext:value-type="float">
            <text:p>611.96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14" calcext:value-type="float">
            <text:p>612.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312" calcext:value-type="float">
            <text:p>612.3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485" calcext:value-type="float">
            <text:p>612.4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658" calcext:value-type="float">
            <text:p>612.65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83" calcext:value-type="float">
            <text:p>612.8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003" calcext:value-type="float">
            <text:p>613.0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176" calcext:value-type="float">
            <text:p>613.1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348" calcext:value-type="float">
            <text:p>613.3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521" calcext:value-type="float">
            <text:p>613.5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694" calcext:value-type="float">
            <text:p>613.6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866" calcext:value-type="float">
            <text:p>613.8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039" calcext:value-type="float">
            <text:p>614.0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212" calcext:value-type="float">
            <text:p>614.2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385" calcext:value-type="float">
            <text:p>614.3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557" calcext:value-type="float">
            <text:p>614.5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73" calcext:value-type="float">
            <text:p>614.7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903" calcext:value-type="float">
            <text:p>614.9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075" calcext:value-type="float">
            <text:p>615.0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248" calcext:value-type="float">
            <text:p>615.2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421" calcext:value-type="float">
            <text:p>615.4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593" calcext:value-type="float">
            <text:p>615.5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766" calcext:value-type="float">
            <text:p>615.7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939" calcext:value-type="float">
            <text:p>615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111" calcext:value-type="float">
            <text:p>616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284" calcext:value-type="float">
            <text:p>616.2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457" calcext:value-type="float">
            <text:p>616.4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63" calcext:value-type="float">
            <text:p>616.6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802" calcext:value-type="float">
            <text:p>616.8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975" calcext:value-type="float">
            <text:p>616.9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148" calcext:value-type="float">
            <text:p>617.1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32" calcext:value-type="float">
            <text:p>617.3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493" calcext:value-type="float">
            <text:p>617.4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666" calcext:value-type="float">
            <text:p>617.6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839" calcext:value-type="float">
            <text:p>617.8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011" calcext:value-type="float">
            <text:p>618.0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184" calcext:value-type="float">
            <text:p>618.1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357" calcext:value-type="float">
            <text:p>618.3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529" calcext:value-type="float">
            <text:p>618.5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702" calcext:value-type="float">
            <text:p>618.7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875" calcext:value-type="float">
            <text:p>618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047" calcext:value-type="float">
            <text:p>619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22" calcext:value-type="float">
            <text:p>619.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393" calcext:value-type="float">
            <text:p>619.3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566" calcext:value-type="float">
            <text:p>619.5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738" calcext:value-type="float">
            <text:p>619.7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911" calcext:value-type="float">
            <text:p>619.9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084" calcext:value-type="float">
            <text:p>620.0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257" calcext:value-type="float">
            <text:p>620.2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429" calcext:value-type="float">
            <text:p>620.4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602" calcext:value-type="float">
            <text:p>620.6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775" calcext:value-type="float">
            <text:p>620.7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947" calcext:value-type="float">
            <text:p>620.9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12" calcext:value-type="float">
            <text:p>621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293" calcext:value-type="float">
            <text:p>621.2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466" calcext:value-type="float">
            <text:p>621.4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638" calcext:value-type="float">
            <text:p>621.6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811" calcext:value-type="float">
            <text:p>621.8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984" calcext:value-type="float">
            <text:p>621.9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157" calcext:value-type="float">
            <text:p>622.1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329" calcext:value-type="float">
            <text:p>622.3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502" calcext:value-type="float">
            <text:p>622.5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675" calcext:value-type="float">
            <text:p>622.6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847" calcext:value-type="float">
            <text:p>622.8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02" calcext:value-type="float">
            <text:p>623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193" calcext:value-type="float">
            <text:p>623.193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366" calcext:value-type="float">
            <text:p>623.366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538" calcext:value-type="float">
            <text:p>623.538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711" calcext:value-type="float">
            <text:p>623.711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884" calcext:value-type="float">
            <text:p>623.884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057" calcext:value-type="float">
            <text:p>624.057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229" calcext:value-type="float">
            <text:p>624.229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402" calcext:value-type="float">
            <text:p>624.4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575" calcext:value-type="float">
            <text:p>624.575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748" calcext:value-type="float">
            <text:p>624.7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92" calcext:value-type="float">
            <text:p>624.9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093" calcext:value-type="float">
            <text:p>625.0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266" calcext:value-type="float">
            <text:p>625.2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439" calcext:value-type="float">
            <text:p>625.4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611" calcext:value-type="float">
            <text:p>625.6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784" calcext:value-type="float">
            <text:p>625.78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957" calcext:value-type="float">
            <text:p>625.9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13" calcext:value-type="float">
            <text:p>626.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302" calcext:value-type="float">
            <text:p>626.3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475" calcext:value-type="float">
            <text:p>626.47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648" calcext:value-type="float">
            <text:p>626.6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821" calcext:value-type="float">
            <text:p>626.8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993" calcext:value-type="float">
            <text:p>626.9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166" calcext:value-type="float">
            <text:p>627.1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339" calcext:value-type="float">
            <text:p>627.3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512" calcext:value-type="float">
            <text:p>627.5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685" calcext:value-type="float">
            <text:p>627.6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857" calcext:value-type="float">
            <text:p>627.8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03" calcext:value-type="float">
            <text:p>628.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203" calcext:value-type="float">
            <text:p>628.2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376" calcext:value-type="float">
            <text:p>628.3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548" calcext:value-type="float">
            <text:p>628.5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721" calcext:value-type="float">
            <text:p>628.7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894" calcext:value-type="float">
            <text:p>628.8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067" calcext:value-type="float">
            <text:p>629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239" calcext:value-type="float">
            <text:p>629.2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412" calcext:value-type="float">
            <text:p>629.4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585" calcext:value-type="float">
            <text:p>629.5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758" calcext:value-type="float">
            <text:p>629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931" calcext:value-type="float">
            <text:p>629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103" calcext:value-type="float">
            <text:p>630.1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276" calcext:value-type="float">
            <text:p>630.2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449" calcext:value-type="float">
            <text:p>630.44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622" calcext:value-type="float">
            <text:p>630.6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794" calcext:value-type="float">
            <text:p>630.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967" calcext:value-type="float">
            <text:p>630.9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14" calcext:value-type="float">
            <text:p>631.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313" calcext:value-type="float">
            <text:p>631.3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486" calcext:value-type="float">
            <text:p>631.4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658" calcext:value-type="float">
            <text:p>631.6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831" calcext:value-type="float">
            <text:p>631.8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004" calcext:value-type="float">
            <text:p>632.0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177" calcext:value-type="float">
            <text:p>632.1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35" calcext:value-type="float">
            <text:p>632.3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522" calcext:value-type="float">
            <text:p>632.5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695" calcext:value-type="float">
            <text:p>632.6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868" calcext:value-type="float">
            <text:p>632.8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041" calcext:value-type="float">
            <text:p>633.0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214" calcext:value-type="float">
            <text:p>633.2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386" calcext:value-type="float">
            <text:p>633.3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559" calcext:value-type="float">
            <text:p>633.5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732" calcext:value-type="float">
            <text:p>633.73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905" calcext:value-type="float">
            <text:p>633.9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078" calcext:value-type="float">
            <text:p>634.0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25" calcext:value-type="float">
            <text:p>634.2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423" calcext:value-type="float">
            <text:p>634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596" calcext:value-type="float">
            <text:p>634.59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769" calcext:value-type="float">
            <text:p>634.76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942" calcext:value-type="float">
            <text:p>634.94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114" calcext:value-type="float">
            <text:p>635.1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287" calcext:value-type="float">
            <text:p>635.28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46" calcext:value-type="float">
            <text:p>635.4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633" calcext:value-type="float">
            <text:p>635.63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806" calcext:value-type="float">
            <text:p>635.80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978" calcext:value-type="float">
            <text:p>635.9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151" calcext:value-type="float">
            <text:p>636.15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324" calcext:value-type="float">
            <text:p>636.32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497" calcext:value-type="float">
            <text:p>636.49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67" calcext:value-type="float">
            <text:p>636.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843" calcext:value-type="float">
            <text:p>636.8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015" calcext:value-type="float">
            <text:p>637.0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188" calcext:value-type="float">
            <text:p>637.1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361" calcext:value-type="float">
            <text:p>637.36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534" calcext:value-type="float">
            <text:p>637.53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707" calcext:value-type="float">
            <text:p>637.7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879" calcext:value-type="float">
            <text:p>637.8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052" calcext:value-type="float">
            <text:p>638.052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225" calcext:value-type="float">
            <text:p>638.22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398" calcext:value-type="float">
            <text:p>638.39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571" calcext:value-type="float">
            <text:p>638.5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744" calcext:value-type="float">
            <text:p>638.74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916" calcext:value-type="float">
            <text:p>638.91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089" calcext:value-type="float">
            <text:p>639.0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262" calcext:value-type="float">
            <text:p>639.26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435" calcext:value-type="float">
            <text:p>639.43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5" calcext:value-type="float">
            <text:p>0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608" calcext:value-type="float">
            <text:p>639.6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781" calcext:value-type="float">
            <text:p>639.78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953" calcext:value-type="float">
            <text:p>639.95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126" calcext:value-type="float">
            <text:p>640.1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299" calcext:value-type="float">
            <text:p>640.2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472" calcext:value-type="float">
            <text:p>640.4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2" calcext:value-type="float">
            <text:p>0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645" calcext:value-type="float">
            <text:p>640.6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" calcext:value-type="float">
            <text:p>0.14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818" calcext:value-type="float">
            <text:p>640.818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99" calcext:value-type="float">
            <text:p>640.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163" calcext:value-type="float">
            <text:p>641.1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336" calcext:value-type="float">
            <text:p>641.3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509" calcext:value-type="float">
            <text:p>641.5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682" calcext:value-type="float">
            <text:p>641.6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855" calcext:value-type="float">
            <text:p>641.8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028" calcext:value-type="float">
            <text:p>642.0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3" calcext:value-type="float">
            <text:p>0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2" calcext:value-type="float">
            <text:p>642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373" calcext:value-type="float">
            <text:p>642.3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546" calcext:value-type="float">
            <text:p>642.54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719" calcext:value-type="float">
            <text:p>642.71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8" calcext:value-type="float">
            <text:p>0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892" calcext:value-type="float">
            <text:p>642.8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065" calcext:value-type="float">
            <text:p>643.0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237" calcext:value-type="float">
            <text:p>643.23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2" calcext:value-type="float">
            <text:p>0.152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41" calcext:value-type="float">
            <text:p>643.4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583" calcext:value-type="float">
            <text:p>643.5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756" calcext:value-type="float">
            <text:p>643.75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6" calcext:value-type="float">
            <text:p>0.2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929" calcext:value-type="float">
            <text:p>643.9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102" calcext:value-type="float">
            <text:p>644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8" calcext:value-type="float">
            <text:p>0.2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275" calcext:value-type="float">
            <text:p>644.2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7" calcext:value-type="float">
            <text:p>0.157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448" calcext:value-type="float">
            <text:p>644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8" calcext:value-type="float">
            <text:p>0.158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62" calcext:value-type="float">
            <text:p>644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793" calcext:value-type="float">
            <text:p>644.7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966" calcext:value-type="float">
            <text:p>644.9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" calcext:value-type="float">
            <text:p>0.16</text:p>
          </table:table-cell>
          <table:table-cell office:value-type="float" office:value="0.215" calcext:value-type="float">
            <text:p>0.2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139" calcext:value-type="float">
            <text:p>645.13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312" calcext:value-type="float">
            <text:p>645.31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485" calcext:value-type="float">
            <text:p>645.48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658" calcext:value-type="float">
            <text:p>645.65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83" calcext:value-type="float">
            <text:p>645.8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2" calcext:value-type="float">
            <text:p>0.2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003" calcext:value-type="float">
            <text:p>646.003</text:p>
          </table:table-cell>
          <table:table-cell office:value-type="float" office:value="0.08" calcext:value-type="float">
            <text:p>0.08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176" calcext:value-type="float">
            <text:p>646.176</text:p>
          </table:table-cell>
          <table:table-cell office:value-type="float" office:value="0.08" calcext:value-type="float">
            <text:p>0.08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349" calcext:value-type="float">
            <text:p>646.349</text:p>
          </table:table-cell>
          <table:table-cell office:value-type="float" office:value="0.08" calcext:value-type="float">
            <text:p>0.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522" calcext:value-type="float">
            <text:p>646.522</text:p>
          </table:table-cell>
          <table:table-cell office:value-type="float" office:value="0.08" calcext:value-type="float">
            <text:p>0.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7" calcext:value-type="float">
            <text:p>0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695" calcext:value-type="float">
            <text:p>646.695</text:p>
          </table:table-cell>
          <table:table-cell office:value-type="float" office:value="0.08" calcext:value-type="float">
            <text:p>0.08</text:p>
          </table:table-cell>
          <table:table-cell office:value-type="float" office:value="0.169" calcext:value-type="float">
            <text:p>0.169</text:p>
          </table:table-cell>
          <table:table-cell office:value-type="float" office:value="0.229" calcext:value-type="float">
            <text:p>0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868" calcext:value-type="float">
            <text:p>646.868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041" calcext:value-type="float">
            <text:p>647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213" calcext:value-type="float">
            <text:p>647.2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386" calcext:value-type="float">
            <text:p>647.3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559" calcext:value-type="float">
            <text:p>647.55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3" calcext:value-type="float">
            <text:p>0.173</text:p>
          </table:table-cell>
          <table:table-cell office:value-type="float" office:value="0.236" calcext:value-type="float">
            <text:p>0.2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732" calcext:value-type="float">
            <text:p>647.7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38" calcext:value-type="float">
            <text:p>0.2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905" calcext:value-type="float">
            <text:p>647.9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" calcext:value-type="float">
            <text:p>0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078" calcext:value-type="float">
            <text:p>648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251" calcext:value-type="float">
            <text:p>648.2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424" calcext:value-type="float">
            <text:p>648.4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5" calcext:value-type="float">
            <text:p>0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597" calcext:value-type="float">
            <text:p>648.5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769" calcext:value-type="float">
            <text:p>648.76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" calcext:value-type="float">
            <text:p>0.18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942" calcext:value-type="float">
            <text:p>648.9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115" calcext:value-type="float">
            <text:p>649.1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288" calcext:value-type="float">
            <text:p>649.2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3" calcext:value-type="float">
            <text:p>0.2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461" calcext:value-type="float">
            <text:p>649.4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5" calcext:value-type="float">
            <text:p>0.2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634" calcext:value-type="float">
            <text:p>649.63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57" calcext:value-type="float">
            <text:p>0.2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807" calcext:value-type="float">
            <text:p>649.8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59" calcext:value-type="float">
            <text:p>0.2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98" calcext:value-type="float">
            <text:p>649.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153" calcext:value-type="float">
            <text:p>650.15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" calcext:value-type="float">
            <text:p>0.19</text:p>
          </table:table-cell>
          <table:table-cell office:value-type="float" office:value="0.263" calcext:value-type="float">
            <text:p>0.2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325" calcext:value-type="float">
            <text:p>650.3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498" calcext:value-type="float">
            <text:p>650.49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7" calcext:value-type="float">
            <text:p>0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671" calcext:value-type="float">
            <text:p>650.6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844" calcext:value-type="float">
            <text:p>650.84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72" calcext:value-type="float">
            <text:p>0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017" calcext:value-type="float">
            <text:p>651.0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19" calcext:value-type="float">
            <text:p>651.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7" calcext:value-type="float">
            <text:p>0.2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363" calcext:value-type="float">
            <text:p>651.36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536" calcext:value-type="float">
            <text:p>651.5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82" calcext:value-type="float">
            <text:p>0.2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709" calcext:value-type="float">
            <text:p>651.7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882" calcext:value-type="float">
            <text:p>651.8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87" calcext:value-type="float">
            <text:p>0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054" calcext:value-type="float">
            <text:p>652.0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227" calcext:value-type="float">
            <text:p>652.2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92" calcext:value-type="float">
            <text:p>0.2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4" calcext:value-type="float">
            <text:p>652.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5" calcext:value-type="float">
            <text:p>0.2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573" calcext:value-type="float">
            <text:p>652.57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746" calcext:value-type="float">
            <text:p>652.746</text:p>
          </table:table-cell>
          <table:table-cell office:value-type="float" office:value="0.09" calcext:value-type="float">
            <text:p>0.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3" calcext:value-type="float">
            <text:p>0.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919" calcext:value-type="float">
            <text:p>652.919</text:p>
          </table:table-cell>
          <table:table-cell office:value-type="float" office:value="0.09" calcext:value-type="float">
            <text:p>0.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092" calcext:value-type="float">
            <text:p>653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306" calcext:value-type="float">
            <text:p>0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265" calcext:value-type="float">
            <text:p>653.2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218" calcext:value-type="float">
            <text:p>0.218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438" calcext:value-type="float">
            <text:p>653.4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" calcext:value-type="float">
            <text:p>0.22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611" calcext:value-type="float">
            <text:p>653.6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784" calcext:value-type="float">
            <text:p>653.7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956" calcext:value-type="float">
            <text:p>653.95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2" calcext:value-type="float">
            <text:p>0.3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129" calcext:value-type="float">
            <text:p>654.1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228" calcext:value-type="float">
            <text:p>0.228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302" calcext:value-type="float">
            <text:p>654.3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" calcext:value-type="float">
            <text:p>0.23</text:p>
          </table:table-cell>
          <table:table-cell office:value-type="float" office:value="0.329" calcext:value-type="float">
            <text:p>0.3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475" calcext:value-type="float">
            <text:p>654.47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648" calcext:value-type="float">
            <text:p>654.64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336" calcext:value-type="float">
            <text:p>0.3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821" calcext:value-type="float">
            <text:p>654.8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9" calcext:value-type="float">
            <text:p>0.3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994" calcext:value-type="float">
            <text:p>654.9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38" calcext:value-type="float">
            <text:p>0.238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167" calcext:value-type="float">
            <text:p>655.1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47" calcext:value-type="float">
            <text:p>0.3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34" calcext:value-type="float">
            <text:p>655.3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513" calcext:value-type="float">
            <text:p>655.5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4" calcext:value-type="float">
            <text:p>0.3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686" calcext:value-type="float">
            <text:p>655.6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7" calcext:value-type="float">
            <text:p>0.247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859" calcext:value-type="float">
            <text:p>655.859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9" calcext:value-type="float">
            <text:p>0.249</text:p>
          </table:table-cell>
          <table:table-cell office:value-type="float" office:value="0.361" calcext:value-type="float">
            <text:p>0.3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032" calcext:value-type="float">
            <text:p>656.0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204" calcext:value-type="float">
            <text:p>656.2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4" calcext:value-type="float">
            <text:p>0.254</text:p>
          </table:table-cell>
          <table:table-cell office:value-type="float" office:value="0.369" calcext:value-type="float">
            <text:p>0.3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377" calcext:value-type="float">
            <text:p>656.37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6" calcext:value-type="float">
            <text:p>0.256</text:p>
          </table:table-cell>
          <table:table-cell office:value-type="float" office:value="0.372" calcext:value-type="float">
            <text:p>0.3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55" calcext:value-type="float">
            <text:p>656.55</text:p>
          </table:table-cell>
          <table:table-cell office:value-type="float" office:value="0.1" calcext:value-type="float">
            <text:p>0.1</text:p>
          </table:table-cell>
          <table:table-cell office:value-type="float" office:value="0.259" calcext:value-type="float">
            <text:p>0.259</text:p>
          </table:table-cell>
          <table:table-cell office:value-type="float" office:value="0.376" calcext:value-type="float">
            <text:p>0.3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723" calcext:value-type="float">
            <text:p>656.723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896" calcext:value-type="float">
            <text:p>656.8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3" calcext:value-type="float">
            <text:p>0.263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069" calcext:value-type="float">
            <text:p>657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8" calcext:value-type="float">
            <text:p>0.3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242" calcext:value-type="float">
            <text:p>657.24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91" calcext:value-type="float">
            <text:p>0.3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415" calcext:value-type="float">
            <text:p>657.4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" calcext:value-type="float">
            <text:p>0.27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588" calcext:value-type="float">
            <text:p>657.5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9" calcext:value-type="float">
            <text:p>0.3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761" calcext:value-type="float">
            <text:p>657.7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934" calcext:value-type="float">
            <text:p>657.934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107" calcext:value-type="float">
            <text:p>658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" calcext:value-type="float">
            <text:p>0.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28" calcext:value-type="float">
            <text:p>658.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453" calcext:value-type="float">
            <text:p>658.4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3" calcext:value-type="float">
            <text:p>0.283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626" calcext:value-type="float">
            <text:p>658.62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21" calcext:value-type="float">
            <text:p>0.4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799" calcext:value-type="float">
            <text:p>658.7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7" calcext:value-type="float">
            <text:p>0.287</text:p>
          </table:table-cell>
          <table:table-cell office:value-type="float" office:value="0.424" calcext:value-type="float">
            <text:p>0.4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971" calcext:value-type="float">
            <text:p>658.9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289" calcext:value-type="float">
            <text:p>0.289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144" calcext:value-type="float">
            <text:p>659.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317" calcext:value-type="float">
            <text:p>659.3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49" calcext:value-type="float">
            <text:p>659.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663" calcext:value-type="float">
            <text:p>659.6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" calcext:value-type="float">
            <text:p>0.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836" calcext:value-type="float">
            <text:p>659.836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3" calcext:value-type="float">
            <text:p>0.4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009" calcext:value-type="float">
            <text:p>660.0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182" calcext:value-type="float">
            <text:p>660.182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1" calcext:value-type="float">
            <text:p>0.301</text:p>
          </table:table-cell>
          <table:table-cell office:value-type="float" office:value="0.449" calcext:value-type="float">
            <text:p>0.4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355" calcext:value-type="float">
            <text:p>660.35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528" calcext:value-type="float">
            <text:p>660.5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701" calcext:value-type="float">
            <text:p>660.7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874" calcext:value-type="float">
            <text:p>660.87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047" calcext:value-type="float">
            <text:p>661.047</text:p>
          </table:table-cell>
          <table:table-cell office:value-type="float" office:value="0.11" calcext:value-type="float">
            <text:p>0.11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22" calcext:value-type="float">
            <text:p>661.22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393" calcext:value-type="float">
            <text:p>661.393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566" calcext:value-type="float">
            <text:p>661.56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739" calcext:value-type="float">
            <text:p>661.739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912" calcext:value-type="float">
            <text:p>661.912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085" calcext:value-type="float">
            <text:p>662.085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258" calcext:value-type="float">
            <text:p>662.258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431" calcext:value-type="float">
            <text:p>662.43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604" calcext:value-type="float">
            <text:p>662.6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777" calcext:value-type="float">
            <text:p>662.77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95" calcext:value-type="float">
            <text:p>662.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122" calcext:value-type="float">
            <text:p>663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295" calcext:value-type="float">
            <text:p>663.2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468" calcext:value-type="float">
            <text:p>663.4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641" calcext:value-type="float">
            <text:p>663.64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814" calcext:value-type="float">
            <text:p>663.8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987" calcext:value-type="float">
            <text:p>663.987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16" calcext:value-type="float">
            <text:p>664.1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333" calcext:value-type="float">
            <text:p>664.333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506" calcext:value-type="float">
            <text:p>664.506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679" calcext:value-type="float">
            <text:p>664.679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852" calcext:value-type="float">
            <text:p>664.85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025" calcext:value-type="float">
            <text:p>665.0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198" calcext:value-type="float">
            <text:p>665.1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371" calcext:value-type="float">
            <text:p>665.3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544" calcext:value-type="float">
            <text:p>665.5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717" calcext:value-type="float">
            <text:p>665.7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89" calcext:value-type="float">
            <text:p>665.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063" calcext:value-type="float">
            <text:p>666.0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236" calcext:value-type="float">
            <text:p>666.236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441" calcext:value-type="float">
            <text:p>0.4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409" calcext:value-type="float">
            <text:p>666.4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8" calcext:value-type="float">
            <text:p>0.4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582" calcext:value-type="float">
            <text:p>666.5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755" calcext:value-type="float">
            <text:p>666.7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928" calcext:value-type="float">
            <text:p>666.9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6" calcext:value-type="float">
            <text:p>0.286</text:p>
          </table:table-cell>
          <table:table-cell office:value-type="float" office:value="0.427" calcext:value-type="float">
            <text:p>0.4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101" calcext:value-type="float">
            <text:p>667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4" calcext:value-type="float">
            <text:p>0.284</text:p>
          </table:table-cell>
          <table:table-cell office:value-type="float" office:value="0.423" calcext:value-type="float">
            <text:p>0.4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274" calcext:value-type="float">
            <text:p>667.274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2" calcext:value-type="float">
            <text:p>0.282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447" calcext:value-type="float">
            <text:p>667.44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415" calcext:value-type="float">
            <text:p>0.4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62" calcext:value-type="float">
            <text:p>667.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793" calcext:value-type="float">
            <text:p>667.7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7" calcext:value-type="float">
            <text:p>0.4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966" calcext:value-type="float">
            <text:p>667.9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139" calcext:value-type="float">
            <text:p>668.13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98" calcext:value-type="float">
            <text:p>0.3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312" calcext:value-type="float">
            <text:p>668.3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4" calcext:value-type="float">
            <text:p>0.3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485" calcext:value-type="float">
            <text:p>668.485</text:p>
          </table:table-cell>
          <table:table-cell office:value-type="float" office:value="0.1" calcext:value-type="float">
            <text:p>0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658" calcext:value-type="float">
            <text:p>668.658</text:p>
          </table:table-cell>
          <table:table-cell office:value-type="float" office:value="0.099" calcext:value-type="float">
            <text:p>0.09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5" calcext:value-type="float">
            <text:p>0.3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831" calcext:value-type="float">
            <text:p>668.8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004" calcext:value-type="float">
            <text:p>669.0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5" calcext:value-type="float">
            <text:p>0.255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177" calcext:value-type="float">
            <text:p>669.177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35" calcext:value-type="float">
            <text:p>669.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523" calcext:value-type="float">
            <text:p>669.5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696" calcext:value-type="float">
            <text:p>669.6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869" calcext:value-type="float">
            <text:p>669.86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042" calcext:value-type="float">
            <text:p>670.0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5" calcext:value-type="float">
            <text:p>0.3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215" calcext:value-type="float">
            <text:p>670.2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4" calcext:value-type="float">
            <text:p>0.234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388" calcext:value-type="float">
            <text:p>670.3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5" calcext:value-type="float">
            <text:p>0.3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561" calcext:value-type="float">
            <text:p>670.56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3" calcext:value-type="float">
            <text:p>0.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734" calcext:value-type="float">
            <text:p>670.734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907" calcext:value-type="float">
            <text:p>670.9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2" calcext:value-type="float">
            <text:p>0.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08" calcext:value-type="float">
            <text:p>671.08</text:p>
          </table:table-cell>
          <table:table-cell office:value-type="float" office:value="0.09" calcext:value-type="float">
            <text:p>0.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253" calcext:value-type="float">
            <text:p>671.25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426" calcext:value-type="float">
            <text:p>671.4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2" calcext:value-type="float">
            <text:p>0.212</text:p>
          </table:table-cell>
          <table:table-cell office:value-type="float" office:value="0.304" calcext:value-type="float">
            <text:p>0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599" calcext:value-type="float">
            <text:p>671.5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9" calcext:value-type="float">
            <text:p>0.2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772" calcext:value-type="float">
            <text:p>671.77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4" calcext:value-type="float">
            <text:p>0.2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945" calcext:value-type="float">
            <text:p>671.94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9" calcext:value-type="float">
            <text:p>0.2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118" calcext:value-type="float">
            <text:p>672.1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" calcext:value-type="float">
            <text:p>0.2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291" calcext:value-type="float">
            <text:p>672.2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464" calcext:value-type="float">
            <text:p>672.46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637" calcext:value-type="float">
            <text:p>672.63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81" calcext:value-type="float">
            <text:p>672.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983" calcext:value-type="float">
            <text:p>672.98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156" calcext:value-type="float">
            <text:p>673.1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329" calcext:value-type="float">
            <text:p>673.32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" calcext:value-type="float">
            <text:p>0.18</text:p>
          </table:table-cell>
          <table:table-cell office:value-type="float" office:value="0.251" calcext:value-type="float">
            <text:p>0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503" calcext:value-type="float">
            <text:p>673.50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676" calcext:value-type="float">
            <text:p>673.676</text:p>
          </table:table-cell>
          <table:table-cell office:value-type="float" office:value="0.08" calcext:value-type="float">
            <text:p>0.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2" calcext:value-type="float">
            <text:p>0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849" calcext:value-type="float">
            <text:p>673.849</text:p>
          </table:table-cell>
          <table:table-cell office:value-type="float" office:value="0.08" calcext:value-type="float">
            <text:p>0.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022" calcext:value-type="float">
            <text:p>674.0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195" calcext:value-type="float">
            <text:p>674.1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368" calcext:value-type="float">
            <text:p>674.3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541" calcext:value-type="float">
            <text:p>674.54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714" calcext:value-type="float">
            <text:p>674.71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887" calcext:value-type="float">
            <text:p>674.8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06" calcext:value-type="float">
            <text:p>675.0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233" calcext:value-type="float">
            <text:p>675.23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1" calcext:value-type="float">
            <text:p>0.151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406" calcext:value-type="float">
            <text:p>675.4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579" calcext:value-type="float">
            <text:p>675.57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752" calcext:value-type="float">
            <text:p>675.75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925" calcext:value-type="float">
            <text:p>675.9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098" calcext:value-type="float">
            <text:p>676.09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" calcext:value-type="float">
            <text:p>0.1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271" calcext:value-type="float">
            <text:p>676.2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444" calcext:value-type="float">
            <text:p>676.44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617" calcext:value-type="float">
            <text:p>676.61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79" calcext:value-type="float">
            <text:p>676.7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963" calcext:value-type="float">
            <text:p>676.96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" calcext:value-type="float">
            <text:p>0.13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136" calcext:value-type="float">
            <text:p>677.136</text:p>
          </table:table-cell>
          <table:table-cell office:value-type="float" office:value="0.07" calcext:value-type="float">
            <text:p>0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309" calcext:value-type="float">
            <text:p>677.309</text:p>
          </table:table-cell>
          <table:table-cell office:value-type="float" office:value="0.07" calcext:value-type="float">
            <text:p>0.0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482" calcext:value-type="float">
            <text:p>677.48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656" calcext:value-type="float">
            <text:p>677.6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829" calcext:value-type="float">
            <text:p>677.8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002" calcext:value-type="float">
            <text:p>678.00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175" calcext:value-type="float">
            <text:p>678.17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348" calcext:value-type="float">
            <text:p>678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521" calcext:value-type="float">
            <text:p>678.5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694" calcext:value-type="float">
            <text:p>678.69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867" calcext:value-type="float">
            <text:p>678.86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04" calcext:value-type="float">
            <text:p>679.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213" calcext:value-type="float">
            <text:p>679.2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386" calcext:value-type="float">
            <text:p>679.38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559" calcext:value-type="float">
            <text:p>679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732" calcext:value-type="float">
            <text:p>679.7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905" calcext:value-type="float">
            <text:p>679.9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078" calcext:value-type="float">
            <text:p>680.0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251" calcext:value-type="float">
            <text:p>680.2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425" calcext:value-type="float">
            <text:p>680.42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598" calcext:value-type="float">
            <text:p>680.5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771" calcext:value-type="float">
            <text:p>680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944" calcext:value-type="float">
            <text:p>680.9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117" calcext:value-type="float">
            <text:p>681.1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29" calcext:value-type="float">
            <text:p>681.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463" calcext:value-type="float">
            <text:p>681.4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636" calcext:value-type="float">
            <text:p>681.63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809" calcext:value-type="float">
            <text:p>681.80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982" calcext:value-type="float">
            <text:p>681.98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155" calcext:value-type="float">
            <text:p>682.15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328" calcext:value-type="float">
            <text:p>682.3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501" calcext:value-type="float">
            <text:p>682.5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675" calcext:value-type="float">
            <text:p>682.67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848" calcext:value-type="float">
            <text:p>682.84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021" calcext:value-type="float">
            <text:p>683.02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7" calcext:value-type="float">
            <text:p>0.0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194" calcext:value-type="float">
            <text:p>683.19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367" calcext:value-type="float">
            <text:p>683.3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54" calcext:value-type="float">
            <text:p>683.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713" calcext:value-type="float">
            <text:p>683.713</text:p>
          </table:table-cell>
          <table:table-cell office:value-type="float" office:value="0.06" calcext:value-type="float">
            <text:p>0.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886" calcext:value-type="float">
            <text:p>683.886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059" calcext:value-type="float">
            <text:p>684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232" calcext:value-type="float">
            <text:p>684.232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405" calcext:value-type="float">
            <text:p>684.4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579" calcext:value-type="float">
            <text:p>684.579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752" calcext:value-type="float">
            <text:p>684.752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925" calcext:value-type="float">
            <text:p>684.925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098" calcext:value-type="float">
            <text:p>685.098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7" calcext:value-type="float">
            <text:p>0.0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271" calcext:value-type="float">
            <text:p>685.2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444" calcext:value-type="float">
            <text:p>685.4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617" calcext:value-type="float">
            <text:p>685.6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79" calcext:value-type="float">
            <text:p>685.7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963" calcext:value-type="float">
            <text:p>685.9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136" calcext:value-type="float">
            <text:p>686.1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3" calcext:value-type="float">
            <text:p>0.0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31" calcext:value-type="float">
            <text:p>686.3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483" calcext:value-type="float">
            <text:p>686.4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656" calcext:value-type="float">
            <text:p>686.6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829" calcext:value-type="float">
            <text:p>686.82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002" calcext:value-type="float">
            <text:p>687.0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175" calcext:value-type="float">
            <text:p>687.1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348" calcext:value-type="float">
            <text:p>687.3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521" calcext:value-type="float">
            <text:p>687.5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694" calcext:value-type="float">
            <text:p>687.69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867" calcext:value-type="float">
            <text:p>687.86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041" calcext:value-type="float">
            <text:p>688.04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214" calcext:value-type="float">
            <text:p>688.21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387" calcext:value-type="float">
            <text:p>688.38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56" calcext:value-type="float">
            <text:p>688.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733" calcext:value-type="float">
            <text:p>688.73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906" calcext:value-type="float">
            <text:p>688.90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079" calcext:value-type="float">
            <text:p>689.07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252" calcext:value-type="float">
            <text:p>689.25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426" calcext:value-type="float">
            <text:p>689.42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599" calcext:value-type="float">
            <text:p>689.59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772" calcext:value-type="float">
            <text:p>689.77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945" calcext:value-type="float">
            <text:p>689.94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118" calcext:value-type="float">
            <text:p>690.11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291" calcext:value-type="float">
            <text:p>69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464" calcext:value-type="float">
            <text:p>690.4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637" calcext:value-type="float">
            <text:p>690.63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811" calcext:value-type="float">
            <text:p>690.8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984" calcext:value-type="float">
            <text:p>690.9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157" calcext:value-type="float">
            <text:p>691.157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33" calcext:value-type="float">
            <text:p>691.3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503" calcext:value-type="float">
            <text:p>691.50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676" calcext:value-type="float">
            <text:p>691.67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849" calcext:value-type="float">
            <text:p>691.84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022" calcext:value-type="float">
            <text:p>692.02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196" calcext:value-type="float">
            <text:p>692.19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369" calcext:value-type="float">
            <text:p>692.36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542" calcext:value-type="float">
            <text:p>692.54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715" calcext:value-type="float">
            <text:p>692.715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888" calcext:value-type="float">
            <text:p>692.88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061" calcext:value-type="float">
            <text:p>693.06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234" calcext:value-type="float">
            <text:p>693.23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408" calcext:value-type="float">
            <text:p>693.40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581" calcext:value-type="float">
            <text:p>693.5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754" calcext:value-type="float">
            <text:p>693.7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927" calcext:value-type="float">
            <text:p>693.9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1" calcext:value-type="float">
            <text:p>694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273" calcext:value-type="float">
            <text:p>694.2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447" calcext:value-type="float">
            <text:p>694.4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62" calcext:value-type="float">
            <text:p>694.6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793" calcext:value-type="float">
            <text:p>694.79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966" calcext:value-type="float">
            <text:p>694.96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139" calcext:value-type="float">
            <text:p>695.13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312" calcext:value-type="float">
            <text:p>695.3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485" calcext:value-type="float">
            <text:p>695.48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659" calcext:value-type="float">
            <text:p>695.6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832" calcext:value-type="float">
            <text:p>695.83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005" calcext:value-type="float">
            <text:p>696.00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178" calcext:value-type="float">
            <text:p>696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351" calcext:value-type="float">
            <text:p>696.35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524" calcext:value-type="float">
            <text:p>696.52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698" calcext:value-type="float">
            <text:p>696.69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871" calcext:value-type="float">
            <text:p>696.8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044" calcext:value-type="float">
            <text:p>697.0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217" calcext:value-type="float">
            <text:p>697.2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39" calcext:value-type="float">
            <text:p>697.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563" calcext:value-type="float">
            <text:p>697.5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737" calcext:value-type="float">
            <text:p>697.7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91" calcext:value-type="float">
            <text:p>697.9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083" calcext:value-type="float">
            <text:p>698.0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256" calcext:value-type="float">
            <text:p>698.2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429" calcext:value-type="float">
            <text:p>698.42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602" calcext:value-type="float">
            <text:p>698.602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776" calcext:value-type="float">
            <text:p>698.776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949" calcext:value-type="float">
            <text:p>698.9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122" calcext:value-type="float">
            <text:p>699.12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295" calcext:value-type="float">
            <text:p>699.2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468" calcext:value-type="float">
            <text:p>699.46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641" calcext:value-type="float">
            <text:p>699.6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815" calcext:value-type="float">
            <text:p>699.8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988" calcext:value-type="float">
            <text:p>699.9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161" calcext:value-type="float">
            <text:p>700.1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334" calcext:value-type="float">
            <text:p>700.3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507" calcext:value-type="float">
            <text:p>700.50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681" calcext:value-type="float">
            <text:p>700.6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854" calcext:value-type="float">
            <text:p>700.8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027" calcext:value-type="float">
            <text:p>701.02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2" calcext:value-type="float">
            <text:p>701.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373" calcext:value-type="float">
            <text:p>701.3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547" calcext:value-type="float">
            <text:p>701.54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72" calcext:value-type="float">
            <text:p>701.7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893" calcext:value-type="float">
            <text:p>701.89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066" calcext:value-type="float">
            <text:p>702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239" calcext:value-type="float">
            <text:p>702.23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413" calcext:value-type="float">
            <text:p>702.4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586" calcext:value-type="float">
            <text:p>702.5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759" calcext:value-type="float">
            <text:p>702.75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932" calcext:value-type="float">
            <text:p>702.9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105" calcext:value-type="float">
            <text:p>703.1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279" calcext:value-type="float">
            <text:p>703.27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452" calcext:value-type="float">
            <text:p>703.4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625" calcext:value-type="float">
            <text:p>703.6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798" calcext:value-type="float">
            <text:p>703.7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971" calcext:value-type="float">
            <text:p>703.9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145" calcext:value-type="float">
            <text:p>704.14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318" calcext:value-type="float">
            <text:p>704.31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491" calcext:value-type="float">
            <text:p>704.49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664" calcext:value-type="float">
            <text:p>704.6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837" calcext:value-type="float">
            <text:p>704.8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011" calcext:value-type="float">
            <text:p>705.0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184" calcext:value-type="float">
            <text:p>705.1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357" calcext:value-type="float">
            <text:p>705.3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53" calcext:value-type="float">
            <text:p>705.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703" calcext:value-type="float">
            <text:p>705.7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877" calcext:value-type="float">
            <text:p>705.8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05" calcext:value-type="float">
            <text:p>706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223" calcext:value-type="float">
            <text:p>706.2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396" calcext:value-type="float">
            <text:p>706.3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57" calcext:value-type="float">
            <text:p>706.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743" calcext:value-type="float">
            <text:p>706.7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916" calcext:value-type="float">
            <text:p>706.9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089" calcext:value-type="float">
            <text:p>707.0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262" calcext:value-type="float">
            <text:p>707.2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436" calcext:value-type="float">
            <text:p>707.43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609" calcext:value-type="float">
            <text:p>707.6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782" calcext:value-type="float">
            <text:p>707.7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955" calcext:value-type="float">
            <text:p>707.9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129" calcext:value-type="float">
            <text:p>708.1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302" calcext:value-type="float">
            <text:p>708.3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475" calcext:value-type="float">
            <text:p>708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648" calcext:value-type="float">
            <text:p>708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821" calcext:value-type="float">
            <text:p>708.8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995" calcext:value-type="float">
            <text:p>708.9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168" calcext:value-type="float">
            <text:p>709.1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341" calcext:value-type="float">
            <text:p>709.3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514" calcext:value-type="float">
            <text:p>709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688" calcext:value-type="float">
            <text:p>709.68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861" calcext:value-type="float">
            <text:p>709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034" calcext:value-type="float">
            <text:p>710.0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207" calcext:value-type="float">
            <text:p>710.2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381" calcext:value-type="float">
            <text:p>71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554" calcext:value-type="float">
            <text:p>710.5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727" calcext:value-type="float">
            <text:p>710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9" calcext:value-type="float">
            <text:p>710.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074" calcext:value-type="float">
            <text:p>711.0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247" calcext:value-type="float">
            <text:p>711.2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42" calcext:value-type="float">
            <text:p>711.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593" calcext:value-type="float">
            <text:p>711.5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767" calcext:value-type="float">
            <text:p>711.7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94" calcext:value-type="float">
            <text:p>711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113" calcext:value-type="float">
            <text:p>712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286" calcext:value-type="float">
            <text:p>712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46" calcext:value-type="float">
            <text:p>712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633" calcext:value-type="float">
            <text:p>712.6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806" calcext:value-type="float">
            <text:p>712.8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979" calcext:value-type="float">
            <text:p>712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153" calcext:value-type="float">
            <text:p>713.1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326" calcext:value-type="float">
            <text:p>713.3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499" calcext:value-type="float">
            <text:p>713.4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672" calcext:value-type="float">
            <text:p>713.6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846" calcext:value-type="float">
            <text:p>713.8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019" calcext:value-type="float">
            <text:p>714.0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192" calcext:value-type="float">
            <text:p>714.1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366" calcext:value-type="float">
            <text:p>714.3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539" calcext:value-type="float">
            <text:p>714.5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712" calcext:value-type="float">
            <text:p>714.71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885" calcext:value-type="float">
            <text:p>714.88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059" calcext:value-type="float">
            <text:p>715.05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232" calcext:value-type="float">
            <text:p>715.2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405" calcext:value-type="float">
            <text:p>715.4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578" calcext:value-type="float">
            <text:p>715.5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752" calcext:value-type="float">
            <text:p>715.7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925" calcext:value-type="float">
            <text:p>715.9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098" calcext:value-type="float">
            <text:p>716.0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271" calcext:value-type="float">
            <text:p>716.2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445" calcext:value-type="float">
            <text:p>716.4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618" calcext:value-type="float">
            <text:p>716.6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791" calcext:value-type="float">
            <text:p>716.7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965" calcext:value-type="float">
            <text:p>716.9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138" calcext:value-type="float">
            <text:p>717.1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311" calcext:value-type="float">
            <text:p>717.31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484" calcext:value-type="float">
            <text:p>717.4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658" calcext:value-type="float">
            <text:p>717.6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831" calcext:value-type="float">
            <text:p>717.8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004" calcext:value-type="float">
            <text:p>718.0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178" calcext:value-type="float">
            <text:p>718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351" calcext:value-type="float">
            <text:p>718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524" calcext:value-type="float">
            <text:p>718.5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697" calcext:value-type="float">
            <text:p>718.6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871" calcext:value-type="float">
            <text:p>718.8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044" calcext:value-type="float">
            <text:p>719.0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217" calcext:value-type="float">
            <text:p>71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391" calcext:value-type="float">
            <text:p>71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564" calcext:value-type="float">
            <text:p>719.5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737" calcext:value-type="float">
            <text:p>719.7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911" calcext:value-type="float">
            <text:p>719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084" calcext:value-type="float">
            <text:p>720.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257" calcext:value-type="float">
            <text:p>72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43" calcext:value-type="float">
            <text:p>720.4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604" calcext:value-type="float">
            <text:p>720.6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777" calcext:value-type="float">
            <text:p>720.7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95" calcext:value-type="float">
            <text:p>72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124" calcext:value-type="float">
            <text:p>721.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297" calcext:value-type="float">
            <text:p>721.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47" calcext:value-type="float">
            <text:p>721.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644" calcext:value-type="float">
            <text:p>721.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817" calcext:value-type="float">
            <text:p>721.8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99" calcext:value-type="float">
            <text:p>721.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163" calcext:value-type="float">
            <text:p>722.1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337" calcext:value-type="float">
            <text:p>722.3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51" calcext:value-type="float">
            <text:p>722.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683" calcext:value-type="float">
            <text:p>722.6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857" calcext:value-type="float">
            <text:p>722.8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03" calcext:value-type="float">
            <text:p>723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203" calcext:value-type="float">
            <text:p>723.2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377" calcext:value-type="float">
            <text:p>723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55" calcext:value-type="float">
            <text:p>723.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723" calcext:value-type="float">
            <text:p>723.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897" calcext:value-type="float">
            <text:p>723.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07" calcext:value-type="float">
            <text:p>724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243" calcext:value-type="float">
            <text:p>724.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417" calcext:value-type="float">
            <text:p>724.41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59" calcext:value-type="float">
            <text:p>724.59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763" calcext:value-type="float">
            <text:p>724.76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937" calcext:value-type="float">
            <text:p>724.9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11" calcext:value-type="float">
            <text:p>725.1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283" calcext:value-type="float">
            <text:p>725.2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457" calcext:value-type="float">
            <text:p>725.4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63" calcext:value-type="float">
            <text:p>725.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803" calcext:value-type="float">
            <text:p>725.8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977" calcext:value-type="float">
            <text:p>725.9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15" calcext:value-type="float">
            <text:p>726.1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323" calcext:value-type="float">
            <text:p>726.3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497" calcext:value-type="float">
            <text:p>726.4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67" calcext:value-type="float">
            <text:p>726.6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843" calcext:value-type="float">
            <text:p>726.8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017" calcext:value-type="float">
            <text:p>727.01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19" calcext:value-type="float">
            <text:p>727.1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363" calcext:value-type="float">
            <text:p>727.3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537" calcext:value-type="float">
            <text:p>727.5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71" calcext:value-type="float">
            <text:p>727.7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883" calcext:value-type="float">
            <text:p>727.8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057" calcext:value-type="float">
            <text:p>728.0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23" calcext:value-type="float">
            <text:p>728.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403" calcext:value-type="float">
            <text:p>728.4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577" calcext:value-type="float">
            <text:p>728.5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75" calcext:value-type="float">
            <text:p>728.7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923" calcext:value-type="float">
            <text:p>728.9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097" calcext:value-type="float">
            <text:p>729.0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27" calcext:value-type="float">
            <text:p>729.2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443" calcext:value-type="float">
            <text:p>729.4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617" calcext:value-type="float">
            <text:p>729.6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79" calcext:value-type="float">
            <text:p>729.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963" calcext:value-type="float">
            <text:p>729.9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137" calcext:value-type="float">
            <text:p>730.1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31" calcext:value-type="float">
            <text:p>730.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484" calcext:value-type="float">
            <text:p>730.4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657" calcext:value-type="float">
            <text:p>730.6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83" calcext:value-type="float">
            <text:p>730.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004" calcext:value-type="float">
            <text:p>731.0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177" calcext:value-type="float">
            <text:p>731.17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35" calcext:value-type="float">
            <text:p>731.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524" calcext:value-type="float">
            <text:p>731.5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697" calcext:value-type="float">
            <text:p>731.6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87" calcext:value-type="float">
            <text:p>731.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044" calcext:value-type="float">
            <text:p>732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217" calcext:value-type="float">
            <text:p>732.2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391" calcext:value-type="float">
            <text:p>732.3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564" calcext:value-type="float">
            <text:p>732.5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737" calcext:value-type="float">
            <text:p>732.7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911" calcext:value-type="float">
            <text:p>732.9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084" calcext:value-type="float">
            <text:p>733.0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257" calcext:value-type="float">
            <text:p>733.2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431" calcext:value-type="float">
            <text:p>733.4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604" calcext:value-type="float">
            <text:p>733.6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778" calcext:value-type="float">
            <text:p>733.7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951" calcext:value-type="float">
            <text:p>733.9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124" calcext:value-type="float">
            <text:p>734.1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298" calcext:value-type="float">
            <text:p>734.29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471" calcext:value-type="float">
            <text:p>734.4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644" calcext:value-type="float">
            <text:p>734.6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818" calcext:value-type="float">
            <text:p>734.8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991" calcext:value-type="float">
            <text:p>734.9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165" calcext:value-type="float">
            <text:p>735.16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338" calcext:value-type="float">
            <text:p>735.3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511" calcext:value-type="float">
            <text:p>735.5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685" calcext:value-type="float">
            <text:p>735.6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858" calcext:value-type="float">
            <text:p>735.85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032" calcext:value-type="float">
            <text:p>736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205" calcext:value-type="float">
            <text:p>736.2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378" calcext:value-type="float">
            <text:p>736.3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552" calcext:value-type="float">
            <text:p>736.55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725" calcext:value-type="float">
            <text:p>736.7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899" calcext:value-type="float">
            <text:p>736.89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072" calcext:value-type="float">
            <text:p>737.0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245" calcext:value-type="float">
            <text:p>737.2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419" calcext:value-type="float">
            <text:p>737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592" calcext:value-type="float">
            <text:p>737.5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766" calcext:value-type="float">
            <text:p>737.7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939" calcext:value-type="float">
            <text:p>737.9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112" calcext:value-type="float">
            <text:p>738.11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286" calcext:value-type="float">
            <text:p>738.28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459" calcext:value-type="float">
            <text:p>738.4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633" calcext:value-type="float">
            <text:p>738.63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806" calcext:value-type="float">
            <text:p>738.8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979" calcext:value-type="float">
            <text:p>738.9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153" calcext:value-type="float">
            <text:p>739.1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326" calcext:value-type="float">
            <text:p>739.3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5" calcext:value-type="float">
            <text:p>739.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673" calcext:value-type="float">
            <text:p>739.67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846" calcext:value-type="float">
            <text:p>739.8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02" calcext:value-type="float">
            <text:p>740.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193" calcext:value-type="float">
            <text:p>740.1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367" calcext:value-type="float">
            <text:p>740.36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54" calcext:value-type="float">
            <text:p>740.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713" calcext:value-type="float">
            <text:p>740.71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887" calcext:value-type="float">
            <text:p>740.8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06" calcext:value-type="float">
            <text:p>741.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234" calcext:value-type="float">
            <text:p>741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407" calcext:value-type="float">
            <text:p>741.4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581" calcext:value-type="float">
            <text:p>741.5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754" calcext:value-type="float">
            <text:p>741.7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927" calcext:value-type="float">
            <text:p>741.92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101" calcext:value-type="float">
            <text:p>742.1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274" calcext:value-type="float">
            <text:p>742.27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448" calcext:value-type="float">
            <text:p>742.44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621" calcext:value-type="float">
            <text:p>742.62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795" calcext:value-type="float">
            <text:p>742.7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968" calcext:value-type="float">
            <text:p>742.96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141" calcext:value-type="float">
            <text:p>743.1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315" calcext:value-type="float">
            <text:p>743.3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488" calcext:value-type="float">
            <text:p>743.4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662" calcext:value-type="float">
            <text:p>743.6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835" calcext:value-type="float">
            <text:p>743.8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009" calcext:value-type="float">
            <text:p>744.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182" calcext:value-type="float">
            <text:p>744.1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355" calcext:value-type="float">
            <text:p>744.35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529" calcext:value-type="float">
            <text:p>744.52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702" calcext:value-type="float">
            <text:p>744.7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876" calcext:value-type="float">
            <text:p>744.8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049" calcext:value-type="float">
            <text:p>745.04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223" calcext:value-type="float">
            <text:p>745.2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396" calcext:value-type="float">
            <text:p>745.39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57" calcext:value-type="float">
            <text:p>745.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743" calcext:value-type="float">
            <text:p>745.7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916" calcext:value-type="float">
            <text:p>745.91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09" calcext:value-type="float">
            <text:p>746.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263" calcext:value-type="float">
            <text:p>746.2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437" calcext:value-type="float">
            <text:p>746.4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61" calcext:value-type="float">
            <text:p>746.6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784" calcext:value-type="float">
            <text:p>746.7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957" calcext:value-type="float">
            <text:p>746.9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131" calcext:value-type="float">
            <text:p>747.13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304" calcext:value-type="float">
            <text:p>747.3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478" calcext:value-type="float">
            <text:p>747.4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651" calcext:value-type="float">
            <text:p>747.6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824" calcext:value-type="float">
            <text:p>747.8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998" calcext:value-type="float">
            <text:p>747.9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171" calcext:value-type="float">
            <text:p>748.1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345" calcext:value-type="float">
            <text:p>748.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518" calcext:value-type="float">
            <text:p>748.51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692" calcext:value-type="float">
            <text:p>748.69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865" calcext:value-type="float">
            <text:p>748.8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039" calcext:value-type="float">
            <text:p>749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212" calcext:value-type="float">
            <text:p>749.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386" calcext:value-type="float">
            <text:p>749.3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559" calcext:value-type="float">
            <text:p>749.5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733" calcext:value-type="float">
            <text:p>749.7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906" calcext:value-type="float">
            <text:p>749.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08" calcext:value-type="float">
            <text:p>75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253" calcext:value-type="float">
            <text:p>750.2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426" calcext:value-type="float">
            <text:p>750.4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6" calcext:value-type="float">
            <text:p>750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773" calcext:value-type="float">
            <text:p>750.77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947" calcext:value-type="float">
            <text:p>750.9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12" calcext:value-type="float">
            <text:p>75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294" calcext:value-type="float">
            <text:p>751.2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467" calcext:value-type="float">
            <text:p>751.4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641" calcext:value-type="float">
            <text:p>751.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814" calcext:value-type="float">
            <text:p>751.8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988" calcext:value-type="float">
            <text:p>751.9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161" calcext:value-type="float">
            <text:p>752.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335" calcext:value-type="float">
            <text:p>752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508" calcext:value-type="float">
            <text:p>752.5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682" calcext:value-type="float">
            <text:p>75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855" calcext:value-type="float">
            <text:p>752.8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029" calcext:value-type="float">
            <text:p>753.0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202" calcext:value-type="float">
            <text:p>753.2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376" calcext:value-type="float">
            <text:p>753.3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549" calcext:value-type="float">
            <text:p>753.5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723" calcext:value-type="float">
            <text:p>753.7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896" calcext:value-type="float">
            <text:p>753.8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07" calcext:value-type="float">
            <text:p>754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243" calcext:value-type="float">
            <text:p>754.2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417" calcext:value-type="float">
            <text:p>754.4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59" calcext:value-type="float">
            <text:p>754.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764" calcext:value-type="float">
            <text:p>754.7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937" calcext:value-type="float">
            <text:p>754.9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111" calcext:value-type="float">
            <text:p>755.1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284" calcext:value-type="float">
            <text:p>755.2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458" calcext:value-type="float">
            <text:p>755.4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631" calcext:value-type="float">
            <text:p>755.6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805" calcext:value-type="float">
            <text:p>755.8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978" calcext:value-type="float">
            <text:p>755.9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152" calcext:value-type="float">
            <text:p>756.1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325" calcext:value-type="float">
            <text:p>756.3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499" calcext:value-type="float">
            <text:p>756.4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672" calcext:value-type="float">
            <text:p>756.6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846" calcext:value-type="float">
            <text:p>756.8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019" calcext:value-type="float">
            <text:p>757.0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193" calcext:value-type="float">
            <text:p>757.19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366" calcext:value-type="float">
            <text:p>757.3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54" calcext:value-type="float">
            <text:p>757.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713" calcext:value-type="float">
            <text:p>757.7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887" calcext:value-type="float">
            <text:p>757.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06" calcext:value-type="float">
            <text:p>758.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234" calcext:value-type="float">
            <text:p>758.2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407" calcext:value-type="float">
            <text:p>758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581" calcext:value-type="float">
            <text:p>758.5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754" calcext:value-type="float">
            <text:p>758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928" calcext:value-type="float">
            <text:p>758.9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101" calcext:value-type="float">
            <text:p>759.1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275" calcext:value-type="float">
            <text:p>759.2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448" calcext:value-type="float">
            <text:p>759.4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622" calcext:value-type="float">
            <text:p>759.6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795" calcext:value-type="float">
            <text:p>759.7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969" calcext:value-type="float">
            <text:p>759.9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143" calcext:value-type="float">
            <text:p>760.1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316" calcext:value-type="float">
            <text:p>760.3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49" calcext:value-type="float">
            <text:p>760.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663" calcext:value-type="float">
            <text:p>760.66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837" calcext:value-type="float">
            <text:p>760.83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01" calcext:value-type="float">
            <text:p>761.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184" calcext:value-type="float">
            <text:p>761.1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357" calcext:value-type="float">
            <text:p>761.3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531" calcext:value-type="float">
            <text:p>761.5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704" calcext:value-type="float">
            <text:p>761.7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878" calcext:value-type="float">
            <text:p>761.8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051" calcext:value-type="float">
            <text:p>762.0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225" calcext:value-type="float">
            <text:p>762.2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399" calcext:value-type="float">
            <text:p>762.3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572" calcext:value-type="float">
            <text:p>762.5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746" calcext:value-type="float">
            <text:p>762.7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919" calcext:value-type="float">
            <text:p>762.9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093" calcext:value-type="float">
            <text:p>763.09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266" calcext:value-type="float">
            <text:p>763.2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44" calcext:value-type="float">
            <text:p>763.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613" calcext:value-type="float">
            <text:p>763.6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787" calcext:value-type="float">
            <text:p>763.7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96" calcext:value-type="float">
            <text:p>763.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134" calcext:value-type="float">
            <text:p>764.1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308" calcext:value-type="float">
            <text:p>764.3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481" calcext:value-type="float">
            <text:p>764.48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655" calcext:value-type="float">
            <text:p>764.6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828" calcext:value-type="float">
            <text:p>764.8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002" calcext:value-type="float">
            <text:p>765.0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175" calcext:value-type="float">
            <text:p>765.1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349" calcext:value-type="float">
            <text:p>765.3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522" calcext:value-type="float">
            <text:p>765.5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696" calcext:value-type="float">
            <text:p>765.6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87" calcext:value-type="float">
            <text:p>765.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043" calcext:value-type="float">
            <text:p>766.0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217" calcext:value-type="float">
            <text:p>766.2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39" calcext:value-type="float">
            <text:p>766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564" calcext:value-type="float">
            <text:p>766.56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737" calcext:value-type="float">
            <text:p>766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911" calcext:value-type="float">
            <text:p>766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085" calcext:value-type="float">
            <text:p>767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258" calcext:value-type="float">
            <text:p>767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432" calcext:value-type="float">
            <text:p>767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605" calcext:value-type="float">
            <text:p>767.6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779" calcext:value-type="float">
            <text:p>767.7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952" calcext:value-type="float">
            <text:p>767.9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126" calcext:value-type="float">
            <text:p>768.1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3" calcext:value-type="float">
            <text:p>768.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473" calcext:value-type="float">
            <text:p>768.4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647" calcext:value-type="float">
            <text:p>768.6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82" calcext:value-type="float">
            <text:p>768.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994" calcext:value-type="float">
            <text:p>768.9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167" calcext:value-type="float">
            <text:p>769.1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341" calcext:value-type="float">
            <text:p>769.3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515" calcext:value-type="float">
            <text:p>769.5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688" calcext:value-type="float">
            <text:p>769.6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862" calcext:value-type="float">
            <text:p>769.8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035" calcext:value-type="float">
            <text:p>770.0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209" calcext:value-type="float">
            <text:p>770.2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383" calcext:value-type="float">
            <text:p>770.38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556" calcext:value-type="float">
            <text:p>770.55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73" calcext:value-type="float">
            <text:p>770.7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903" calcext:value-type="float">
            <text:p>770.9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077" calcext:value-type="float">
            <text:p>771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25" calcext:value-type="float">
            <text:p>771.2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424" calcext:value-type="float">
            <text:p>771.42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598" calcext:value-type="float">
            <text:p>771.5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771" calcext:value-type="float">
            <text:p>771.77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945" calcext:value-type="float">
            <text:p>771.9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118" calcext:value-type="float">
            <text:p>772.11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292" calcext:value-type="float">
            <text:p>772.29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466" calcext:value-type="float">
            <text:p>772.46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639" calcext:value-type="float">
            <text:p>772.6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813" calcext:value-type="float">
            <text:p>772.81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986" calcext:value-type="float">
            <text:p>772.98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16" calcext:value-type="float">
            <text:p>773.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334" calcext:value-type="float">
            <text:p>773.33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507" calcext:value-type="float">
            <text:p>773.5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681" calcext:value-type="float">
            <text:p>773.6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855" calcext:value-type="float">
            <text:p>773.8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028" calcext:value-type="float">
            <text:p>774.0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202" calcext:value-type="float">
            <text:p>774.20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375" calcext:value-type="float">
            <text:p>774.3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549" calcext:value-type="float">
            <text:p>774.54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723" calcext:value-type="float">
            <text:p>774.7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896" calcext:value-type="float">
            <text:p>774.8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07" calcext:value-type="float">
            <text:p>775.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243" calcext:value-type="float">
            <text:p>775.2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417" calcext:value-type="float">
            <text:p>775.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591" calcext:value-type="float">
            <text:p>775.59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764" calcext:value-type="float">
            <text:p>775.76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938" calcext:value-type="float">
            <text:p>775.93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112" calcext:value-type="float">
            <text:p>776.11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285" calcext:value-type="float">
            <text:p>776.2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459" calcext:value-type="float">
            <text:p>776.45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632" calcext:value-type="float">
            <text:p>776.6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806" calcext:value-type="float">
            <text:p>776.8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98" calcext:value-type="float">
            <text:p>776.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153" calcext:value-type="float">
            <text:p>777.1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327" calcext:value-type="float">
            <text:p>777.3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501" calcext:value-type="float">
            <text:p>777.5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674" calcext:value-type="float">
            <text:p>777.67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848" calcext:value-type="float">
            <text:p>777.8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021" calcext:value-type="float">
            <text:p>778.02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195" calcext:value-type="float">
            <text:p>778.1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369" calcext:value-type="float">
            <text:p>778.36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542" calcext:value-type="float">
            <text:p>778.54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716" calcext:value-type="float">
            <text:p>778.7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89" calcext:value-type="float">
            <text:p>778.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063" calcext:value-type="float">
            <text:p>779.0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237" calcext:value-type="float">
            <text:p>779.23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41" calcext:value-type="float">
            <text:p>779.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584" calcext:value-type="float">
            <text:p>779.58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758" calcext:value-type="float">
            <text:p>779.75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931" calcext:value-type="float">
            <text:p>779.93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105" calcext:value-type="float">
            <text:p>780.1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279" calcext:value-type="float">
            <text:p>780.27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452" calcext:value-type="float">
            <text:p>780.45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626" calcext:value-type="float">
            <text:p>780.62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8" calcext:value-type="float">
            <text:p>780.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973" calcext:value-type="float">
            <text:p>780.9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147" calcext:value-type="float">
            <text:p>781.1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321" calcext:value-type="float">
            <text:p>781.3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494" calcext:value-type="float">
            <text:p>781.4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668" calcext:value-type="float">
            <text:p>781.6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842" calcext:value-type="float">
            <text:p>781.8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015" calcext:value-type="float">
            <text:p>782.0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189" calcext:value-type="float">
            <text:p>782.1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363" calcext:value-type="float">
            <text:p>782.3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536" calcext:value-type="float">
            <text:p>782.5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71" calcext:value-type="float">
            <text:p>782.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884" calcext:value-type="float">
            <text:p>782.8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057" calcext:value-type="float">
            <text:p>783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231" calcext:value-type="float">
            <text:p>783.2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404" calcext:value-type="float">
            <text:p>783.4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578" calcext:value-type="float">
            <text:p>783.5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752" calcext:value-type="float">
            <text:p>783.7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925" calcext:value-type="float">
            <text:p>783.9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099" calcext:value-type="float">
            <text:p>784.0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273" calcext:value-type="float">
            <text:p>784.2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446" calcext:value-type="float">
            <text:p>784.4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62" calcext:value-type="float">
            <text:p>784.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794" calcext:value-type="float">
            <text:p>784.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968" calcext:value-type="float">
            <text:p>784.9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141" calcext:value-type="float">
            <text:p>785.1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315" calcext:value-type="float">
            <text:p>785.3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489" calcext:value-type="float">
            <text:p>785.4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662" calcext:value-type="float">
            <text:p>785.6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836" calcext:value-type="float">
            <text:p>785.8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01" calcext:value-type="float">
            <text:p>786.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183" calcext:value-type="float">
            <text:p>786.1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357" calcext:value-type="float">
            <text:p>786.3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531" calcext:value-type="float">
            <text:p>786.5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704" calcext:value-type="float">
            <text:p>786.7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878" calcext:value-type="float">
            <text:p>786.8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052" calcext:value-type="float">
            <text:p>787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225" calcext:value-type="float">
            <text:p>787.2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399" calcext:value-type="float">
            <text:p>787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573" calcext:value-type="float">
            <text:p>787.5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746" calcext:value-type="float">
            <text:p>787.7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92" calcext:value-type="float">
            <text:p>787.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094" calcext:value-type="float">
            <text:p>788.0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267" calcext:value-type="float">
            <text:p>788.2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441" calcext:value-type="float">
            <text:p>788.4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615" calcext:value-type="float">
            <text:p>788.6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789" calcext:value-type="float">
            <text:p>788.7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962" calcext:value-type="float">
            <text:p>788.9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136" calcext:value-type="float">
            <text:p>789.1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31" calcext:value-type="float">
            <text:p>789.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483" calcext:value-type="float">
            <text:p>789.4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657" calcext:value-type="float">
            <text:p>789.6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831" calcext:value-type="float">
            <text:p>789.8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004" calcext:value-type="float">
            <text:p>790.0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178" calcext:value-type="float">
            <text:p>790.1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352" calcext:value-type="float">
            <text:p>790.3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526" calcext:value-type="float">
            <text:p>790.5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699" calcext:value-type="float">
            <text:p>790.6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873" calcext:value-type="float">
            <text:p>790.8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047" calcext:value-type="float">
            <text:p>791.0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22" calcext:value-type="float">
            <text:p>791.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394" calcext:value-type="float">
            <text:p>791.3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568" calcext:value-type="float">
            <text:p>791.5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741" calcext:value-type="float">
            <text:p>791.7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915" calcext:value-type="float">
            <text:p>791.9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089" calcext:value-type="float">
            <text:p>792.0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263" calcext:value-type="float">
            <text:p>792.2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436" calcext:value-type="float">
            <text:p>792.4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61" calcext:value-type="float">
            <text:p>792.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784" calcext:value-type="float">
            <text:p>792.78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958" calcext:value-type="float">
            <text:p>792.95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131" calcext:value-type="float">
            <text:p>793.1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305" calcext:value-type="float">
            <text:p>793.3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479" calcext:value-type="float">
            <text:p>793.4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652" calcext:value-type="float">
            <text:p>793.6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826" calcext:value-type="float">
            <text:p>793.8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" calcext:value-type="float">
            <text:p>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174" calcext:value-type="float">
            <text:p>794.1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347" calcext:value-type="float">
            <text:p>794.3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521" calcext:value-type="float">
            <text:p>794.5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695" calcext:value-type="float">
            <text:p>794.6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868" calcext:value-type="float">
            <text:p>794.8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042" calcext:value-type="float">
            <text:p>795.0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216" calcext:value-type="float">
            <text:p>795.2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39" calcext:value-type="float">
            <text:p>795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563" calcext:value-type="float">
            <text:p>795.5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737" calcext:value-type="float">
            <text:p>795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911" calcext:value-type="float">
            <text:p>795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085" calcext:value-type="float">
            <text:p>796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258" calcext:value-type="float">
            <text:p>796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432" calcext:value-type="float">
            <text:p>796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606" calcext:value-type="float">
            <text:p>796.6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78" calcext:value-type="float">
            <text:p>796.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953" calcext:value-type="float">
            <text:p>796.9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127" calcext:value-type="float">
            <text:p>797.1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301" calcext:value-type="float">
            <text:p>797.3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475" calcext:value-type="float">
            <text:p>797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648" calcext:value-type="float">
            <text:p>797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822" calcext:value-type="float">
            <text:p>797.8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996" calcext:value-type="float">
            <text:p>797.9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17" calcext:value-type="float">
            <text:p>798.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343" calcext:value-type="float">
            <text:p>798.3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517" calcext:value-type="float">
            <text:p>798.5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691" calcext:value-type="float">
            <text:p>798.6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865" calcext:value-type="float">
            <text:p>798.86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038" calcext:value-type="float">
            <text:p>799.0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212" calcext:value-type="float">
            <text:p>799.2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386" calcext:value-type="float">
            <text:p>799.38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56" calcext:value-type="float">
            <text:p>799.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733" calcext:value-type="float">
            <text:p>799.73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907" calcext:value-type="float">
            <text:p>799.9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081" calcext:value-type="float">
            <text:p>800.0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255" calcext:value-type="float">
            <text:p>800.2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428" calcext:value-type="float">
            <text:p>800.4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602" calcext:value-type="float">
            <text:p>800.6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776" calcext:value-type="float">
            <text:p>800.77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95" calcext:value-type="float">
            <text:p>800.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123" calcext:value-type="float">
            <text:p>801.12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297" calcext:value-type="float">
            <text:p>801.29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471" calcext:value-type="float">
            <text:p>801.4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645" calcext:value-type="float">
            <text:p>801.64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818" calcext:value-type="float">
            <text:p>801.81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992" calcext:value-type="float">
            <text:p>801.9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166" calcext:value-type="float">
            <text:p>802.16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34" calcext:value-type="float">
            <text:p>802.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514" calcext:value-type="float">
            <text:p>802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687" calcext:value-type="float">
            <text:p>802.6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861" calcext:value-type="float">
            <text:p>802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035" calcext:value-type="float">
            <text:p>803.0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209" calcext:value-type="float">
            <text:p>803.20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382" calcext:value-type="float">
            <text:p>803.3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556" calcext:value-type="float">
            <text:p>803.5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73" calcext:value-type="float">
            <text:p>803.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904" calcext:value-type="float">
            <text:p>803.9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078" calcext:value-type="float">
            <text:p>804.0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251" calcext:value-type="float">
            <text:p>804.2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425" calcext:value-type="float">
            <text:p>804.4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599" calcext:value-type="float">
            <text:p>804.5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773" calcext:value-type="float">
            <text:p>804.7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946" calcext:value-type="float">
            <text:p>804.9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12" calcext:value-type="float">
            <text:p>805.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294" calcext:value-type="float">
            <text:p>805.2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468" calcext:value-type="float">
            <text:p>805.4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642" calcext:value-type="float">
            <text:p>805.6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815" calcext:value-type="float">
            <text:p>805.8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989" calcext:value-type="float">
            <text:p>805.9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163" calcext:value-type="float">
            <text:p>806.1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337" calcext:value-type="float">
            <text:p>806.3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511" calcext:value-type="float">
            <text:p>806.5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684" calcext:value-type="float">
            <text:p>806.6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858" calcext:value-type="float">
            <text:p>806.8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032" calcext:value-type="float">
            <text:p>807.0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206" calcext:value-type="float">
            <text:p>807.2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38" calcext:value-type="float">
            <text:p>807.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553" calcext:value-type="float">
            <text:p>807.5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727" calcext:value-type="float">
            <text:p>807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901" calcext:value-type="float">
            <text:p>807.9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075" calcext:value-type="float">
            <text:p>808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249" calcext:value-type="float">
            <text:p>808.2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422" calcext:value-type="float">
            <text:p>808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596" calcext:value-type="float">
            <text:p>808.5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77" calcext:value-type="float">
            <text:p>808.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944" calcext:value-type="float">
            <text:p>808.9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118" calcext:value-type="float">
            <text:p>809.1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291" calcext:value-type="float">
            <text:p>809.2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465" calcext:value-type="float">
            <text:p>809.4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639" calcext:value-type="float">
            <text:p>809.6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813" calcext:value-type="float">
            <text:p>809.8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987" calcext:value-type="float">
            <text:p>809.9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161" calcext:value-type="float">
            <text:p>810.1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334" calcext:value-type="float">
            <text:p>810.3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508" calcext:value-type="float">
            <text:p>810.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682" calcext:value-type="float">
            <text:p>810.6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856" calcext:value-type="float">
            <text:p>810.8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03" calcext:value-type="float">
            <text:p>811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203" calcext:value-type="float">
            <text:p>811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377" calcext:value-type="float">
            <text:p>811.3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551" calcext:value-type="float">
            <text:p>811.5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725" calcext:value-type="float">
            <text:p>811.7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899" calcext:value-type="float">
            <text:p>811.8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073" calcext:value-type="float">
            <text:p>812.0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246" calcext:value-type="float">
            <text:p>812.2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42" calcext:value-type="float">
            <text:p>812.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594" calcext:value-type="float">
            <text:p>812.5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768" calcext:value-type="float">
            <text:p>812.7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942" calcext:value-type="float">
            <text:p>812.9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116" calcext:value-type="float">
            <text:p>813.1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289" calcext:value-type="float">
            <text:p>813.2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463" calcext:value-type="float">
            <text:p>813.46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637" calcext:value-type="float">
            <text:p>813.6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811" calcext:value-type="float">
            <text:p>813.8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985" calcext:value-type="float">
            <text:p>813.98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159" calcext:value-type="float">
            <text:p>814.1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332" calcext:value-type="float">
            <text:p>814.3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506" calcext:value-type="float">
            <text:p>814.5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68" calcext:value-type="float">
            <text:p>814.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854" calcext:value-type="float">
            <text:p>814.85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028" calcext:value-type="float">
            <text:p>815.0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202" calcext:value-type="float">
            <text:p>815.2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375" calcext:value-type="float">
            <text:p>815.3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549" calcext:value-type="float">
            <text:p>815.5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723" calcext:value-type="float">
            <text:p>815.72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897" calcext:value-type="float">
            <text:p>815.89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071" calcext:value-type="float">
            <text:p>816.07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245" calcext:value-type="float">
            <text:p>816.24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419" calcext:value-type="float">
            <text:p>816.4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592" calcext:value-type="float">
            <text:p>816.5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766" calcext:value-type="float">
            <text:p>816.7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94" calcext:value-type="float">
            <text:p>816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114" calcext:value-type="float">
            <text:p>817.1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288" calcext:value-type="float">
            <text:p>817.28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462" calcext:value-type="float">
            <text:p>817.4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636" calcext:value-type="float">
            <text:p>817.63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809" calcext:value-type="float">
            <text:p>817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983" calcext:value-type="float">
            <text:p>817.98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157" calcext:value-type="float">
            <text:p>818.15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331" calcext:value-type="float">
            <text:p>818.3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505" calcext:value-type="float">
            <text:p>818.50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679" calcext:value-type="float">
            <text:p>818.6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853" calcext:value-type="float">
            <text:p>818.8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027" calcext:value-type="float">
            <text:p>819.02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2" calcext:value-type="float">
            <text:p>819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374" calcext:value-type="float">
            <text:p>819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548" calcext:value-type="float">
            <text:p>819.5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722" calcext:value-type="float">
            <text:p>819.7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896" calcext:value-type="float">
            <text:p>819.8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07" calcext:value-type="float">
            <text:p>820.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244" calcext:value-type="float">
            <text:p>820.2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417" calcext:value-type="float">
            <text:p>820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591" calcext:value-type="float">
            <text:p>820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765" calcext:value-type="float">
            <text:p>820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939" calcext:value-type="float">
            <text:p>820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113" calcext:value-type="float">
            <text:p>821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287" calcext:value-type="float">
            <text:p>821.2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461" calcext:value-type="float">
            <text:p>821.4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635" calcext:value-type="float">
            <text:p>821.6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809" calcext:value-type="float">
            <text:p>821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982" calcext:value-type="float">
            <text:p>821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156" calcext:value-type="float">
            <text:p>822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33" calcext:value-type="float">
            <text:p>822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504" calcext:value-type="float">
            <text:p>822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678" calcext:value-type="float">
            <text:p>822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852" calcext:value-type="float">
            <text:p>822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026" calcext:value-type="float">
            <text:p>823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2" calcext:value-type="float">
            <text:p>823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374" calcext:value-type="float">
            <text:p>823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547" calcext:value-type="float">
            <text:p>823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721" calcext:value-type="float">
            <text:p>823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895" calcext:value-type="float">
            <text:p>823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069" calcext:value-type="float">
            <text:p>824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243" calcext:value-type="float">
            <text:p>824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417" calcext:value-type="float">
            <text:p>824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591" calcext:value-type="float">
            <text:p>824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765" calcext:value-type="float">
            <text:p>824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939" calcext:value-type="float">
            <text:p>824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113" calcext:value-type="float">
            <text:p>825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286" calcext:value-type="float">
            <text:p>825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46" calcext:value-type="float">
            <text:p>825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634" calcext:value-type="float">
            <text:p>825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808" calcext:value-type="float">
            <text:p>825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982" calcext:value-type="float">
            <text:p>825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156" calcext:value-type="float">
            <text:p>826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33" calcext:value-type="float">
            <text:p>826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504" calcext:value-type="float">
            <text:p>826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678" calcext:value-type="float">
            <text:p>826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852" calcext:value-type="float">
            <text:p>826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026" calcext:value-type="float">
            <text:p>827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199" calcext:value-type="float">
            <text:p>827.1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373" calcext:value-type="float">
            <text:p>827.3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547" calcext:value-type="float">
            <text:p>827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721" calcext:value-type="float">
            <text:p>827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895" calcext:value-type="float">
            <text:p>827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069" calcext:value-type="float">
            <text:p>828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243" calcext:value-type="float">
            <text:p>828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417" calcext:value-type="float">
            <text:p>828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591" calcext:value-type="float">
            <text:p>828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765" calcext:value-type="float">
            <text:p>828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939" calcext:value-type="float">
            <text:p>828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113" calcext:value-type="float">
            <text:p>829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286" calcext:value-type="float">
            <text:p>829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46" calcext:value-type="float">
            <text:p>829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634" calcext:value-type="float">
            <text:p>829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808" calcext:value-type="float">
            <text:p>829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982" calcext:value-type="float">
            <text:p>829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156" calcext:value-type="float">
            <text:p>830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33" calcext:value-type="float">
            <text:p>830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504" calcext:value-type="float">
            <text:p>830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678" calcext:value-type="float">
            <text:p>830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852" calcext:value-type="float">
            <text:p>830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026" calcext:value-type="float">
            <text:p>831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2" calcext:value-type="float">
            <text:p>831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374" calcext:value-type="float">
            <text:p>831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548" calcext:value-type="float">
            <text:p>831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722" calcext:value-type="float">
            <text:p>831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895" calcext:value-type="float">
            <text:p>831.8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069" calcext:value-type="float">
            <text:p>832.0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243" calcext:value-type="float">
            <text:p>832.2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417" calcext:value-type="float">
            <text:p>832.4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591" calcext:value-type="float">
            <text:p>832.5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765" calcext:value-type="float">
            <text:p>832.7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939" calcext:value-type="float">
            <text:p>832.9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113" calcext:value-type="float">
            <text:p>833.1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287" calcext:value-type="float">
            <text:p>833.2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461" calcext:value-type="float">
            <text:p>833.4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635" calcext:value-type="float">
            <text:p>833.6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809" calcext:value-type="float">
            <text:p>833.8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983" calcext:value-type="float">
            <text:p>833.9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157" calcext:value-type="float">
            <text:p>834.1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331" calcext:value-type="float">
            <text:p>834.3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505" calcext:value-type="float">
            <text:p>834.5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679" calcext:value-type="float">
            <text:p>834.6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853" calcext:value-type="float">
            <text:p>834.8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027" calcext:value-type="float">
            <text:p>835.02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201" calcext:value-type="float">
            <text:p>835.2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375" calcext:value-type="float">
            <text:p>835.3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548" calcext:value-type="float">
            <text:p>835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722" calcext:value-type="float">
            <text:p>835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896" calcext:value-type="float">
            <text:p>835.8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07" calcext:value-type="float">
            <text:p>836.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244" calcext:value-type="float">
            <text:p>836.2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418" calcext:value-type="float">
            <text:p>836.4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592" calcext:value-type="float">
            <text:p>836.5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766" calcext:value-type="float">
            <text:p>836.7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94" calcext:value-type="float">
            <text:p>836.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114" calcext:value-type="float">
            <text:p>837.1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288" calcext:value-type="float">
            <text:p>837.2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462" calcext:value-type="float">
            <text:p>837.4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636" calcext:value-type="float">
            <text:p>837.6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81" calcext:value-type="float">
            <text:p>837.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984" calcext:value-type="float">
            <text:p>837.9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158" calcext:value-type="float">
            <text:p>838.1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332" calcext:value-type="float">
            <text:p>838.3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506" calcext:value-type="float">
            <text:p>838.5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68" calcext:value-type="float">
            <text:p>838.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854" calcext:value-type="float">
            <text:p>838.8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028" calcext:value-type="float">
            <text:p>839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202" calcext:value-type="float">
            <text:p>839.2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376" calcext:value-type="float">
            <text:p>839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55" calcext:value-type="float">
            <text:p>839.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724" calcext:value-type="float">
            <text:p>839.7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898" calcext:value-type="float">
            <text:p>839.8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072" calcext:value-type="float">
            <text:p>840.07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246" calcext:value-type="float">
            <text:p>840.2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42" calcext:value-type="float">
            <text:p>84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594" calcext:value-type="float">
            <text:p>840.5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768" calcext:value-type="float">
            <text:p>840.7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942" calcext:value-type="float">
            <text:p>840.9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116" calcext:value-type="float">
            <text:p>841.1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29" calcext:value-type="float">
            <text:p>841.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464" calcext:value-type="float">
            <text:p>841.4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638" calcext:value-type="float">
            <text:p>841.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812" calcext:value-type="float">
            <text:p>841.8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986" calcext:value-type="float">
            <text:p>841.9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16" calcext:value-type="float">
            <text:p>842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334" calcext:value-type="float">
            <text:p>842.3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508" calcext:value-type="float">
            <text:p>842.50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682" calcext:value-type="float">
            <text:p>84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856" calcext:value-type="float">
            <text:p>842.8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03" calcext:value-type="float">
            <text:p>843.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204" calcext:value-type="float">
            <text:p>843.2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378" calcext:value-type="float">
            <text:p>843.3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552" calcext:value-type="float">
            <text:p>843.5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726" calcext:value-type="float">
            <text:p>843.7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9" calcext:value-type="float">
            <text:p>843.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074" calcext:value-type="float">
            <text:p>844.0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248" calcext:value-type="float">
            <text:p>844.2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422" calcext:value-type="float">
            <text:p>844.4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596" calcext:value-type="float">
            <text:p>844.5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77" calcext:value-type="float">
            <text:p>844.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944" calcext:value-type="float">
            <text:p>844.9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118" calcext:value-type="float">
            <text:p>845.1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292" calcext:value-type="float">
            <text:p>845.2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466" calcext:value-type="float">
            <text:p>845.4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64" calcext:value-type="float">
            <text:p>845.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814" calcext:value-type="float">
            <text:p>845.8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988" calcext:value-type="float">
            <text:p>845.9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162" calcext:value-type="float">
            <text:p>846.1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336" calcext:value-type="float">
            <text:p>846.3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51" calcext:value-type="float">
            <text:p>846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684" calcext:value-type="float">
            <text:p>846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858" calcext:value-type="float">
            <text:p>846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032" calcext:value-type="float">
            <text:p>847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206" calcext:value-type="float">
            <text:p>847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38" calcext:value-type="float">
            <text:p>847.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554" calcext:value-type="float">
            <text:p>847.5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728" calcext:value-type="float">
            <text:p>847.7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902" calcext:value-type="float">
            <text:p>847.9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076" calcext:value-type="float">
            <text:p>848.0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25" calcext:value-type="float">
            <text:p>848.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425" calcext:value-type="float">
            <text:p>848.4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599" calcext:value-type="float">
            <text:p>848.5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773" calcext:value-type="float">
            <text:p>848.7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947" calcext:value-type="float">
            <text:p>848.9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121" calcext:value-type="float">
            <text:p>849.1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295" calcext:value-type="float">
            <text:p>849.2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469" calcext:value-type="float">
            <text:p>849.4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643" calcext:value-type="float">
            <text:p>849.6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817" calcext:value-type="float">
            <text:p>849.8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991" calcext:value-type="float">
            <text:p>849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165" calcext:value-type="float">
            <text:p>850.1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339" calcext:value-type="float">
            <text:p>850.3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513" calcext:value-type="float">
            <text:p>850.5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687" calcext:value-type="float">
            <text:p>850.6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861" calcext:value-type="float">
            <text:p>850.8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035" calcext:value-type="float">
            <text:p>851.0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209" calcext:value-type="float">
            <text:p>851.2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383" calcext:value-type="float">
            <text:p>851.3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557" calcext:value-type="float">
            <text:p>851.5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731" calcext:value-type="float">
            <text:p>851.7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905" calcext:value-type="float">
            <text:p>851.9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08" calcext:value-type="float">
            <text:p>852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254" calcext:value-type="float">
            <text:p>852.2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428" calcext:value-type="float">
            <text:p>852.4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602" calcext:value-type="float">
            <text:p>852.6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776" calcext:value-type="float">
            <text:p>852.7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95" calcext:value-type="float">
            <text:p>852.9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124" calcext:value-type="float">
            <text:p>853.1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298" calcext:value-type="float">
            <text:p>853.2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472" calcext:value-type="float">
            <text:p>853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646" calcext:value-type="float">
            <text:p>853.6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82" calcext:value-type="float">
            <text:p>853.8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994" calcext:value-type="float">
            <text:p>853.9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168" calcext:value-type="float">
            <text:p>854.1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342" calcext:value-type="float">
            <text:p>854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516" calcext:value-type="float">
            <text:p>854.5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69" calcext:value-type="float">
            <text:p>854.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865" calcext:value-type="float">
            <text:p>854.8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039" calcext:value-type="float">
            <text:p>855.0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213" calcext:value-type="float">
            <text:p>855.2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387" calcext:value-type="float">
            <text:p>855.3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561" calcext:value-type="float">
            <text:p>855.5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735" calcext:value-type="float">
            <text:p>855.7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909" calcext:value-type="float">
            <text:p>855.9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083" calcext:value-type="float">
            <text:p>856.0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257" calcext:value-type="float">
            <text:p>856.2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431" calcext:value-type="float">
            <text:p>856.4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605" calcext:value-type="float">
            <text:p>856.6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779" calcext:value-type="float">
            <text:p>856.7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954" calcext:value-type="float">
            <text:p>856.9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128" calcext:value-type="float">
            <text:p>857.1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302" calcext:value-type="float">
            <text:p>857.3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476" calcext:value-type="float">
            <text:p>857.4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65" calcext:value-type="float">
            <text:p>857.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824" calcext:value-type="float">
            <text:p>857.8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998" calcext:value-type="float">
            <text:p>857.9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172" calcext:value-type="float">
            <text:p>858.1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346" calcext:value-type="float">
            <text:p>858.3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52" calcext:value-type="float">
            <text:p>858.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694" calcext:value-type="float">
            <text:p>858.6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869" calcext:value-type="float">
            <text:p>858.8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043" calcext:value-type="float">
            <text:p>859.0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217" calcext:value-type="float">
            <text:p>85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391" calcext:value-type="float">
            <text:p>85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565" calcext:value-type="float">
            <text:p>859.5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739" calcext:value-type="float">
            <text:p>859.7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913" calcext:value-type="float">
            <text:p>859.9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087" calcext:value-type="float">
            <text:p>860.0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261" calcext:value-type="float">
            <text:p>860.2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435" calcext:value-type="float">
            <text:p>860.4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61" calcext:value-type="float">
            <text:p>860.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784" calcext:value-type="float">
            <text:p>860.7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958" calcext:value-type="float">
            <text:p>860.9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132" calcext:value-type="float">
            <text:p>861.1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306" calcext:value-type="float">
            <text:p>861.3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48" calcext:value-type="float">
            <text:p>861.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654" calcext:value-type="float">
            <text:p>861.6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828" calcext:value-type="float">
            <text:p>861.8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002" calcext:value-type="float">
            <text:p>862.0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177" calcext:value-type="float">
            <text:p>862.1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351" calcext:value-type="float">
            <text:p>862.3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525" calcext:value-type="float">
            <text:p>862.5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699" calcext:value-type="float">
            <text:p>862.6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873" calcext:value-type="float">
            <text:p>862.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047" calcext:value-type="float">
            <text:p>863.0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221" calcext:value-type="float">
            <text:p>863.2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395" calcext:value-type="float">
            <text:p>863.3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57" calcext:value-type="float">
            <text:p>863.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744" calcext:value-type="float">
            <text:p>863.7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918" calcext:value-type="float">
            <text:p>863.9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092" calcext:value-type="float">
            <text:p>864.0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266" calcext:value-type="float">
            <text:p>864.2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44" calcext:value-type="float">
            <text:p>864.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614" calcext:value-type="float">
            <text:p>864.6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788" calcext:value-type="float">
            <text:p>864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963" calcext:value-type="float">
            <text:p>864.9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137" calcext:value-type="float">
            <text:p>865.1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311" calcext:value-type="float">
            <text:p>865.3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485" calcext:value-type="float">
            <text:p>865.4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659" calcext:value-type="float">
            <text:p>865.6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833" calcext:value-type="float">
            <text:p>865.8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007" calcext:value-type="float">
            <text:p>866.0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181" calcext:value-type="float">
            <text:p>866.1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356" calcext:value-type="float">
            <text:p>866.3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53" calcext:value-type="float">
            <text:p>866.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704" calcext:value-type="float">
            <text:p>866.7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878" calcext:value-type="float">
            <text:p>866.8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052" calcext:value-type="float">
            <text:p>867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226" calcext:value-type="float">
            <text:p>867.2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4" calcext:value-type="float">
            <text:p>867.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575" calcext:value-type="float">
            <text:p>867.5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749" calcext:value-type="float">
            <text:p>867.7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923" calcext:value-type="float">
            <text:p>867.9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097" calcext:value-type="float">
            <text:p>868.0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271" calcext:value-type="float">
            <text:p>868.2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445" calcext:value-type="float">
            <text:p>868.4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62" calcext:value-type="float">
            <text:p>868.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794" calcext:value-type="float">
            <text:p>868.7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968" calcext:value-type="float">
            <text:p>868.96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142" calcext:value-type="float">
            <text:p>869.14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316" calcext:value-type="float">
            <text:p>869.3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49" calcext:value-type="float">
            <text:p>869.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664" calcext:value-type="float">
            <text:p>869.6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839" calcext:value-type="float">
            <text:p>869.8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013" calcext:value-type="float">
            <text:p>87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187" calcext:value-type="float">
            <text:p>870.1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361" calcext:value-type="float">
            <text:p>870.3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535" calcext:value-type="float">
            <text:p>870.5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709" calcext:value-type="float">
            <text:p>870.7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884" calcext:value-type="float">
            <text:p>870.8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058" calcext:value-type="float">
            <text:p>871.0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232" calcext:value-type="float">
            <text:p>871.2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406" calcext:value-type="float">
            <text:p>871.4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58" calcext:value-type="float">
            <text:p>871.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754" calcext:value-type="float">
            <text:p>871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929" calcext:value-type="float">
            <text:p>871.9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103" calcext:value-type="float">
            <text:p>872.1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277" calcext:value-type="float">
            <text:p>872.2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451" calcext:value-type="float">
            <text:p>872.4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625" calcext:value-type="float">
            <text:p>872.6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799" calcext:value-type="float">
            <text:p>872.7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974" calcext:value-type="float">
            <text:p>872.9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148" calcext:value-type="float">
            <text:p>873.1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322" calcext:value-type="float">
            <text:p>873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496" calcext:value-type="float">
            <text:p>873.4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67" calcext:value-type="float">
            <text:p>873.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845" calcext:value-type="float">
            <text:p>873.8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019" calcext:value-type="float">
            <text:p>874.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193" calcext:value-type="float">
            <text:p>874.1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367" calcext:value-type="float">
            <text:p>874.3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541" calcext:value-type="float">
            <text:p>874.5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715" calcext:value-type="float">
            <text:p>874.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89" calcext:value-type="float">
            <text:p>874.8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064" calcext:value-type="float">
            <text:p>875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238" calcext:value-type="float">
            <text:p>875.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412" calcext:value-type="float">
            <text:p>875.4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586" calcext:value-type="float">
            <text:p>875.5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761" calcext:value-type="float">
            <text:p>875.7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935" calcext:value-type="float">
            <text:p>875.9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109" calcext:value-type="float">
            <text:p>876.1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283" calcext:value-type="float">
            <text:p>876.2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457" calcext:value-type="float">
            <text:p>876.4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632" calcext:value-type="float">
            <text:p>876.6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806" calcext:value-type="float">
            <text:p>876.8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98" calcext:value-type="float">
            <text:p>876.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154" calcext:value-type="float">
            <text:p>877.1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328" calcext:value-type="float">
            <text:p>877.3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503" calcext:value-type="float">
            <text:p>877.5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677" calcext:value-type="float">
            <text:p>877.6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851" calcext:value-type="float">
            <text:p>877.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025" calcext:value-type="float">
            <text:p>878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199" calcext:value-type="float">
            <text:p>878.1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374" calcext:value-type="float">
            <text:p>878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548" calcext:value-type="float">
            <text:p>878.5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722" calcext:value-type="float">
            <text:p>878.7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896" calcext:value-type="float">
            <text:p>878.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07" calcext:value-type="float">
            <text:p>879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245" calcext:value-type="float">
            <text:p>879.2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419" calcext:value-type="float">
            <text:p>879.4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593" calcext:value-type="float">
            <text:p>879.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767" calcext:value-type="float">
            <text:p>879.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942" calcext:value-type="float">
            <text:p>879.9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116" calcext:value-type="float">
            <text:p>880.1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29" calcext:value-type="float">
            <text:p>880.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464" calcext:value-type="float">
            <text:p>880.4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638" calcext:value-type="float">
            <text:p>880.6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813" calcext:value-type="float">
            <text:p>880.8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987" calcext:value-type="float">
            <text:p>880.9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161" calcext:value-type="float">
            <text:p>881.1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335" calcext:value-type="float">
            <text:p>881.3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51" calcext:value-type="float">
            <text:p>881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684" calcext:value-type="float">
            <text:p>881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858" calcext:value-type="float">
            <text:p>881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032" calcext:value-type="float">
            <text:p>882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206" calcext:value-type="float">
            <text:p>882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381" calcext:value-type="float">
            <text:p>882.3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555" calcext:value-type="float">
            <text:p>882.5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729" calcext:value-type="float">
            <text:p>882.7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903" calcext:value-type="float">
            <text:p>882.9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078" calcext:value-type="float">
            <text:p>883.0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252" calcext:value-type="float">
            <text:p>883.2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426" calcext:value-type="float">
            <text:p>883.4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6" calcext:value-type="float">
            <text:p>883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775" calcext:value-type="float">
            <text:p>883.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949" calcext:value-type="float">
            <text:p>883.9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123" calcext:value-type="float">
            <text:p>884.12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297" calcext:value-type="float">
            <text:p>884.2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472" calcext:value-type="float">
            <text:p>884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646" calcext:value-type="float">
            <text:p>884.6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82" calcext:value-type="float">
            <text:p>884.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994" calcext:value-type="float">
            <text:p>884.9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169" calcext:value-type="float">
            <text:p>885.1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343" calcext:value-type="float">
            <text:p>885.3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517" calcext:value-type="float">
            <text:p>885.5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691" calcext:value-type="float">
            <text:p>885.6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866" calcext:value-type="float">
            <text:p>885.8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04" calcext:value-type="float">
            <text:p>886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214" calcext:value-type="float">
            <text:p>886.2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388" calcext:value-type="float">
            <text:p>886.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563" calcext:value-type="float">
            <text:p>886.5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737" calcext:value-type="float">
            <text:p>886.7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911" calcext:value-type="float">
            <text:p>886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085" calcext:value-type="float">
            <text:p>887.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26" calcext:value-type="float">
            <text:p>887.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434" calcext:value-type="float">
            <text:p>887.43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608" calcext:value-type="float">
            <text:p>887.6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782" calcext:value-type="float">
            <text:p>887.7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957" calcext:value-type="float">
            <text:p>887.9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131" calcext:value-type="float">
            <text:p>888.1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305" calcext:value-type="float">
            <text:p>888.3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479" calcext:value-type="float">
            <text:p>888.4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654" calcext:value-type="float">
            <text:p>888.6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828" calcext:value-type="float">
            <text:p>888.8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002" calcext:value-type="float">
            <text:p>889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177" calcext:value-type="float">
            <text:p>889.1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351" calcext:value-type="float">
            <text:p>889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525" calcext:value-type="float">
            <text:p>889.5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699" calcext:value-type="float">
            <text:p>889.6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874" calcext:value-type="float">
            <text:p>889.8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048" calcext:value-type="float">
            <text:p>89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222" calcext:value-type="float">
            <text:p>890.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396" calcext:value-type="float">
            <text:p>890.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571" calcext:value-type="float">
            <text:p>890.5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745" calcext:value-type="float">
            <text:p>890.7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919" calcext:value-type="float">
            <text:p>890.9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094" calcext:value-type="float">
            <text:p>891.0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268" calcext:value-type="float">
            <text:p>891.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442" calcext:value-type="float">
            <text:p>891.4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616" calcext:value-type="float">
            <text:p>891.6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791" calcext:value-type="float">
            <text:p>891.7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965" calcext:value-type="float">
            <text:p>891.9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139" calcext:value-type="float">
            <text:p>892.1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314" calcext:value-type="float">
            <text:p>892.3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488" calcext:value-type="float">
            <text:p>892.4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662" calcext:value-type="float">
            <text:p>892.6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836" calcext:value-type="float">
            <text:p>892.83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011" calcext:value-type="float">
            <text:p>893.0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185" calcext:value-type="float">
            <text:p>893.1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359" calcext:value-type="float">
            <text:p>893.3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534" calcext:value-type="float">
            <text:p>893.53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708" calcext:value-type="float">
            <text:p>893.7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882" calcext:value-type="float">
            <text:p>893.8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056" calcext:value-type="float">
            <text:p>894.0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231" calcext:value-type="float">
            <text:p>894.2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405" calcext:value-type="float">
            <text:p>894.4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579" calcext:value-type="float">
            <text:p>894.57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754" calcext:value-type="float">
            <text:p>894.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928" calcext:value-type="float">
            <text:p>894.9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 table:number-rows-repeated="1044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1">
      <number:number number:decimal-places="14" number:min-decimal-places="14" number:min-integer-digits="1"/>
    </number:number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">
      <number:number number:decimal-places="6" number:min-decimal-places="6" number:min-integer-digits="1"/>
    </number:number-style>
    <number:time-style style:name="N158">
      <number:hours/>
      <number:text>:</number:text>
      <number:minute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6">
      <number:month number:textual="true"/>
      <number:text>-</number:text>
      <number:year/>
    </number:date-style>
    <number:time-style style:name="N155">
      <number:minutes number:style="long"/>
      <number:text>:</number:text>
      <number:seconds number:style="long" number:decimal-places="1"/>
    </number:time-style>
    <number:date-style style:name="N154">
      <number:day/>
      <number:text>-</number:text>
      <number:month number:textual="true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51"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creation-date>2024-01-12T12:04:54</meta:creation-date>
    <dc:date>2024-01-17T20:08:58.521468922</dc:date>
    <meta:generator>LibreOffice/7.3.7.2$Linux_X86_64 LibreOffice_project/30$Build-2</meta:generator>
    <meta:editing-duration>PT1H54M44S</meta:editing-duration>
    <meta:editing-cycles>4</meta:editing-cycles>
    <meta:document-statistic meta:table-count="1" meta:cell-count="16530" meta:object-count="0"/>
    <meta:user-defined meta:name="AppVersion">16.0300</meta:user-defined>
    <meta:user-defined meta:name="Company">University of Groningen</meta:user-defined>
  </office:meta>
</office:document-meta>
</file>